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51722" calcext:value-type="float">
            <text:p>7,651,722</text:p>
          </table:table-cell>
          <table:table-cell table:style-name="ce17" table:formula="of:=[.C5]+[.C30]" office:value-type="float" office:value="23027672" calcext:value-type="float">
            <text:p>23,027,672</text:p>
          </table:table-cell>
          <table:table-cell table:style-name="ce17" table:formula="of:=[.D5]+[.D30]" office:value-type="float" office:value="11624013" calcext:value-type="float">
            <text:p>11,624,013</text:p>
          </table:table-cell>
          <table:table-cell table:style-name="ce17" table:formula="of:=[.E5]+[.E30]" office:value-type="float" office:value="11403659" calcext:value-type="float">
            <text:p>11,403,6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619863" calcext:value-type="float">
            <text:p>7,619,863</text:p>
          </table:table-cell>
          <table:table-cell table:style-name="ce17" table:formula="of:=[.C6]+[.C28]+[.C29]" office:value-type="float" office:value="22933757" calcext:value-type="float">
            <text:p>22,933,757</text:p>
          </table:table-cell>
          <table:table-cell table:style-name="ce17" table:formula="of:=[.D6]+[.D28]+[.D29]" office:value-type="float" office:value="11573870" calcext:value-type="float">
            <text:p>11,573,870</text:p>
          </table:table-cell>
          <table:table-cell table:style-name="ce17" table:formula="of:=[.E6]+[.E28]+[.E29]" office:value-type="float" office:value="11359887" calcext:value-type="float">
            <text:p>11,359,8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90151" calcext:value-type="float">
            <text:p>6,090,151</text:p>
          </table:table-cell>
          <table:table-cell table:style-name="ce17" table:formula="of:=SUM([.C7:.C27])" office:value-type="float" office:value="18786636" calcext:value-type="float">
            <text:p>18,786,636</text:p>
          </table:table-cell>
          <table:table-cell table:style-name="ce17" table:formula="of:=SUM([.D7:.D27])" office:value-type="float" office:value="9545806" calcext:value-type="float">
            <text:p>9,545,806</text:p>
          </table:table-cell>
          <table:table-cell table:style-name="ce17" table:formula="of:=SUM([.E7:.E27])" office:value-type="float" office:value="9240830" calcext:value-type="float">
            <text:p>9,240,8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39281" calcext:value-type="float">
            <text:p>1,339,281</text:p>
          </table:table-cell>
          <table:table-cell table:style-name="ce17" table:formula="of:=[$臺北縣.C4]" office:value-type="float" office:value="3829368" calcext:value-type="float">
            <text:p>3,829,368</text:p>
          </table:table-cell>
          <table:table-cell table:style-name="ce17" table:formula="of:=[$臺北縣.D4]" office:value-type="float" office:value="1911499" calcext:value-type="float">
            <text:p>1,911,499</text:p>
          </table:table-cell>
          <table:table-cell table:style-name="ce17" table:formula="of:=[$臺北縣.E4]" office:value-type="float" office:value="1917869" calcext:value-type="float">
            <text:p>1,917,8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9652" calcext:value-type="float">
            <text:p>149,652</text:p>
          </table:table-cell>
          <table:table-cell table:style-name="ce17" table:formula="of:=[$宜蘭縣.C4]" office:value-type="float" office:value="461043" calcext:value-type="float">
            <text:p>461,043</text:p>
          </table:table-cell>
          <table:table-cell table:style-name="ce17" table:formula="of:=[$宜蘭縣.D4]" office:value-type="float" office:value="235904" calcext:value-type="float">
            <text:p>235,904</text:p>
          </table:table-cell>
          <table:table-cell table:style-name="ce17" table:formula="of:=[$宜蘭縣.E4]" office:value-type="float" office:value="225139" calcext:value-type="float">
            <text:p>225,13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6380" calcext:value-type="float">
            <text:p>636,380</text:p>
          </table:table-cell>
          <table:table-cell table:style-name="ce17" table:formula="of:=[$桃園縣.C4]" office:value-type="float" office:value="1956516" calcext:value-type="float">
            <text:p>1,956,516</text:p>
          </table:table-cell>
          <table:table-cell table:style-name="ce17" table:formula="of:=[$桃園縣.D4]" office:value-type="float" office:value="990632" calcext:value-type="float">
            <text:p>990,632</text:p>
          </table:table-cell>
          <table:table-cell table:style-name="ce17" table:formula="of:=[$桃園縣.E4]" office:value-type="float" office:value="965884" calcext:value-type="float">
            <text:p>965,8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2595" calcext:value-type="float">
            <text:p>152,595</text:p>
          </table:table-cell>
          <table:table-cell table:style-name="ce17" table:formula="of:=[$新竹縣.C4]" office:value-type="float" office:value="502625" calcext:value-type="float">
            <text:p>502,625</text:p>
          </table:table-cell>
          <table:table-cell table:style-name="ce17" table:formula="of:=[$新竹縣.D4]" office:value-type="float" office:value="259725" calcext:value-type="float">
            <text:p>259,725</text:p>
          </table:table-cell>
          <table:table-cell table:style-name="ce17" table:formula="of:=[$新竹縣.E4]" office:value-type="float" office:value="242900" calcext:value-type="float">
            <text:p>242,90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6565" calcext:value-type="float">
            <text:p>166,565</text:p>
          </table:table-cell>
          <table:table-cell table:style-name="ce17" table:formula="of:=[$苗栗縣.C4]" office:value-type="float" office:value="560397" calcext:value-type="float">
            <text:p>560,397</text:p>
          </table:table-cell>
          <table:table-cell table:style-name="ce17" table:formula="of:=[$苗栗縣.D4]" office:value-type="float" office:value="292378" calcext:value-type="float">
            <text:p>292,378</text:p>
          </table:table-cell>
          <table:table-cell table:style-name="ce17" table:formula="of:=[$苗栗縣.E4]" office:value-type="float" office:value="268019" calcext:value-type="float">
            <text:p>268,01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50917" calcext:value-type="float">
            <text:p>450,917</text:p>
          </table:table-cell>
          <table:table-cell table:style-name="ce17" table:formula="of:=[$臺中縣.C4]" office:value-type="float" office:value="1557301" calcext:value-type="float">
            <text:p>1,557,301</text:p>
          </table:table-cell>
          <table:table-cell table:style-name="ce17" table:formula="of:=[$臺中縣.D4]" office:value-type="float" office:value="791565" calcext:value-type="float">
            <text:p>791,565</text:p>
          </table:table-cell>
          <table:table-cell table:style-name="ce17" table:formula="of:=[$臺中縣.E4]" office:value-type="float" office:value="765736" calcext:value-type="float">
            <text:p>765,7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3461" calcext:value-type="float">
            <text:p>353,461</text:p>
          </table:table-cell>
          <table:table-cell table:style-name="ce17" table:formula="of:=[$彰化縣.C4]" office:value-type="float" office:value="1312948" calcext:value-type="float">
            <text:p>1,312,948</text:p>
          </table:table-cell>
          <table:table-cell table:style-name="ce17" table:formula="of:=[$彰化縣.D4]" office:value-type="float" office:value="676304" calcext:value-type="float">
            <text:p>676,304</text:p>
          </table:table-cell>
          <table:table-cell table:style-name="ce17" table:formula="of:=[$彰化縣.E4]" office:value-type="float" office:value="636644" calcext:value-type="float">
            <text:p>636,64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6712" calcext:value-type="float">
            <text:p>166,712</text:p>
          </table:table-cell>
          <table:table-cell table:style-name="ce17" table:formula="of:=[$南投縣.C4]" office:value-type="float" office:value="532059" calcext:value-type="float">
            <text:p>532,059</text:p>
          </table:table-cell>
          <table:table-cell table:style-name="ce17" table:formula="of:=[$南投縣.D4]" office:value-type="float" office:value="275025" calcext:value-type="float">
            <text:p>275,025</text:p>
          </table:table-cell>
          <table:table-cell table:style-name="ce17" table:formula="of:=[$南投縣.E4]" office:value-type="float" office:value="257034" calcext:value-type="float">
            <text:p>257,03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3376" calcext:value-type="float">
            <text:p>223,376</text:p>
          </table:table-cell>
          <table:table-cell table:style-name="ce17" table:formula="of:=[$雲林縣.C4]" office:value-type="float" office:value="724238" calcext:value-type="float">
            <text:p>724,238</text:p>
          </table:table-cell>
          <table:table-cell table:style-name="ce17" table:formula="of:=[$雲林縣.D4]" office:value-type="float" office:value="379762" calcext:value-type="float">
            <text:p>379,762</text:p>
          </table:table-cell>
          <table:table-cell table:style-name="ce17" table:formula="of:=[$雲林縣.E4]" office:value-type="float" office:value="344476" calcext:value-type="float">
            <text:p>344,4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1529" calcext:value-type="float">
            <text:p>171,529</text:p>
          </table:table-cell>
          <table:table-cell table:style-name="ce17" table:formula="of:=[$嘉義縣.C4]" office:value-type="float" office:value="548612" calcext:value-type="float">
            <text:p>548,612</text:p>
          </table:table-cell>
          <table:table-cell table:style-name="ce17" table:formula="of:=[$嘉義縣.D4]" office:value-type="float" office:value="287344" calcext:value-type="float">
            <text:p>287,344</text:p>
          </table:table-cell>
          <table:table-cell table:style-name="ce17" table:formula="of:=[$嘉義縣.E4]" office:value-type="float" office:value="261268" calcext:value-type="float">
            <text:p>261,268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8723" calcext:value-type="float">
            <text:p>358,723</text:p>
          </table:table-cell>
          <table:table-cell table:style-name="ce17" table:formula="of:=[$臺南縣.C4]" office:value-type="float" office:value="1104654" calcext:value-type="float">
            <text:p>1,104,654</text:p>
          </table:table-cell>
          <table:table-cell table:style-name="ce17" table:formula="of:=[$臺南縣.D4]" office:value-type="float" office:value="565994" calcext:value-type="float">
            <text:p>565,994</text:p>
          </table:table-cell>
          <table:table-cell table:style-name="ce17" table:formula="of:=[$臺南縣.E4]" office:value-type="float" office:value="538660" calcext:value-type="float">
            <text:p>538,66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20449" calcext:value-type="float">
            <text:p>420,449</text:p>
          </table:table-cell>
          <table:table-cell table:style-name="ce17" table:formula="of:=[$高雄縣.C4]" office:value-type="float" office:value="1243347" calcext:value-type="float">
            <text:p>1,243,347</text:p>
          </table:table-cell>
          <table:table-cell table:style-name="ce17" table:formula="of:=[$高雄縣.D4]" office:value-type="float" office:value="639342" calcext:value-type="float">
            <text:p>639,342</text:p>
          </table:table-cell>
          <table:table-cell table:style-name="ce17" table:formula="of:=[$高雄縣.E4]" office:value-type="float" office:value="604005" calcext:value-type="float">
            <text:p>604,00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9721" calcext:value-type="float">
            <text:p>269,721</text:p>
          </table:table-cell>
          <table:table-cell table:style-name="ce17" table:formula="of:=[$屏東縣.C4]" office:value-type="float" office:value="885316" calcext:value-type="float">
            <text:p>885,316</text:p>
          </table:table-cell>
          <table:table-cell table:style-name="ce17" table:formula="of:=[$屏東縣.D4]" office:value-type="float" office:value="457089" calcext:value-type="float">
            <text:p>457,089</text:p>
          </table:table-cell>
          <table:table-cell table:style-name="ce17" table:formula="of:=[$屏東縣.E4]" office:value-type="float" office:value="428227" calcext:value-type="float">
            <text:p>428,2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781" calcext:value-type="float">
            <text:p>78,781</text:p>
          </table:table-cell>
          <table:table-cell table:style-name="ce18" table:formula="of:=[$臺東縣.C4]" office:value-type="float" office:value="232055" calcext:value-type="float">
            <text:p>232,055</text:p>
          </table:table-cell>
          <table:table-cell table:style-name="ce17" table:formula="of:=[$臺東縣.D4]" office:value-type="float" office:value="122156" calcext:value-type="float">
            <text:p>122,156</text:p>
          </table:table-cell>
          <table:table-cell table:style-name="ce17" table:formula="of:=[$臺東縣.E4]" office:value-type="float" office:value="109899" calcext:value-type="float">
            <text:p>109,8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532" calcext:value-type="float">
            <text:p>118,532</text:p>
          </table:table-cell>
          <table:table-cell table:style-name="ce17" table:formula="of:=[$花蓮縣.C4]" office:value-type="float" office:value="341709" calcext:value-type="float">
            <text:p>341,709</text:p>
          </table:table-cell>
          <table:table-cell table:style-name="ce17" table:formula="of:=[$花蓮縣.D4]" office:value-type="float" office:value="177236" calcext:value-type="float">
            <text:p>177,236</text:p>
          </table:table-cell>
          <table:table-cell table:style-name="ce17" table:formula="of:=[$花蓮縣.E4]" office:value-type="float" office:value="164473" calcext:value-type="float">
            <text:p>164,4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291" calcext:value-type="float">
            <text:p>31,291</text:p>
          </table:table-cell>
          <table:table-cell table:style-name="ce17" table:formula="of:=[$澎湖縣.C4]" office:value-type="float" office:value="93181" calcext:value-type="float">
            <text:p>93,181</text:p>
          </table:table-cell>
          <table:table-cell table:style-name="ce17" table:formula="of:=[$澎湖縣.D4]" office:value-type="float" office:value="48063" calcext:value-type="float">
            <text:p>48,063</text:p>
          </table:table-cell>
          <table:table-cell table:style-name="ce17" table:formula="of:=[$澎湖縣.E4]" office:value-type="float" office:value="45118" calcext:value-type="float">
            <text:p>45,118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4285" calcext:value-type="float">
            <text:p>144,285</text:p>
          </table:table-cell>
          <table:table-cell table:style-name="ce17" table:formula="of:=[$基隆市.C4]" office:value-type="float" office:value="389035" calcext:value-type="float">
            <text:p>389,035</text:p>
          </table:table-cell>
          <table:table-cell table:style-name="ce17" table:formula="of:=[$基隆市.D4]" office:value-type="float" office:value="196917" calcext:value-type="float">
            <text:p>196,917</text:p>
          </table:table-cell>
          <table:table-cell table:style-name="ce17" table:formula="of:=[$基隆市.E4]" office:value-type="float" office:value="192118" calcext:value-type="float">
            <text:p>192,1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3752" calcext:value-type="float">
            <text:p>133,752</text:p>
          </table:table-cell>
          <table:table-cell table:style-name="ce17" table:formula="of:=[$新竹市.C4]" office:value-type="float" office:value="404723" calcext:value-type="float">
            <text:p>404,723</text:p>
          </table:table-cell>
          <table:table-cell table:style-name="ce17" table:formula="of:=[$新竹市.D4]" office:value-type="float" office:value="202114" calcext:value-type="float">
            <text:p>202,114</text:p>
          </table:table-cell>
          <table:table-cell table:style-name="ce17" table:formula="of:=[$新竹市.E4]" office:value-type="float" office:value="202609" calcext:value-type="float">
            <text:p>202,60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9236" calcext:value-type="float">
            <text:p>369,236</text:p>
          </table:table-cell>
          <table:table-cell table:style-name="ce17" table:formula="of:=[$臺中市.C4]" office:value-type="float" office:value="1065093" calcext:value-type="float">
            <text:p>1,065,093</text:p>
          </table:table-cell>
          <table:table-cell table:style-name="ce17" table:formula="of:=[$臺中市.D4]" office:value-type="float" office:value="519820" calcext:value-type="float">
            <text:p>519,820</text:p>
          </table:table-cell>
          <table:table-cell table:style-name="ce17" table:formula="of:=[$臺中市.E4]" office:value-type="float" office:value="545273" calcext:value-type="float">
            <text:p>545,2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3178" calcext:value-type="float">
            <text:p>93,178</text:p>
          </table:table-cell>
          <table:table-cell table:style-name="ce17" table:formula="of:=[$嘉義市.C4]" office:value-type="float" office:value="274064" calcext:value-type="float">
            <text:p>274,064</text:p>
          </table:table-cell>
          <table:table-cell table:style-name="ce17" table:formula="of:=[$嘉義市.D4]" office:value-type="float" office:value="135418" calcext:value-type="float">
            <text:p>135,418</text:p>
          </table:table-cell>
          <table:table-cell table:style-name="ce17" table:formula="of:=[$嘉義市.E4]" office:value-type="float" office:value="138646" calcext:value-type="float">
            <text:p>138,6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1735" calcext:value-type="float">
            <text:p>261,735</text:p>
          </table:table-cell>
          <table:table-cell table:style-name="ce17" table:formula="of:=[$臺南市.C4]" office:value-type="float" office:value="768352" calcext:value-type="float">
            <text:p>768,352</text:p>
          </table:table-cell>
          <table:table-cell table:style-name="ce17" table:formula="of:=[$臺南市.D4]" office:value-type="float" office:value="381519" calcext:value-type="float">
            <text:p>381,519</text:p>
          </table:table-cell>
          <table:table-cell table:style-name="ce17" table:formula="of:=[$臺南市.E4]" office:value-type="float" office:value="386833" calcext:value-type="float">
            <text:p>386,83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8604" calcext:value-type="float">
            <text:p>958,604</text:p>
          </table:table-cell>
          <table:table-cell table:style-name="ce17" table:formula="of:=[$臺北市.C4]" office:value-type="float" office:value="2622125" calcext:value-type="float">
            <text:p>2,622,125</text:p>
          </table:table-cell>
          <table:table-cell table:style-name="ce17" table:formula="of:=[$臺北市.D4]" office:value-type="float" office:value="1270978" calcext:value-type="float">
            <text:p>1,270,978</text:p>
          </table:table-cell>
          <table:table-cell table:style-name="ce17" table:formula="of:=[$臺北市.E4]" office:value-type="float" office:value="1351147" calcext:value-type="float">
            <text:p>1,351,14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71108" calcext:value-type="float">
            <text:p>571,108</text:p>
          </table:table-cell>
          <table:table-cell table:style-name="ce17" table:formula="of:=[$高雄市.C4]" office:value-type="float" office:value="1524996" calcext:value-type="float">
            <text:p>1,524,996</text:p>
          </table:table-cell>
          <table:table-cell table:style-name="ce17" table:formula="of:=[$高雄市.D4]" office:value-type="float" office:value="757086" calcext:value-type="float">
            <text:p>757,086</text:p>
          </table:table-cell>
          <table:table-cell table:style-name="ce17" table:formula="of:=[$高雄市.E4]" office:value-type="float" office:value="767910" calcext:value-type="float">
            <text:p>767,91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859" calcext:value-type="float">
            <text:p>31,859</text:p>
          </table:table-cell>
          <table:table-cell table:style-name="ce17" table:formula="of:=[.C31]+[.C32]" office:value-type="float" office:value="93915" calcext:value-type="float">
            <text:p>93,915</text:p>
          </table:table-cell>
          <table:table-cell table:style-name="ce17" table:formula="of:=[.D31]+[.D32]" office:value-type="float" office:value="50143" calcext:value-type="float">
            <text:p>50,143</text:p>
          </table:table-cell>
          <table:table-cell table:style-name="ce17" table:formula="of:=[.E31]+[.E32]" office:value-type="float" office:value="43772" calcext:value-type="float">
            <text:p>43,77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902" calcext:value-type="float">
            <text:p>29,902</text:p>
          </table:table-cell>
          <table:table-cell table:style-name="ce17" table:formula="of:=[$金門縣.C4]" office:value-type="float" office:value="84108" calcext:value-type="float">
            <text:p>84,108</text:p>
          </table:table-cell>
          <table:table-cell table:style-name="ce17" table:formula="of:=[$金門縣.D4]" office:value-type="float" office:value="44456" calcext:value-type="float">
            <text:p>44,456</text:p>
          </table:table-cell>
          <table:table-cell table:style-name="ce17" table:formula="of:=[$金門縣.E4]" office:value-type="float" office:value="39652" calcext:value-type="float">
            <text:p>39,652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57" calcext:value-type="float">
            <text:p>1,957</text:p>
          </table:table-cell>
          <table:table-cell table:style-name="ce19" table:formula="of:=[$連江縣.C4]" office:value-type="float" office:value="9807" calcext:value-type="float">
            <text:p>9,807</text:p>
          </table:table-cell>
          <table:table-cell table:style-name="ce19" table:formula="of:=[$連江縣.D4]" office:value-type="float" office:value="5687" calcext:value-type="float">
            <text:p>5,687</text:p>
          </table:table-cell>
          <table:table-cell table:style-name="ce19" table:formula="of:=[$連江縣.E4]" office:value-type="float" office:value="4120" calcext:value-type="float">
            <text:p>4,120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12月5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39281" calcext:value-type="float">
            <text:p>1,339,281</text:p>
          </table:table-cell>
          <table:table-cell table:style-name="ce37" table:formula="of:=SUM([.C5:.C33])" office:value-type="float" office:value="3829368" calcext:value-type="float">
            <text:p>3,829,368</text:p>
          </table:table-cell>
          <table:table-cell table:style-name="ce38" table:formula="of:=SUM([.D5:.D33])" office:value-type="float" office:value="1911499" calcext:value-type="float">
            <text:p>1,911,499</text:p>
          </table:table-cell>
          <table:table-cell table:style-name="ce44" table:formula="of:=SUM([.E5:.E33])" office:value-type="float" office:value="1917869" calcext:value-type="float">
            <text:p>1,917,8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6878" calcext:value-type="float">
            <text:p>186,878</text:p>
          </table:table-cell>
          <table:table-cell table:style-name="ce37" table:formula="of:=SUM([.D5:.E5])" office:value-type="float" office:value="550538" calcext:value-type="float">
            <text:p>550,538</text:p>
          </table:table-cell>
          <table:table-cell table:style-name="ce38" office:value-type="float" office:value="273756" calcext:value-type="float">
            <text:p>273,756</text:p>
          </table:table-cell>
          <table:table-cell table:style-name="ce45" office:value-type="float" office:value="276782" calcext:value-type="float">
            <text:p>276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3312" calcext:value-type="float">
            <text:p>133,312</text:p>
          </table:table-cell>
          <table:table-cell table:style-name="ce37" table:formula="of:=SUM([.D6:.E6])" office:value-type="float" office:value="384476" calcext:value-type="float">
            <text:p>384,476</text:p>
          </table:table-cell>
          <table:table-cell table:style-name="ce38" office:value-type="float" office:value="192699" calcext:value-type="float">
            <text:p>192,699</text:p>
          </table:table-cell>
          <table:table-cell table:style-name="ce45" office:value-type="float" office:value="191777" calcext:value-type="float">
            <text:p>191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518" calcext:value-type="float">
            <text:p>88,518</text:p>
          </table:table-cell>
          <table:table-cell table:style-name="ce37" table:formula="of:=SUM([.D7:.E7])" office:value-type="float" office:value="236578" calcext:value-type="float">
            <text:p>236,578</text:p>
          </table:table-cell>
          <table:table-cell table:style-name="ce38" office:value-type="float" office:value="113979" calcext:value-type="float">
            <text:p>113,979</text:p>
          </table:table-cell>
          <table:table-cell table:style-name="ce45" office:value-type="float" office:value="122599" calcext:value-type="float">
            <text:p>122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9529" calcext:value-type="float">
            <text:p>149,529</text:p>
          </table:table-cell>
          <table:table-cell table:style-name="ce37" table:formula="of:=SUM([.D8:.E8])" office:value-type="float" office:value="411419" calcext:value-type="float">
            <text:p>411,419</text:p>
          </table:table-cell>
          <table:table-cell table:style-name="ce38" office:value-type="float" office:value="204447" calcext:value-type="float">
            <text:p>204,447</text:p>
          </table:table-cell>
          <table:table-cell table:style-name="ce45" office:value-type="float" office:value="206972" calcext:value-type="float">
            <text:p>206,9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1513" calcext:value-type="float">
            <text:p>131,513</text:p>
          </table:table-cell>
          <table:table-cell table:style-name="ce37" table:formula="of:=SUM([.D9:.E9])" office:value-type="float" office:value="398178" calcext:value-type="float">
            <text:p>398,178</text:p>
          </table:table-cell>
          <table:table-cell table:style-name="ce38" office:value-type="float" office:value="197478" calcext:value-type="float">
            <text:p>197,478</text:p>
          </table:table-cell>
          <table:table-cell table:style-name="ce45" office:value-type="float" office:value="200700" calcext:value-type="float">
            <text:p>200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239" calcext:value-type="float">
            <text:p>112,239</text:p>
          </table:table-cell>
          <table:table-cell table:style-name="ce37" table:formula="of:=SUM([.D10:.E10])" office:value-type="float" office:value="292220" calcext:value-type="float">
            <text:p>292,220</text:p>
          </table:table-cell>
          <table:table-cell table:style-name="ce38" office:value-type="float" office:value="143992" calcext:value-type="float">
            <text:p>143,992</text:p>
          </table:table-cell>
          <table:table-cell table:style-name="ce45" office:value-type="float" office:value="148228" calcext:value-type="float">
            <text:p>148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478" calcext:value-type="float">
            <text:p>79,478</text:p>
          </table:table-cell>
          <table:table-cell table:style-name="ce37" table:formula="of:=SUM([.D11:.E11])" office:value-type="float" office:value="238103" calcext:value-type="float">
            <text:p>238,103</text:p>
          </table:table-cell>
          <table:table-cell table:style-name="ce38" office:value-type="float" office:value="119535" calcext:value-type="float">
            <text:p>119,535</text:p>
          </table:table-cell>
          <table:table-cell table:style-name="ce45" office:value-type="float" office:value="118568" calcext:value-type="float">
            <text:p>118,5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648" calcext:value-type="float">
            <text:p>62,648</text:p>
          </table:table-cell>
          <table:table-cell table:style-name="ce37" table:formula="of:=SUM([.D12:.E12])" office:value-type="float" office:value="194357" calcext:value-type="float">
            <text:p>194,357</text:p>
          </table:table-cell>
          <table:table-cell table:style-name="ce38" office:value-type="float" office:value="96553" calcext:value-type="float">
            <text:p>96,553</text:p>
          </table:table-cell>
          <table:table-cell table:style-name="ce45" office:value-type="float" office:value="97804" calcext:value-type="float">
            <text:p>97,8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380" calcext:value-type="float">
            <text:p>75,380</text:p>
          </table:table-cell>
          <table:table-cell table:style-name="ce37" table:formula="of:=SUM([.D13:.E13])" office:value-type="float" office:value="183106" calcext:value-type="float">
            <text:p>183,106</text:p>
          </table:table-cell>
          <table:table-cell table:style-name="ce41" office:value-type="float" office:value="91416" calcext:value-type="float">
            <text:p>91,416</text:p>
          </table:table-cell>
          <table:table-cell table:style-name="ce45" office:value-type="float" office:value="91690" calcext:value-type="float">
            <text:p>91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4754" calcext:value-type="float">
            <text:p>54,754</text:p>
          </table:table-cell>
          <table:table-cell table:style-name="ce37" table:formula="of:=SUM([.D14:.E14])" office:value-type="float" office:value="168346" calcext:value-type="float">
            <text:p>168,346</text:p>
          </table:table-cell>
          <table:table-cell table:style-name="ce38" office:value-type="float" office:value="85258" calcext:value-type="float">
            <text:p>85,258</text:p>
          </table:table-cell>
          <table:table-cell table:style-name="ce45" office:value-type="float" office:value="83088" calcext:value-type="float">
            <text:p>83,0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302" calcext:value-type="float">
            <text:p>26,302</text:p>
          </table:table-cell>
          <table:table-cell table:style-name="ce37" table:formula="of:=SUM([.D15:.E15])" office:value-type="float" office:value="86215" calcext:value-type="float">
            <text:p>86,215</text:p>
          </table:table-cell>
          <table:table-cell table:style-name="ce38" office:value-type="float" office:value="43912" calcext:value-type="float">
            <text:p>43,912</text:p>
          </table:table-cell>
          <table:table-cell table:style-name="ce37" office:value-type="float" office:value="42303" calcext:value-type="float">
            <text:p>42,3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259" calcext:value-type="float">
            <text:p>32,259</text:p>
          </table:table-cell>
          <table:table-cell table:style-name="ce37" table:formula="of:=SUM([.D16:.E16])" office:value-type="float" office:value="97769" calcext:value-type="float">
            <text:p>97,769</text:p>
          </table:table-cell>
          <table:table-cell table:style-name="ce38" office:value-type="float" office:value="50305" calcext:value-type="float">
            <text:p>50,305</text:p>
          </table:table-cell>
          <table:table-cell table:style-name="ce45" office:value-type="float" office:value="47464" calcext:value-type="float">
            <text:p>47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1575" calcext:value-type="float">
            <text:p>51,575</text:p>
          </table:table-cell>
          <table:table-cell table:style-name="ce37" table:formula="of:=SUM([.D17:.E17])" office:value-type="float" office:value="134956" calcext:value-type="float">
            <text:p>134,956</text:p>
          </table:table-cell>
          <table:table-cell table:style-name="ce38" office:value-type="float" office:value="66142" calcext:value-type="float">
            <text:p>66,142</text:p>
          </table:table-cell>
          <table:table-cell table:style-name="ce45" office:value-type="float" office:value="68814" calcext:value-type="float">
            <text:p>68,8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74" calcext:value-type="float">
            <text:p>15,574</text:p>
          </table:table-cell>
          <table:table-cell table:style-name="ce37" table:formula="of:=SUM([.D18:.E18])" office:value-type="float" office:value="43097" calcext:value-type="float">
            <text:p>43,097</text:p>
          </table:table-cell>
          <table:table-cell table:style-name="ce38" office:value-type="float" office:value="22105" calcext:value-type="float">
            <text:p>22,105</text:p>
          </table:table-cell>
          <table:table-cell table:style-name="ce45" office:value-type="float" office:value="20992" calcext:value-type="float">
            <text:p>20,9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861" calcext:value-type="float">
            <text:p>25,861</text:p>
          </table:table-cell>
          <table:table-cell table:style-name="ce37" table:formula="of:=SUM([.D19:.E19])" office:value-type="float" office:value="77666" calcext:value-type="float">
            <text:p>77,666</text:p>
          </table:table-cell>
          <table:table-cell table:style-name="ce38" office:value-type="float" office:value="39552" calcext:value-type="float">
            <text:p>39,552</text:p>
          </table:table-cell>
          <table:table-cell table:style-name="ce45" office:value-type="float" office:value="38114" calcext:value-type="float">
            <text:p>38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319" calcext:value-type="float">
            <text:p>25,319</text:p>
          </table:table-cell>
          <table:table-cell table:style-name="ce38" table:formula="of:=SUM([.D20:.E20])" office:value-type="float" office:value="75774" calcext:value-type="float">
            <text:p>75,774</text:p>
          </table:table-cell>
          <table:table-cell table:style-name="ce42" office:value-type="float" office:value="38324" calcext:value-type="float">
            <text:p>38,324</text:p>
          </table:table-cell>
          <table:table-cell table:style-name="ce45" office:value-type="float" office:value="37450" calcext:value-type="float">
            <text:p>37,4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5137" calcext:value-type="float">
            <text:p>25,137</text:p>
          </table:table-cell>
          <table:table-cell table:style-name="ce37" table:formula="of:=SUM([.D21:.E21])" office:value-type="float" office:value="72452" calcext:value-type="float">
            <text:p>72,452</text:p>
          </table:table-cell>
          <table:table-cell table:style-name="ce38" office:value-type="float" office:value="36090" calcext:value-type="float">
            <text:p>36,090</text:p>
          </table:table-cell>
          <table:table-cell table:style-name="ce45" office:value-type="float" office:value="36362" calcext:value-type="float">
            <text:p>36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84" calcext:value-type="float">
            <text:p>8,384</text:p>
          </table:table-cell>
          <table:table-cell table:style-name="ce37" table:formula="of:=SUM([.D22:.E22])" office:value-type="float" office:value="22852" calcext:value-type="float">
            <text:p>22,852</text:p>
          </table:table-cell>
          <table:table-cell table:style-name="ce38" office:value-type="float" office:value="11613" calcext:value-type="float">
            <text:p>11,613</text:p>
          </table:table-cell>
          <table:table-cell table:style-name="ce45" office:value-type="float" office:value="11239" calcext:value-type="float">
            <text:p>11,2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84" calcext:value-type="float">
            <text:p>3,184</text:p>
          </table:table-cell>
          <table:table-cell table:style-name="ce37" table:formula="of:=SUM([.D23:.E23])" office:value-type="float" office:value="7846" calcext:value-type="float">
            <text:p>7,846</text:p>
          </table:table-cell>
          <table:table-cell table:style-name="ce38" office:value-type="float" office:value="4376" calcext:value-type="float">
            <text:p>4,376</text:p>
          </table:table-cell>
          <table:table-cell table:style-name="ce45" office:value-type="float" office:value="3470" calcext:value-type="float">
            <text:p>3,4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7" table:formula="of:=SUM([.D24:.E24])" office:value-type="float" office:value="6539" calcext:value-type="float">
            <text:p>6,539</text:p>
          </table:table-cell>
          <table:table-cell table:style-name="ce38" office:value-type="float" office:value="3668" calcext:value-type="float">
            <text:p>3,668</text:p>
          </table:table-cell>
          <table:table-cell table:style-name="ce45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39" calcext:value-type="float">
            <text:p>8,639</text:p>
          </table:table-cell>
          <table:table-cell table:style-name="ce37" table:formula="of:=SUM([.D25:.E25])" office:value-type="float" office:value="23500" calcext:value-type="float">
            <text:p>23,500</text:p>
          </table:table-cell>
          <table:table-cell table:style-name="ce38" office:value-type="float" office:value="12215" calcext:value-type="float">
            <text:p>12,215</text:p>
          </table:table-cell>
          <table:table-cell table:style-name="ce45" office:value-type="float" office:value="11285" calcext:value-type="float">
            <text:p>11,2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31" calcext:value-type="float">
            <text:p>3,731</text:p>
          </table:table-cell>
          <table:table-cell table:style-name="ce37" table:formula="of:=SUM([.D26:.E26])" office:value-type="float" office:value="11959" calcext:value-type="float">
            <text:p>11,959</text:p>
          </table:table-cell>
          <table:table-cell table:style-name="ce38" office:value-type="float" office:value="6374" calcext:value-type="float">
            <text:p>6,374</text:p>
          </table:table-cell>
          <table:table-cell table:style-name="ce45" office:value-type="float" office:value="5585" calcext:value-type="float">
            <text:p>5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28" calcext:value-type="float">
            <text:p>11,328</text:p>
          </table:table-cell>
          <table:table-cell table:style-name="ce37" table:formula="of:=SUM([.D27:.E27])" office:value-type="float" office:value="33157" calcext:value-type="float">
            <text:p>33,157</text:p>
          </table:table-cell>
          <table:table-cell table:style-name="ce38" office:value-type="float" office:value="17004" calcext:value-type="float">
            <text:p>17,004</text:p>
          </table:table-cell>
          <table:table-cell table:style-name="ce45" office:value-type="float" office:value="16153" calcext:value-type="float">
            <text:p>16,1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5" calcext:value-type="float">
            <text:p>2,335</text:p>
          </table:table-cell>
          <table:table-cell table:style-name="ce37" table:formula="of:=SUM([.D28:.E28])" office:value-type="float" office:value="5535" calcext:value-type="float">
            <text:p>5,535</text:p>
          </table:table-cell>
          <table:table-cell table:style-name="ce38" office:value-type="float" office:value="3088" calcext:value-type="float">
            <text:p>3,088</text:p>
          </table:table-cell>
          <table:table-cell table:style-name="ce45" office:value-type="float" office:value="2447" calcext:value-type="float">
            <text:p>2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10" calcext:value-type="float">
            <text:p>3,810</text:p>
          </table:table-cell>
          <table:table-cell table:style-name="ce37" table:formula="of:=SUM([.D29:.E29])" office:value-type="float" office:value="9872" calcext:value-type="float">
            <text:p>9,872</text:p>
          </table:table-cell>
          <table:table-cell table:style-name="ce38" office:value-type="float" office:value="5349" calcext:value-type="float">
            <text:p>5,349</text:p>
          </table:table-cell>
          <table:table-cell table:style-name="ce45" office:value-type="float" office:value="4523" calcext:value-type="float">
            <text:p>4,5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7" calcext:value-type="float">
            <text:p>4,327</text:p>
          </table:table-cell>
          <table:table-cell table:style-name="ce37" table:formula="of:=SUM([.D30:.E30])" office:value-type="float" office:value="13980" calcext:value-type="float">
            <text:p>13,980</text:p>
          </table:table-cell>
          <table:table-cell table:style-name="ce38" office:value-type="float" office:value="7266" calcext:value-type="float">
            <text:p>7,266</text:p>
          </table:table-cell>
          <table:table-cell table:style-name="ce45" office:value-type="float" office:value="6714" calcext:value-type="float">
            <text:p>6,7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20" calcext:value-type="float">
            <text:p>6,520</text:p>
          </table:table-cell>
          <table:table-cell table:style-name="ce37" table:formula="of:=SUM([.D31:.E31])" office:value-type="float" office:value="22300" calcext:value-type="float">
            <text:p>22,300</text:p>
          </table:table-cell>
          <table:table-cell table:style-name="ce38" office:value-type="float" office:value="11344" calcext:value-type="float">
            <text:p>11,344</text:p>
          </table:table-cell>
          <table:table-cell table:style-name="ce45" office:value-type="float" office:value="10956" calcext:value-type="float">
            <text:p>10,9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03" calcext:value-type="float">
            <text:p>6,703</text:p>
          </table:table-cell>
          <table:table-cell table:style-name="ce37" table:formula="of:=SUM([.D32:.E32])" office:value-type="float" office:value="21003" calcext:value-type="float">
            <text:p>21,003</text:p>
          </table:table-cell>
          <table:table-cell table:style-name="ce38" office:value-type="float" office:value="10806" calcext:value-type="float">
            <text:p>10,806</text:p>
          </table:table-cell>
          <table:table-cell table:style-name="ce37" office:value-type="float" office:value="10197" calcext:value-type="float">
            <text:p>10,19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9" table:formula="of:=SUM([.D33:.E33])" office:value-type="float" office:value="5575" calcext:value-type="float">
            <text:p>5,575</text:p>
          </table:table-cell>
          <table:table-cell table:style-name="ce43" office:value-type="float" office:value="2853" calcext:value-type="float">
            <text:p>2853</text:p>
          </table:table-cell>
          <table:table-cell table:style-name="ce46" office:value-type="float" office:value="2722" calcext:value-type="float">
            <text:p>272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9652" calcext:value-type="float">
            <text:p>149,652</text:p>
          </table:table-cell>
          <table:table-cell table:style-name="ce51" table:formula="of:=SUM([.C5:.C16])" office:value-type="float" office:value="461043" calcext:value-type="float">
            <text:p>461,043</text:p>
          </table:table-cell>
          <table:table-cell table:style-name="ce38" table:formula="of:=SUM([.D5:.D16])" office:value-type="float" office:value="235904" calcext:value-type="float">
            <text:p>235,904</text:p>
          </table:table-cell>
          <table:table-cell table:style-name="ce45" table:formula="of:=SUM([.E5:.E16])" office:value-type="float" office:value="225139" calcext:value-type="float">
            <text:p>225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339" calcext:value-type="float">
            <text:p>32,339</text:p>
          </table:table-cell>
          <table:table-cell table:style-name="ce38" table:formula="of:=SUM([.D5:.E5])" office:value-type="float" office:value="95912" calcext:value-type="float">
            <text:p>95,912</text:p>
          </table:table-cell>
          <table:table-cell table:style-name="ce38" office:value-type="float" office:value="47407" calcext:value-type="float">
            <text:p>47,407</text:p>
          </table:table-cell>
          <table:table-cell table:style-name="ce45" office:value-type="float" office:value="48505" calcext:value-type="float">
            <text:p>48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397" calcext:value-type="float">
            <text:p>24,397</text:p>
          </table:table-cell>
          <table:table-cell table:style-name="ce38" table:formula="of:=SUM([.D6:.E6])" office:value-type="float" office:value="73821" calcext:value-type="float">
            <text:p>73,821</text:p>
          </table:table-cell>
          <table:table-cell table:style-name="ce38" office:value-type="float" office:value="35539" calcext:value-type="float">
            <text:p>35,539</text:p>
          </table:table-cell>
          <table:table-cell table:style-name="ce45" office:value-type="float" office:value="38282" calcext:value-type="float">
            <text:p>38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52" calcext:value-type="float">
            <text:p>13,352</text:p>
          </table:table-cell>
          <table:table-cell table:style-name="ce38" table:formula="of:=SUM([.D7:.E7])" office:value-type="float" office:value="43718" calcext:value-type="float">
            <text:p>43,718</text:p>
          </table:table-cell>
          <table:table-cell table:style-name="ce38" office:value-type="float" office:value="22566" calcext:value-type="float">
            <text:p>22,566</text:p>
          </table:table-cell>
          <table:table-cell table:style-name="ce45" office:value-type="float" office:value="21152" calcext:value-type="float">
            <text:p>21,1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36" calcext:value-type="float">
            <text:p>9,436</text:p>
          </table:table-cell>
          <table:table-cell table:style-name="ce38" table:formula="of:=SUM([.D8:.E8])" office:value-type="float" office:value="31328" calcext:value-type="float">
            <text:p>31,328</text:p>
          </table:table-cell>
          <table:table-cell table:style-name="ce38" office:value-type="float" office:value="16252" calcext:value-type="float">
            <text:p>16,252</text:p>
          </table:table-cell>
          <table:table-cell table:style-name="ce45" office:value-type="float" office:value="15076" calcext:value-type="float">
            <text:p>15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020" calcext:value-type="float">
            <text:p>12,020</text:p>
          </table:table-cell>
          <table:table-cell table:style-name="ce38" table:formula="of:=SUM([.D9:.E9])" office:value-type="float" office:value="35941" calcext:value-type="float">
            <text:p>35,941</text:p>
          </table:table-cell>
          <table:table-cell table:style-name="ce38" office:value-type="float" office:value="18909" calcext:value-type="float">
            <text:p>18,909</text:p>
          </table:table-cell>
          <table:table-cell table:style-name="ce45" office:value-type="float" office:value="17032" calcext:value-type="float">
            <text:p>17,0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80" calcext:value-type="float">
            <text:p>7,880</text:p>
          </table:table-cell>
          <table:table-cell table:style-name="ce38" table:formula="of:=SUM([.D10:.E10])" office:value-type="float" office:value="25075" calcext:value-type="float">
            <text:p>25,075</text:p>
          </table:table-cell>
          <table:table-cell table:style-name="ce38" office:value-type="float" office:value="13262" calcext:value-type="float">
            <text:p>13,262</text:p>
          </table:table-cell>
          <table:table-cell table:style-name="ce45" office:value-type="float" office:value="11813" calcext:value-type="float">
            <text:p>11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474" calcext:value-type="float">
            <text:p>10,474</text:p>
          </table:table-cell>
          <table:table-cell table:style-name="ce38" table:formula="of:=SUM([.D11:.E11])" office:value-type="float" office:value="32258" calcext:value-type="float">
            <text:p>32,258</text:p>
          </table:table-cell>
          <table:table-cell table:style-name="ce38" office:value-type="float" office:value="17350" calcext:value-type="float">
            <text:p>17,350</text:p>
          </table:table-cell>
          <table:table-cell table:style-name="ce45" office:value-type="float" office:value="14908" calcext:value-type="float">
            <text:p>14,9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598" calcext:value-type="float">
            <text:p>16,598</text:p>
          </table:table-cell>
          <table:table-cell table:style-name="ce38" table:formula="of:=SUM([.D12:.E12])" office:value-type="float" office:value="51653" calcext:value-type="float">
            <text:p>51,653</text:p>
          </table:table-cell>
          <table:table-cell table:style-name="ce38" office:value-type="float" office:value="26752" calcext:value-type="float">
            <text:p>26,752</text:p>
          </table:table-cell>
          <table:table-cell table:style-name="ce45" office:value-type="float" office:value="24901" calcext:value-type="float">
            <text:p>24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451" calcext:value-type="float">
            <text:p>12,451</text:p>
          </table:table-cell>
          <table:table-cell table:style-name="ce38" table:formula="of:=SUM([.D13:.E13])" office:value-type="float" office:value="38407" calcext:value-type="float">
            <text:p>38,407</text:p>
          </table:table-cell>
          <table:table-cell table:style-name="ce38" office:value-type="float" office:value="20027" calcext:value-type="float">
            <text:p>20,027</text:p>
          </table:table-cell>
          <table:table-cell table:style-name="ce45" office:value-type="float" office:value="18380" calcext:value-type="float">
            <text:p>18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8" table:formula="of:=SUM([.D14:.E14])" office:value-type="float" office:value="21268" calcext:value-type="float">
            <text:p>21,268</text:p>
          </table:table-cell>
          <table:table-cell table:style-name="ce38" office:value-type="float" office:value="11544" calcext:value-type="float">
            <text:p>11,544</text:p>
          </table:table-cell>
          <table:table-cell table:style-name="ce45" office:value-type="float" office:value="9724" calcext:value-type="float">
            <text:p>9,7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8" table:formula="of:=SUM([.D15:.E15])" office:value-type="float" office:value="5810" calcext:value-type="float">
            <text:p>5,810</text:p>
          </table:table-cell>
          <table:table-cell table:style-name="ce38" office:value-type="float" office:value="3197" calcext:value-type="float">
            <text:p>3,197</text:p>
          </table:table-cell>
          <table:table-cell table:style-name="ce45" office:value-type="float" office:value="2613" calcext:value-type="float">
            <text:p>2,61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31" calcext:value-type="float">
            <text:p>1,731</text:p>
          </table:table-cell>
          <table:table-cell table:style-name="ce39" table:formula="of:=SUM([.D16:.E16])" office:value-type="float" office:value="5852" calcext:value-type="float">
            <text:p>5,852</text:p>
          </table:table-cell>
          <table:table-cell table:style-name="ce39" office:value-type="float" office:value="3099" calcext:value-type="float">
            <text:p>3,099</text:p>
          </table:table-cell>
          <table:table-cell table:style-name="ce52" office:value-type="float" office:value="2753" calcext:value-type="float">
            <text:p>2,75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6380" calcext:value-type="float">
            <text:p>636,380</text:p>
          </table:table-cell>
          <table:table-cell table:style-name="ce44" table:formula="of:=SUM([.C5:.C17])" office:value-type="float" office:value="1956516" calcext:value-type="float">
            <text:p>1,956,516</text:p>
          </table:table-cell>
          <table:table-cell table:style-name="ce38" table:formula="of:=SUM([.D5:.D17])" office:value-type="float" office:value="990632" calcext:value-type="float">
            <text:p>990,632</text:p>
          </table:table-cell>
          <table:table-cell table:style-name="ce45" table:formula="of:=SUM([.E5:.E17])" office:value-type="float" office:value="965884" calcext:value-type="float">
            <text:p>965,8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6286" calcext:value-type="float">
            <text:p>136,286</text:p>
          </table:table-cell>
          <table:table-cell table:style-name="ce38" table:formula="of:=SUM([.D5:.E5])" office:value-type="float" office:value="396607" calcext:value-type="float">
            <text:p>396,607</text:p>
          </table:table-cell>
          <table:table-cell table:style-name="ce38" office:value-type="float" office:value="194919" calcext:value-type="float">
            <text:p>194,919</text:p>
          </table:table-cell>
          <table:table-cell table:style-name="ce45" office:value-type="float" office:value="201688" calcext:value-type="float">
            <text:p>201,6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0045" calcext:value-type="float">
            <text:p>120,045</text:p>
          </table:table-cell>
          <table:table-cell table:style-name="ce38" table:formula="of:=SUM([.D6:.E6])" office:value-type="float" office:value="361857" calcext:value-type="float">
            <text:p>361,857</text:p>
          </table:table-cell>
          <table:table-cell table:style-name="ce38" office:value-type="float" office:value="181514" calcext:value-type="float">
            <text:p>181,514</text:p>
          </table:table-cell>
          <table:table-cell table:style-name="ce45" office:value-type="float" office:value="180343" calcext:value-type="float">
            <text:p>180,3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313" calcext:value-type="float">
            <text:p>63,313</text:p>
          </table:table-cell>
          <table:table-cell table:style-name="ce38" table:formula="of:=SUM([.D7:.E7])" office:value-type="float" office:value="205058" calcext:value-type="float">
            <text:p>205,058</text:p>
          </table:table-cell>
          <table:table-cell table:style-name="ce38" office:value-type="float" office:value="103595" calcext:value-type="float">
            <text:p>103,595</text:p>
          </table:table-cell>
          <table:table-cell table:style-name="ce45" office:value-type="float" office:value="101463" calcext:value-type="float">
            <text:p>101,4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556" calcext:value-type="float">
            <text:p>54,556</text:p>
          </table:table-cell>
          <table:table-cell table:style-name="ce38" table:formula="of:=SUM([.D8:.E8])" office:value-type="float" office:value="173309" calcext:value-type="float">
            <text:p>173,309</text:p>
          </table:table-cell>
          <table:table-cell table:style-name="ce38" office:value-type="float" office:value="88725" calcext:value-type="float">
            <text:p>88,725</text:p>
          </table:table-cell>
          <table:table-cell table:style-name="ce45" office:value-type="float" office:value="84584" calcext:value-type="float">
            <text:p>84,5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161" calcext:value-type="float">
            <text:p>28,161</text:p>
          </table:table-cell>
          <table:table-cell table:style-name="ce38" table:formula="of:=SUM([.D9:.E9])" office:value-type="float" office:value="91079" calcext:value-type="float">
            <text:p>91,079</text:p>
          </table:table-cell>
          <table:table-cell table:style-name="ce38" office:value-type="float" office:value="47072" calcext:value-type="float">
            <text:p>47,072</text:p>
          </table:table-cell>
          <table:table-cell table:style-name="ce45" office:value-type="float" office:value="44007" calcext:value-type="float">
            <text:p>44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415" calcext:value-type="float">
            <text:p>45,415</text:p>
          </table:table-cell>
          <table:table-cell table:style-name="ce38" table:formula="of:=SUM([.D10:.E10])" office:value-type="float" office:value="145160" calcext:value-type="float">
            <text:p>145,160</text:p>
          </table:table-cell>
          <table:table-cell table:style-name="ce38" office:value-type="float" office:value="74188" calcext:value-type="float">
            <text:p>74,188</text:p>
          </table:table-cell>
          <table:table-cell table:style-name="ce45" office:value-type="float" office:value="70972" calcext:value-type="float">
            <text:p>70,9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4780" calcext:value-type="float">
            <text:p>44,780</text:p>
          </table:table-cell>
          <table:table-cell table:style-name="ce38" table:formula="of:=SUM([.D11:.E11])" office:value-type="float" office:value="135429" calcext:value-type="float">
            <text:p>135,429</text:p>
          </table:table-cell>
          <table:table-cell table:style-name="ce38" office:value-type="float" office:value="68234" calcext:value-type="float">
            <text:p>68,234</text:p>
          </table:table-cell>
          <table:table-cell table:style-name="ce45" office:value-type="float" office:value="67195" calcext:value-type="float">
            <text:p>67,1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577" calcext:value-type="float">
            <text:p>24,577</text:p>
          </table:table-cell>
          <table:table-cell table:style-name="ce38" table:formula="of:=SUM([.D12:.E12])" office:value-type="float" office:value="80281" calcext:value-type="float">
            <text:p>80,281</text:p>
          </table:table-cell>
          <table:table-cell table:style-name="ce38" office:value-type="float" office:value="41826" calcext:value-type="float">
            <text:p>41,826</text:p>
          </table:table-cell>
          <table:table-cell table:style-name="ce45" office:value-type="float" office:value="38455" calcext:value-type="float">
            <text:p>38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236" calcext:value-type="float">
            <text:p>47,236</text:p>
          </table:table-cell>
          <table:table-cell table:style-name="ce38" table:formula="of:=SUM([.D13:.E13])" office:value-type="float" office:value="133724" calcext:value-type="float">
            <text:p>133,724</text:p>
          </table:table-cell>
          <table:table-cell table:style-name="ce38" office:value-type="float" office:value="68141" calcext:value-type="float">
            <text:p>68,141</text:p>
          </table:table-cell>
          <table:table-cell table:style-name="ce45" office:value-type="float" office:value="65583" calcext:value-type="float">
            <text:p>65,5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398" calcext:value-type="float">
            <text:p>35,398</text:p>
          </table:table-cell>
          <table:table-cell table:style-name="ce38" table:formula="of:=SUM([.D14:.E14])" office:value-type="float" office:value="113572" calcext:value-type="float">
            <text:p>113,572</text:p>
          </table:table-cell>
          <table:table-cell table:style-name="ce38" office:value-type="float" office:value="58020" calcext:value-type="float">
            <text:p>58,020</text:p>
          </table:table-cell>
          <table:table-cell table:style-name="ce45" office:value-type="float" office:value="55552" calcext:value-type="float">
            <text:p>55,5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582" calcext:value-type="float">
            <text:p>14,582</text:p>
          </table:table-cell>
          <table:table-cell table:style-name="ce38" table:formula="of:=SUM([.D15:.E15])" office:value-type="float" office:value="49713" calcext:value-type="float">
            <text:p>49,713</text:p>
          </table:table-cell>
          <table:table-cell table:style-name="ce38" office:value-type="float" office:value="26590" calcext:value-type="float">
            <text:p>26,590</text:p>
          </table:table-cell>
          <table:table-cell table:style-name="ce45" office:value-type="float" office:value="23123" calcext:value-type="float">
            <text:p>23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418" calcext:value-type="float">
            <text:p>18,418</text:p>
          </table:table-cell>
          <table:table-cell table:style-name="ce38" table:formula="of:=SUM([.D16:.E16])" office:value-type="float" office:value="60270" calcext:value-type="float">
            <text:p>60,270</text:p>
          </table:table-cell>
          <table:table-cell table:style-name="ce38" office:value-type="float" office:value="31919" calcext:value-type="float">
            <text:p>31,919</text:p>
          </table:table-cell>
          <table:table-cell table:style-name="ce45" office:value-type="float" office:value="28351" calcext:value-type="float">
            <text:p>28,35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13" calcext:value-type="float">
            <text:p>3,613</text:p>
          </table:table-cell>
          <table:table-cell table:style-name="ce39" table:formula="of:=SUM([.D17:.E17])" office:value-type="float" office:value="10457" calcext:value-type="float">
            <text:p>10,457</text:p>
          </table:table-cell>
          <table:table-cell table:style-name="ce39" office:value-type="float" office:value="5889" calcext:value-type="float">
            <text:p>5,889</text:p>
          </table:table-cell>
          <table:table-cell table:style-name="ce52" office:value-type="float" office:value="4568" calcext:value-type="float">
            <text:p>4,56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2595" calcext:value-type="float">
            <text:p>152,595</text:p>
          </table:table-cell>
          <table:table-cell table:style-name="ce66" table:formula="of:=SUM([.C5:.C17])" office:value-type="float" office:value="502625" calcext:value-type="float">
            <text:p>502,625</text:p>
          </table:table-cell>
          <table:table-cell table:style-name="ce67" table:formula="of:=SUM([.D5:.D17])" office:value-type="float" office:value="259725" calcext:value-type="float">
            <text:p>259,725</text:p>
          </table:table-cell>
          <table:table-cell table:style-name="ce72" table:formula="of:=SUM([.E5:.E17])" office:value-type="float" office:value="242900" calcext:value-type="float">
            <text:p>242,90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2365" calcext:value-type="float">
            <text:p>42,365</text:p>
          </table:table-cell>
          <table:table-cell table:style-name="ce38" table:formula="of:=SUM([.D5:.E5])" office:value-type="float" office:value="131641" calcext:value-type="float">
            <text:p>131,641</text:p>
          </table:table-cell>
          <table:table-cell table:style-name="ce38" office:value-type="float" office:value="66319" calcext:value-type="float">
            <text:p>66,319</text:p>
          </table:table-cell>
          <table:table-cell table:style-name="ce45" office:value-type="float" office:value="65322" calcext:value-type="float">
            <text:p>65,32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85" calcext:value-type="float">
            <text:p>8,985</text:p>
          </table:table-cell>
          <table:table-cell table:style-name="ce67" table:formula="of:=SUM([.D6:.E6])" office:value-type="float" office:value="32460" calcext:value-type="float">
            <text:p>32,460</text:p>
          </table:table-cell>
          <table:table-cell table:style-name="ce67" office:value-type="float" office:value="17349" calcext:value-type="float">
            <text:p>17,349</text:p>
          </table:table-cell>
          <table:table-cell table:style-name="ce72" office:value-type="float" office:value="15111" calcext:value-type="float">
            <text:p>15,11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088" calcext:value-type="float">
            <text:p>10,088</text:p>
          </table:table-cell>
          <table:table-cell table:style-name="ce67" table:formula="of:=SUM([.D7:.E7])" office:value-type="float" office:value="36117" calcext:value-type="float">
            <text:p>36,117</text:p>
          </table:table-cell>
          <table:table-cell table:style-name="ce67" office:value-type="float" office:value="19174" calcext:value-type="float">
            <text:p>19,174</text:p>
          </table:table-cell>
          <table:table-cell table:style-name="ce72" office:value-type="float" office:value="16943" calcext:value-type="float">
            <text:p>16,94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501" calcext:value-type="float">
            <text:p>29,501</text:p>
          </table:table-cell>
          <table:table-cell table:style-name="ce67" table:formula="of:=SUM([.D8:.E8])" office:value-type="float" office:value="97051" calcext:value-type="float">
            <text:p>97,051</text:p>
          </table:table-cell>
          <table:table-cell table:style-name="ce67" office:value-type="float" office:value="49041" calcext:value-type="float">
            <text:p>49,041</text:p>
          </table:table-cell>
          <table:table-cell table:style-name="ce72" office:value-type="float" office:value="48010" calcext:value-type="float">
            <text:p>48,01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580" calcext:value-type="float">
            <text:p>22,580</text:p>
          </table:table-cell>
          <table:table-cell table:style-name="ce67" table:formula="of:=SUM([.D9:.E9])" office:value-type="float" office:value="74980" calcext:value-type="float">
            <text:p>74,980</text:p>
          </table:table-cell>
          <table:table-cell table:style-name="ce67" office:value-type="float" office:value="38434" calcext:value-type="float">
            <text:p>38,434</text:p>
          </table:table-cell>
          <table:table-cell table:style-name="ce72" office:value-type="float" office:value="36546" calcext:value-type="float">
            <text:p>36,54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32" calcext:value-type="float">
            <text:p>4,232</text:p>
          </table:table-cell>
          <table:table-cell table:style-name="ce67" table:formula="of:=SUM([.D10:.E10])" office:value-type="float" office:value="14577" calcext:value-type="float">
            <text:p>14,577</text:p>
          </table:table-cell>
          <table:table-cell table:style-name="ce67" office:value-type="float" office:value="7915" calcext:value-type="float">
            <text:p>7,915</text:p>
          </table:table-cell>
          <table:table-cell table:style-name="ce72" office:value-type="float" office:value="6662" calcext:value-type="float">
            <text:p>6,66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957" calcext:value-type="float">
            <text:p>14,957</text:p>
          </table:table-cell>
          <table:table-cell table:style-name="ce67" table:formula="of:=SUM([.D11:.E11])" office:value-type="float" office:value="52320" calcext:value-type="float">
            <text:p>52,320</text:p>
          </table:table-cell>
          <table:table-cell table:style-name="ce67" office:value-type="float" office:value="27155" calcext:value-type="float">
            <text:p>27,155</text:p>
          </table:table-cell>
          <table:table-cell table:style-name="ce72" office:value-type="float" office:value="25165" calcext:value-type="float">
            <text:p>25,16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096" calcext:value-type="float">
            <text:p>6,096</text:p>
          </table:table-cell>
          <table:table-cell table:style-name="ce67" table:formula="of:=SUM([.D12:.E12])" office:value-type="float" office:value="20878" calcext:value-type="float">
            <text:p>20,878</text:p>
          </table:table-cell>
          <table:table-cell table:style-name="ce67" office:value-type="float" office:value="10991" calcext:value-type="float">
            <text:p>10,991</text:p>
          </table:table-cell>
          <table:table-cell table:style-name="ce72" office:value-type="float" office:value="9887" calcext:value-type="float">
            <text:p>9,88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99" calcext:value-type="float">
            <text:p>4,499</text:p>
          </table:table-cell>
          <table:table-cell table:style-name="ce67" table:formula="of:=SUM([.D13:.E13])" office:value-type="float" office:value="13703" calcext:value-type="float">
            <text:p>13,703</text:p>
          </table:table-cell>
          <table:table-cell table:style-name="ce67" office:value-type="float" office:value="7399" calcext:value-type="float">
            <text:p>7,399</text:p>
          </table:table-cell>
          <table:table-cell table:style-name="ce72" office:value-type="float" office:value="6304" calcext:value-type="float">
            <text:p>6,30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27" calcext:value-type="float">
            <text:p>3,027</text:p>
          </table:table-cell>
          <table:table-cell table:style-name="ce67" table:formula="of:=SUM([.D14:.E14])" office:value-type="float" office:value="10264" calcext:value-type="float">
            <text:p>10,264</text:p>
          </table:table-cell>
          <table:table-cell table:style-name="ce67" office:value-type="float" office:value="5561" calcext:value-type="float">
            <text:p>5,561</text:p>
          </table:table-cell>
          <table:table-cell table:style-name="ce72" office:value-type="float" office:value="4703" calcext:value-type="float">
            <text:p>4,70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6" calcext:value-type="float">
            <text:p>2,006</text:p>
          </table:table-cell>
          <table:table-cell table:style-name="ce67" table:formula="of:=SUM([.D15:.E15])" office:value-type="float" office:value="6071" calcext:value-type="float">
            <text:p>6,071</text:p>
          </table:table-cell>
          <table:table-cell table:style-name="ce67" office:value-type="float" office:value="3368" calcext:value-type="float">
            <text:p>3,368</text:p>
          </table:table-cell>
          <table:table-cell table:style-name="ce72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98" calcext:value-type="float">
            <text:p>2,598</text:p>
          </table:table-cell>
          <table:table-cell table:style-name="ce67" table:formula="of:=SUM([.D16:.E16])" office:value-type="float" office:value="8165" calcext:value-type="float">
            <text:p>8,165</text:p>
          </table:table-cell>
          <table:table-cell table:style-name="ce67" office:value-type="float" office:value="4513" calcext:value-type="float">
            <text:p>4,513</text:p>
          </table:table-cell>
          <table:table-cell table:style-name="ce72" office:value-type="float" office:value="3652" calcext:value-type="float">
            <text:p>3,652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1" calcext:value-type="float">
            <text:p>1,661</text:p>
          </table:table-cell>
          <table:table-cell table:style-name="ce68" table:formula="of:=SUM([.D17:.E17])" office:value-type="float" office:value="4398" calcext:value-type="float">
            <text:p>4,398</text:p>
          </table:table-cell>
          <table:table-cell table:style-name="ce68" office:value-type="float" office:value="2506" calcext:value-type="float">
            <text:p>2,506</text:p>
          </table:table-cell>
          <table:table-cell table:style-name="ce73" office:value-type="float" office:value="1892" calcext:value-type="float">
            <text:p>1,89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6565" calcext:value-type="float">
            <text:p>166,565</text:p>
          </table:table-cell>
          <table:table-cell table:style-name="ce44" table:formula="of:=SUM([.C5:.C22])" office:value-type="float" office:value="560397" calcext:value-type="float">
            <text:p>560,397</text:p>
          </table:table-cell>
          <table:table-cell table:style-name="ce38" table:formula="of:=SUM([.D5:.D22])" office:value-type="float" office:value="292378" calcext:value-type="float">
            <text:p>292,378</text:p>
          </table:table-cell>
          <table:table-cell table:style-name="ce45" table:formula="of:=SUM([.E5:.E22])" office:value-type="float" office:value="268019" calcext:value-type="float">
            <text:p>268,0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345" calcext:value-type="float">
            <text:p>28,345</text:p>
          </table:table-cell>
          <table:table-cell table:style-name="ce38" table:formula="of:=SUM([.D5:.E5])" office:value-type="float" office:value="91150" calcext:value-type="float">
            <text:p>91,150</text:p>
          </table:table-cell>
          <table:table-cell table:style-name="ce38" office:value-type="float" office:value="46107" calcext:value-type="float">
            <text:p>46,107</text:p>
          </table:table-cell>
          <table:table-cell table:style-name="ce45" office:value-type="float" office:value="45043" calcext:value-type="float">
            <text:p>45,0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484" calcext:value-type="float">
            <text:p>13,484</text:p>
          </table:table-cell>
          <table:table-cell table:style-name="ce38" table:formula="of:=SUM([.D6:.E6])" office:value-type="float" office:value="49035" calcext:value-type="float">
            <text:p>49,035</text:p>
          </table:table-cell>
          <table:table-cell table:style-name="ce38" office:value-type="float" office:value="25685" calcext:value-type="float">
            <text:p>25,685</text:p>
          </table:table-cell>
          <table:table-cell table:style-name="ce45" office:value-type="float" office:value="23350" calcext:value-type="float">
            <text:p>23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36" calcext:value-type="float">
            <text:p>11,036</text:p>
          </table:table-cell>
          <table:table-cell table:style-name="ce38" table:formula="of:=SUM([.D7:.E7])" office:value-type="float" office:value="38814" calcext:value-type="float">
            <text:p>38,814</text:p>
          </table:table-cell>
          <table:table-cell table:style-name="ce38" office:value-type="float" office:value="20724" calcext:value-type="float">
            <text:p>20,724</text:p>
          </table:table-cell>
          <table:table-cell table:style-name="ce45" office:value-type="float" office:value="18090" calcext:value-type="float">
            <text:p>18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571" calcext:value-type="float">
            <text:p>22,571</text:p>
          </table:table-cell>
          <table:table-cell table:style-name="ce38" table:formula="of:=SUM([.D8:.E8])" office:value-type="float" office:value="76218" calcext:value-type="float">
            <text:p>76,218</text:p>
          </table:table-cell>
          <table:table-cell table:style-name="ce38" office:value-type="float" office:value="38869" calcext:value-type="float">
            <text:p>38,869</text:p>
          </table:table-cell>
          <table:table-cell table:style-name="ce45" office:value-type="float" office:value="37349" calcext:value-type="float">
            <text:p>37,3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134" calcext:value-type="float">
            <text:p>28,134</text:p>
          </table:table-cell>
          <table:table-cell table:style-name="ce38" table:formula="of:=SUM([.D9:.E9])" office:value-type="float" office:value="95677" calcext:value-type="float">
            <text:p>95,677</text:p>
          </table:table-cell>
          <table:table-cell table:style-name="ce38" office:value-type="float" office:value="48978" calcext:value-type="float">
            <text:p>48,978</text:p>
          </table:table-cell>
          <table:table-cell table:style-name="ce45" office:value-type="float" office:value="46699" calcext:value-type="float">
            <text:p>46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61" calcext:value-type="float">
            <text:p>11,461</text:p>
          </table:table-cell>
          <table:table-cell table:style-name="ce38" table:formula="of:=SUM([.D10:.E10])" office:value-type="float" office:value="40148" calcext:value-type="float">
            <text:p>40,148</text:p>
          </table:table-cell>
          <table:table-cell table:style-name="ce38" office:value-type="float" office:value="21280" calcext:value-type="float">
            <text:p>21,280</text:p>
          </table:table-cell>
          <table:table-cell table:style-name="ce45" office:value-type="float" office:value="18868" calcext:value-type="float">
            <text:p>18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25" calcext:value-type="float">
            <text:p>5,825</text:p>
          </table:table-cell>
          <table:table-cell table:style-name="ce38" table:formula="of:=SUM([.D11:.E11])" office:value-type="float" office:value="18379" calcext:value-type="float">
            <text:p>18,379</text:p>
          </table:table-cell>
          <table:table-cell table:style-name="ce38" office:value-type="float" office:value="9742" calcext:value-type="float">
            <text:p>9,742</text:p>
          </table:table-cell>
          <table:table-cell table:style-name="ce45" office:value-type="float" office:value="8637" calcext:value-type="float">
            <text:p>8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8" table:formula="of:=SUM([.D12:.E12])" office:value-type="float" office:value="16100" calcext:value-type="float">
            <text:p>16,100</text:p>
          </table:table-cell>
          <table:table-cell table:style-name="ce38" office:value-type="float" office:value="8694" calcext:value-type="float">
            <text:p>8,694</text:p>
          </table:table-cell>
          <table:table-cell table:style-name="ce45" office:value-type="float" office:value="7406" calcext:value-type="float">
            <text:p>7,4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805" calcext:value-type="float">
            <text:p>9,805</text:p>
          </table:table-cell>
          <table:table-cell table:style-name="ce38" table:formula="of:=SUM([.D13:.E13])" office:value-type="float" office:value="34754" calcext:value-type="float">
            <text:p>34,754</text:p>
          </table:table-cell>
          <table:table-cell table:style-name="ce38" office:value-type="float" office:value="18296" calcext:value-type="float">
            <text:p>18,296</text:p>
          </table:table-cell>
          <table:table-cell table:style-name="ce45" office:value-type="float" office:value="16458" calcext:value-type="float">
            <text:p>16,4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8" table:formula="of:=SUM([.D14:.E14])" office:value-type="float" office:value="19652" calcext:value-type="float">
            <text:p>19,652</text:p>
          </table:table-cell>
          <table:table-cell table:style-name="ce38" office:value-type="float" office:value="10470" calcext:value-type="float">
            <text:p>10,470</text:p>
          </table:table-cell>
          <table:table-cell table:style-name="ce45" office:value-type="float" office:value="9182" calcext:value-type="float">
            <text:p>9,1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8" table:formula="of:=SUM([.D15:.E15])" office:value-type="float" office:value="11299" calcext:value-type="float">
            <text:p>11,299</text:p>
          </table:table-cell>
          <table:table-cell table:style-name="ce38" office:value-type="float" office:value="6261" calcext:value-type="float">
            <text:p>6,261</text:p>
          </table:table-cell>
          <table:table-cell table:style-name="ce45" office:value-type="float" office:value="5038" calcext:value-type="float">
            <text:p>5,0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8" table:formula="of:=SUM([.D16:.E16])" office:value-type="float" office:value="11705" calcext:value-type="float">
            <text:p>11,705</text:p>
          </table:table-cell>
          <table:table-cell table:style-name="ce38" office:value-type="float" office:value="6211" calcext:value-type="float">
            <text:p>6,211</text:p>
          </table:table-cell>
          <table:table-cell table:style-name="ce45" office:value-type="float" office:value="5494" calcext:value-type="float">
            <text:p>5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8" table:formula="of:=SUM([.D17:.E17])" office:value-type="float" office:value="17658" calcext:value-type="float">
            <text:p>17,658</text:p>
          </table:table-cell>
          <table:table-cell table:style-name="ce38" office:value-type="float" office:value="9357" calcext:value-type="float">
            <text:p>9,357</text:p>
          </table:table-cell>
          <table:table-cell table:style-name="ce45" office:value-type="float" office:value="8301" calcext:value-type="float">
            <text:p>8,3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8" table:formula="of:=SUM([.D18:.E18])" office:value-type="float" office:value="7921" calcext:value-type="float">
            <text:p>7,921</text:p>
          </table:table-cell>
          <table:table-cell table:style-name="ce38" office:value-type="float" office:value="4404" calcext:value-type="float">
            <text:p>4,404</text:p>
          </table:table-cell>
          <table:table-cell table:style-name="ce45" office:value-type="float" office:value="3517" calcext:value-type="float">
            <text:p>3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8" table:formula="of:=SUM([.D19:.E19])" office:value-type="float" office:value="13723" calcext:value-type="float">
            <text:p>13,723</text:p>
          </table:table-cell>
          <table:table-cell table:style-name="ce38" office:value-type="float" office:value="7290" calcext:value-type="float">
            <text:p>7,290</text:p>
          </table:table-cell>
          <table:table-cell table:style-name="ce45" office:value-type="float" office:value="6433" calcext:value-type="float">
            <text:p>6,4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38" calcext:value-type="float">
            <text:p>2,338</text:p>
          </table:table-cell>
          <table:table-cell table:style-name="ce38" table:formula="of:=SUM([.D20:.E20])" office:value-type="float" office:value="7416" calcext:value-type="float">
            <text:p>7,416</text:p>
          </table:table-cell>
          <table:table-cell table:style-name="ce42" office:value-type="float" office:value="4042" calcext:value-type="float">
            <text:p>4,042</text:p>
          </table:table-cell>
          <table:table-cell table:style-name="ce45" office:value-type="float" office:value="3374" calcext:value-type="float">
            <text:p>3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8" table:formula="of:=SUM([.D21:.E21])" office:value-type="float" office:value="5048" calcext:value-type="float">
            <text:p>5,048</text:p>
          </table:table-cell>
          <table:table-cell table:style-name="ce38" office:value-type="float" office:value="2838" calcext:value-type="float">
            <text:p>2,838</text:p>
          </table:table-cell>
          <table:table-cell table:style-name="ce45" office:value-type="float" office:value="2210" calcext:value-type="float">
            <text:p>2,21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63" calcext:value-type="float">
            <text:p>1,863</text:p>
          </table:table-cell>
          <table:table-cell table:style-name="ce39" table:formula="of:=SUM([.D22:.E22])" office:value-type="float" office:value="5700" calcext:value-type="float">
            <text:p>5,700</text:p>
          </table:table-cell>
          <table:table-cell table:style-name="ce39" office:value-type="float" office:value="3130" calcext:value-type="float">
            <text:p>3,130</text:p>
          </table:table-cell>
          <table:table-cell table:style-name="ce52" office:value-type="float" office:value="2570" calcext:value-type="float">
            <text:p>2,57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50917" calcext:value-type="float">
            <text:p>450,917</text:p>
          </table:table-cell>
          <table:table-cell table:style-name="ce44" table:formula="of:=SUM([.C5:.C25])" office:value-type="float" office:value="1557301" calcext:value-type="float">
            <text:p>1,557,301</text:p>
          </table:table-cell>
          <table:table-cell table:style-name="ce38" table:formula="of:=SUM([.D5:.D25])" office:value-type="float" office:value="791565" calcext:value-type="float">
            <text:p>791,565</text:p>
          </table:table-cell>
          <table:table-cell table:style-name="ce45" table:formula="of:=SUM([.E5:.E25])" office:value-type="float" office:value="765736" calcext:value-type="float">
            <text:p>765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996" calcext:value-type="float">
            <text:p>47,996</text:p>
          </table:table-cell>
          <table:table-cell table:style-name="ce38" table:formula="of:=SUM([.D5:.E5])" office:value-type="float" office:value="165232" calcext:value-type="float">
            <text:p>165,232</text:p>
          </table:table-cell>
          <table:table-cell table:style-name="ce38" office:value-type="float" office:value="82245" calcext:value-type="float">
            <text:p>82,245</text:p>
          </table:table-cell>
          <table:table-cell table:style-name="ce45" office:value-type="float" office:value="82987" calcext:value-type="float">
            <text:p>82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199" calcext:value-type="float">
            <text:p>59,199</text:p>
          </table:table-cell>
          <table:table-cell table:style-name="ce38" table:formula="of:=SUM([.D6:.E6])" office:value-type="float" office:value="194401" calcext:value-type="float">
            <text:p>194,401</text:p>
          </table:table-cell>
          <table:table-cell table:style-name="ce38" office:value-type="float" office:value="96751" calcext:value-type="float">
            <text:p>96,751</text:p>
          </table:table-cell>
          <table:table-cell table:style-name="ce45" office:value-type="float" office:value="97650" calcext:value-type="float">
            <text:p>97,6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997" calcext:value-type="float">
            <text:p>52,997</text:p>
          </table:table-cell>
          <table:table-cell table:style-name="ce38" table:formula="of:=SUM([.D7:.E7])" office:value-type="float" office:value="172323" calcext:value-type="float">
            <text:p>172,323</text:p>
          </table:table-cell>
          <table:table-cell table:style-name="ce38" office:value-type="float" office:value="86773" calcext:value-type="float">
            <text:p>86,773</text:p>
          </table:table-cell>
          <table:table-cell table:style-name="ce45" office:value-type="float" office:value="85550" calcext:value-type="float">
            <text:p>85,5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52" calcext:value-type="float">
            <text:p>16,652</text:p>
          </table:table-cell>
          <table:table-cell table:style-name="ce38" table:formula="of:=SUM([.D8:.E8])" office:value-type="float" office:value="54275" calcext:value-type="float">
            <text:p>54,275</text:p>
          </table:table-cell>
          <table:table-cell table:style-name="ce38" office:value-type="float" office:value="28248" calcext:value-type="float">
            <text:p>28,248</text:p>
          </table:table-cell>
          <table:table-cell table:style-name="ce45" office:value-type="float" office:value="26027" calcext:value-type="float">
            <text:p>26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082" calcext:value-type="float">
            <text:p>21,082</text:p>
          </table:table-cell>
          <table:table-cell table:style-name="ce38" table:formula="of:=SUM([.D9:.E9])" office:value-type="float" office:value="78947" calcext:value-type="float">
            <text:p>78,947</text:p>
          </table:table-cell>
          <table:table-cell table:style-name="ce38" office:value-type="float" office:value="40097" calcext:value-type="float">
            <text:p>40,097</text:p>
          </table:table-cell>
          <table:table-cell table:style-name="ce45" office:value-type="float" office:value="38850" calcext:value-type="float">
            <text:p>38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256" calcext:value-type="float">
            <text:p>24,256</text:p>
          </table:table-cell>
          <table:table-cell table:style-name="ce38" table:formula="of:=SUM([.D10:.E10])" office:value-type="float" office:value="85805" calcext:value-type="float">
            <text:p>85,805</text:p>
          </table:table-cell>
          <table:table-cell table:style-name="ce38" office:value-type="float" office:value="44376" calcext:value-type="float">
            <text:p>44,376</text:p>
          </table:table-cell>
          <table:table-cell table:style-name="ce45" office:value-type="float" office:value="41429" calcext:value-type="float">
            <text:p>41,4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212" calcext:value-type="float">
            <text:p>22,212</text:p>
          </table:table-cell>
          <table:table-cell table:style-name="ce38" table:formula="of:=SUM([.D11:.E11])" office:value-type="float" office:value="79488" calcext:value-type="float">
            <text:p>79,488</text:p>
          </table:table-cell>
          <table:table-cell table:style-name="ce38" office:value-type="float" office:value="40505" calcext:value-type="float">
            <text:p>40,505</text:p>
          </table:table-cell>
          <table:table-cell table:style-name="ce45" office:value-type="float" office:value="38983" calcext:value-type="float">
            <text:p>38,9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543" calcext:value-type="float">
            <text:p>15,543</text:p>
          </table:table-cell>
          <table:table-cell table:style-name="ce38" table:formula="of:=SUM([.D12:.E12])" office:value-type="float" office:value="54689" calcext:value-type="float">
            <text:p>54,689</text:p>
          </table:table-cell>
          <table:table-cell table:style-name="ce38" office:value-type="float" office:value="27849" calcext:value-type="float">
            <text:p>27,849</text:p>
          </table:table-cell>
          <table:table-cell table:style-name="ce45" office:value-type="float" office:value="26840" calcext:value-type="float">
            <text:p>26,8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390" calcext:value-type="float">
            <text:p>14,390</text:p>
          </table:table-cell>
          <table:table-cell table:style-name="ce38" table:formula="of:=SUM([.D13:.E13])" office:value-type="float" office:value="54565" calcext:value-type="float">
            <text:p>54,565</text:p>
          </table:table-cell>
          <table:table-cell table:style-name="ce38" office:value-type="float" office:value="28215" calcext:value-type="float">
            <text:p>28,215</text:p>
          </table:table-cell>
          <table:table-cell table:style-name="ce45" office:value-type="float" office:value="26350" calcext:value-type="float">
            <text:p>26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148" calcext:value-type="float">
            <text:p>17,148</text:p>
          </table:table-cell>
          <table:table-cell table:style-name="ce38" table:formula="of:=SUM([.D14:.E14])" office:value-type="float" office:value="64173" calcext:value-type="float">
            <text:p>64,173</text:p>
          </table:table-cell>
          <table:table-cell table:style-name="ce38" office:value-type="float" office:value="33129" calcext:value-type="float">
            <text:p>33,129</text:p>
          </table:table-cell>
          <table:table-cell table:style-name="ce45" office:value-type="float" office:value="31044" calcext:value-type="float">
            <text:p>31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991" calcext:value-type="float">
            <text:p>30,991</text:p>
          </table:table-cell>
          <table:table-cell table:style-name="ce38" table:formula="of:=SUM([.D15:.E15])" office:value-type="float" office:value="98363" calcext:value-type="float">
            <text:p>98,363</text:p>
          </table:table-cell>
          <table:table-cell table:style-name="ce38" office:value-type="float" office:value="49318" calcext:value-type="float">
            <text:p>49,318</text:p>
          </table:table-cell>
          <table:table-cell table:style-name="ce45" office:value-type="float" office:value="49045" calcext:value-type="float">
            <text:p>49,0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399" calcext:value-type="float">
            <text:p>25,399</text:p>
          </table:table-cell>
          <table:table-cell table:style-name="ce38" table:formula="of:=SUM([.D16:.E16])" office:value-type="float" office:value="88816" calcext:value-type="float">
            <text:p>88,816</text:p>
          </table:table-cell>
          <table:table-cell table:style-name="ce38" office:value-type="float" office:value="44964" calcext:value-type="float">
            <text:p>44,964</text:p>
          </table:table-cell>
          <table:table-cell table:style-name="ce45" office:value-type="float" office:value="43852" calcext:value-type="float">
            <text:p>43,8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10" calcext:value-type="float">
            <text:p>7,210</text:p>
          </table:table-cell>
          <table:table-cell table:style-name="ce38" table:formula="of:=SUM([.D17:.E17])" office:value-type="float" office:value="25812" calcext:value-type="float">
            <text:p>25,812</text:p>
          </table:table-cell>
          <table:table-cell table:style-name="ce38" office:value-type="float" office:value="13657" calcext:value-type="float">
            <text:p>13,657</text:p>
          </table:table-cell>
          <table:table-cell table:style-name="ce45" office:value-type="float" office:value="12155" calcext:value-type="float">
            <text:p>12,1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8" table:formula="of:=SUM([.D18:.E18])" office:value-type="float" office:value="16152" calcext:value-type="float">
            <text:p>16,152</text:p>
          </table:table-cell>
          <table:table-cell table:style-name="ce38" office:value-type="float" office:value="8427" calcext:value-type="float">
            <text:p>8,427</text:p>
          </table:table-cell>
          <table:table-cell table:style-name="ce45" office:value-type="float" office:value="7725" calcext:value-type="float">
            <text:p>7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480" calcext:value-type="float">
            <text:p>8,480</text:p>
          </table:table-cell>
          <table:table-cell table:style-name="ce38" table:formula="of:=SUM([.D19:.E19])" office:value-type="float" office:value="31958" calcext:value-type="float">
            <text:p>31,958</text:p>
          </table:table-cell>
          <table:table-cell table:style-name="ce38" office:value-type="float" office:value="16490" calcext:value-type="float">
            <text:p>16,490</text:p>
          </table:table-cell>
          <table:table-cell table:style-name="ce45" office:value-type="float" office:value="15468" calcext:value-type="float">
            <text:p>15,4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58" calcext:value-type="float">
            <text:p>5,158</text:p>
          </table:table-cell>
          <table:table-cell table:style-name="ce38" table:formula="of:=SUM([.D20:.E20])" office:value-type="float" office:value="20606" calcext:value-type="float">
            <text:p>20,606</text:p>
          </table:table-cell>
          <table:table-cell table:style-name="ce42" office:value-type="float" office:value="10876" calcext:value-type="float">
            <text:p>10,876</text:p>
          </table:table-cell>
          <table:table-cell table:style-name="ce45" office:value-type="float" office:value="9730" calcext:value-type="float">
            <text:p>9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501" calcext:value-type="float">
            <text:p>19,501</text:p>
          </table:table-cell>
          <table:table-cell table:style-name="ce38" table:formula="of:=SUM([.D21:.E21])" office:value-type="float" office:value="67930" calcext:value-type="float">
            <text:p>67,930</text:p>
          </table:table-cell>
          <table:table-cell table:style-name="ce38" office:value-type="float" office:value="34526" calcext:value-type="float">
            <text:p>34,526</text:p>
          </table:table-cell>
          <table:table-cell table:style-name="ce45" office:value-type="float" office:value="33404" calcext:value-type="float">
            <text:p>33,4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395" calcext:value-type="float">
            <text:p>15,395</text:p>
          </table:table-cell>
          <table:table-cell table:style-name="ce38" table:formula="of:=SUM([.D22:.E22])" office:value-type="float" office:value="55956" calcext:value-type="float">
            <text:p>55,956</text:p>
          </table:table-cell>
          <table:table-cell table:style-name="ce38" office:value-type="float" office:value="28790" calcext:value-type="float">
            <text:p>28,790</text:p>
          </table:table-cell>
          <table:table-cell table:style-name="ce45" office:value-type="float" office:value="27166" calcext:value-type="float">
            <text:p>27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717" calcext:value-type="float">
            <text:p>19,717</text:p>
          </table:table-cell>
          <table:table-cell table:style-name="ce38" table:formula="of:=SUM([.D23:.E23])" office:value-type="float" office:value="72753" calcext:value-type="float">
            <text:p>72,753</text:p>
          </table:table-cell>
          <table:table-cell table:style-name="ce38" office:value-type="float" office:value="37288" calcext:value-type="float">
            <text:p>37,288</text:p>
          </table:table-cell>
          <table:table-cell table:style-name="ce45" office:value-type="float" office:value="35465" calcext:value-type="float">
            <text:p>35,4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88" calcext:value-type="float">
            <text:p>18,388</text:p>
          </table:table-cell>
          <table:table-cell table:style-name="ce38" table:formula="of:=SUM([.D24:.E24])" office:value-type="float" office:value="64278" calcext:value-type="float">
            <text:p>64,278</text:p>
          </table:table-cell>
          <table:table-cell table:style-name="ce38" office:value-type="float" office:value="33113" calcext:value-type="float">
            <text:p>33,113</text:p>
          </table:table-cell>
          <table:table-cell table:style-name="ce45" office:value-type="float" office:value="31165" calcext:value-type="float">
            <text:p>31,16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5" calcext:value-type="float">
            <text:p>4,465</text:p>
          </table:table-cell>
          <table:table-cell table:style-name="ce39" table:formula="of:=SUM([.D25:.E25])" office:value-type="float" office:value="10779" calcext:value-type="float">
            <text:p>10,779</text:p>
          </table:table-cell>
          <table:table-cell table:style-name="ce39" office:value-type="float" office:value="5928" calcext:value-type="float">
            <text:p>5,928</text:p>
          </table:table-cell>
          <table:table-cell table:style-name="ce52" office:value-type="float" office:value="4851" calcext:value-type="float">
            <text:p>4,85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3461" calcext:value-type="float">
            <text:p>353,461</text:p>
          </table:table-cell>
          <table:table-cell table:style-name="ce44" table:formula="of:=SUM([.C5:.C30])" office:value-type="float" office:value="1312948" calcext:value-type="float">
            <text:p>1,312,948</text:p>
          </table:table-cell>
          <table:table-cell table:style-name="ce38" table:formula="of:=SUM([.D5:.D30])" office:value-type="float" office:value="676304" calcext:value-type="float">
            <text:p>676,304</text:p>
          </table:table-cell>
          <table:table-cell table:style-name="ce45" table:formula="of:=SUM([.E5:.E30])" office:value-type="float" office:value="636644" calcext:value-type="float">
            <text:p>636,6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756" calcext:value-type="float">
            <text:p>69,756</text:p>
          </table:table-cell>
          <table:table-cell table:style-name="ce38" table:formula="of:=SUM([.D5:.E5])" office:value-type="float" office:value="236643" calcext:value-type="float">
            <text:p>236,643</text:p>
          </table:table-cell>
          <table:table-cell table:style-name="ce38" office:value-type="float" office:value="118383" calcext:value-type="float">
            <text:p>118,383</text:p>
          </table:table-cell>
          <table:table-cell table:style-name="ce44" office:value-type="float" office:value="118260" calcext:value-type="float">
            <text:p>118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528" calcext:value-type="float">
            <text:p>21,528</text:p>
          </table:table-cell>
          <table:table-cell table:style-name="ce38" table:formula="of:=SUM([.D6:.E6])" office:value-type="float" office:value="85281" calcext:value-type="float">
            <text:p>85,281</text:p>
          </table:table-cell>
          <table:table-cell table:style-name="ce38" office:value-type="float" office:value="43795" calcext:value-type="float">
            <text:p>43,795</text:p>
          </table:table-cell>
          <table:table-cell table:style-name="ce44" office:value-type="float" office:value="41486" calcext:value-type="float">
            <text:p>41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303" calcext:value-type="float">
            <text:p>23,303</text:p>
          </table:table-cell>
          <table:table-cell table:style-name="ce38" table:formula="of:=SUM([.D7:.E7])" office:value-type="float" office:value="89361" calcext:value-type="float">
            <text:p>89,361</text:p>
          </table:table-cell>
          <table:table-cell table:style-name="ce38" office:value-type="float" office:value="45960" calcext:value-type="float">
            <text:p>45,960</text:p>
          </table:table-cell>
          <table:table-cell table:style-name="ce44" office:value-type="float" office:value="43401" calcext:value-type="float">
            <text:p>43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26" calcext:value-type="float">
            <text:p>9,626</text:p>
          </table:table-cell>
          <table:table-cell table:style-name="ce38" table:formula="of:=SUM([.D8:.E8])" office:value-type="float" office:value="33647" calcext:value-type="float">
            <text:p>33,647</text:p>
          </table:table-cell>
          <table:table-cell table:style-name="ce38" office:value-type="float" office:value="17118" calcext:value-type="float">
            <text:p>17,118</text:p>
          </table:table-cell>
          <table:table-cell table:style-name="ce44" office:value-type="float" office:value="16529" calcext:value-type="float">
            <text:p>16,5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599" calcext:value-type="float">
            <text:p>35,599</text:p>
          </table:table-cell>
          <table:table-cell table:style-name="ce38" table:formula="of:=SUM([.D9:.E9])" office:value-type="float" office:value="125959" calcext:value-type="float">
            <text:p>125,959</text:p>
          </table:table-cell>
          <table:table-cell table:style-name="ce38" office:value-type="float" office:value="63551" calcext:value-type="float">
            <text:p>63,551</text:p>
          </table:table-cell>
          <table:table-cell table:style-name="ce44" office:value-type="float" office:value="62408" calcext:value-type="float">
            <text:p>62,4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12" calcext:value-type="float">
            <text:p>14,712</text:p>
          </table:table-cell>
          <table:table-cell table:style-name="ce38" table:formula="of:=SUM([.D10:.E10])" office:value-type="float" office:value="56508" calcext:value-type="float">
            <text:p>56,508</text:p>
          </table:table-cell>
          <table:table-cell table:style-name="ce38" office:value-type="float" office:value="28971" calcext:value-type="float">
            <text:p>28,971</text:p>
          </table:table-cell>
          <table:table-cell table:style-name="ce44" office:value-type="float" office:value="27537" calcext:value-type="float">
            <text:p>27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271" calcext:value-type="float">
            <text:p>12,271</text:p>
          </table:table-cell>
          <table:table-cell table:style-name="ce38" table:formula="of:=SUM([.D11:.E11])" office:value-type="float" office:value="44785" calcext:value-type="float">
            <text:p>44,785</text:p>
          </table:table-cell>
          <table:table-cell table:style-name="ce38" office:value-type="float" office:value="23517" calcext:value-type="float">
            <text:p>23,517</text:p>
          </table:table-cell>
          <table:table-cell table:style-name="ce44" office:value-type="float" office:value="21268" calcext:value-type="float">
            <text:p>21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09" calcext:value-type="float">
            <text:p>14,009</text:p>
          </table:table-cell>
          <table:table-cell table:style-name="ce38" table:formula="of:=SUM([.D12:.E12])" office:value-type="float" office:value="54852" calcext:value-type="float">
            <text:p>54,852</text:p>
          </table:table-cell>
          <table:table-cell table:style-name="ce38" office:value-type="float" office:value="28349" calcext:value-type="float">
            <text:p>28,349</text:p>
          </table:table-cell>
          <table:table-cell table:style-name="ce44" office:value-type="float" office:value="26503" calcext:value-type="float">
            <text:p>26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8" table:formula="of:=SUM([.D13:.E13])" office:value-type="float" office:value="17026" calcext:value-type="float">
            <text:p>17,026</text:p>
          </table:table-cell>
          <table:table-cell table:style-name="ce38" office:value-type="float" office:value="8779" calcext:value-type="float">
            <text:p>8,779</text:p>
          </table:table-cell>
          <table:table-cell table:style-name="ce44" office:value-type="float" office:value="8247" calcext:value-type="float">
            <text:p>8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8" table:formula="of:=SUM([.D14:.E14])" office:value-type="float" office:value="35800" calcext:value-type="float">
            <text:p>35,800</text:p>
          </table:table-cell>
          <table:table-cell table:style-name="ce38" office:value-type="float" office:value="18473" calcext:value-type="float">
            <text:p>18,473</text:p>
          </table:table-cell>
          <table:table-cell table:style-name="ce44" office:value-type="float" office:value="17327" calcext:value-type="float">
            <text:p>17,3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685" calcext:value-type="float">
            <text:p>11,685</text:p>
          </table:table-cell>
          <table:table-cell table:style-name="ce38" table:formula="of:=SUM([.D15:.E15])" office:value-type="float" office:value="49002" calcext:value-type="float">
            <text:p>49,002</text:p>
          </table:table-cell>
          <table:table-cell table:style-name="ce38" office:value-type="float" office:value="25680" calcext:value-type="float">
            <text:p>25,680</text:p>
          </table:table-cell>
          <table:table-cell table:style-name="ce44" office:value-type="float" office:value="23322" calcext:value-type="float">
            <text:p>23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397" calcext:value-type="float">
            <text:p>9,397</text:p>
          </table:table-cell>
          <table:table-cell table:style-name="ce38" table:formula="of:=SUM([.D16:.E16])" office:value-type="float" office:value="38955" calcext:value-type="float">
            <text:p>38,955</text:p>
          </table:table-cell>
          <table:table-cell table:style-name="ce38" office:value-type="float" office:value="20205" calcext:value-type="float">
            <text:p>20,205</text:p>
          </table:table-cell>
          <table:table-cell table:style-name="ce44" office:value-type="float" office:value="18750" calcext:value-type="float">
            <text:p>18,7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509" calcext:value-type="float">
            <text:p>12,509</text:p>
          </table:table-cell>
          <table:table-cell table:style-name="ce38" table:formula="of:=SUM([.D17:.E17])" office:value-type="float" office:value="46195" calcext:value-type="float">
            <text:p>46,195</text:p>
          </table:table-cell>
          <table:table-cell table:style-name="ce38" office:value-type="float" office:value="23884" calcext:value-type="float">
            <text:p>23,884</text:p>
          </table:table-cell>
          <table:table-cell table:style-name="ce44" office:value-type="float" office:value="22311" calcext:value-type="float">
            <text:p>22,3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2" calcext:value-type="float">
            <text:p>6,792</text:p>
          </table:table-cell>
          <table:table-cell table:style-name="ce38" table:formula="of:=SUM([.D18:.E18])" office:value-type="float" office:value="25089" calcext:value-type="float">
            <text:p>25,089</text:p>
          </table:table-cell>
          <table:table-cell table:style-name="ce38" office:value-type="float" office:value="13323" calcext:value-type="float">
            <text:p>13,323</text:p>
          </table:table-cell>
          <table:table-cell table:style-name="ce44" office:value-type="float" office:value="11766" calcext:value-type="float">
            <text:p>11,7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14" calcext:value-type="float">
            <text:p>9,914</text:p>
          </table:table-cell>
          <table:table-cell table:style-name="ce38" table:formula="of:=SUM([.D19:.E19])" office:value-type="float" office:value="36459" calcext:value-type="float">
            <text:p>36,459</text:p>
          </table:table-cell>
          <table:table-cell table:style-name="ce38" office:value-type="float" office:value="19072" calcext:value-type="float">
            <text:p>19,072</text:p>
          </table:table-cell>
          <table:table-cell table:style-name="ce44" office:value-type="float" office:value="17387" calcext:value-type="float">
            <text:p>17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8" table:formula="of:=SUM([.D20:.E20])" office:value-type="float" office:value="34646" calcext:value-type="float">
            <text:p>34,646</text:p>
          </table:table-cell>
          <table:table-cell table:style-name="ce42" office:value-type="float" office:value="18243" calcext:value-type="float">
            <text:p>18,243</text:p>
          </table:table-cell>
          <table:table-cell table:style-name="ce44" office:value-type="float" office:value="16403" calcext:value-type="float">
            <text:p>16,4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662" calcext:value-type="float">
            <text:p>9,662</text:p>
          </table:table-cell>
          <table:table-cell table:style-name="ce38" table:formula="of:=SUM([.D21:.E21])" office:value-type="float" office:value="35497" calcext:value-type="float">
            <text:p>35,497</text:p>
          </table:table-cell>
          <table:table-cell table:style-name="ce38" office:value-type="float" office:value="18474" calcext:value-type="float">
            <text:p>18,474</text:p>
          </table:table-cell>
          <table:table-cell table:style-name="ce44" office:value-type="float" office:value="17023" calcext:value-type="float">
            <text:p>17,0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48" calcext:value-type="float">
            <text:p>10,148</text:p>
          </table:table-cell>
          <table:table-cell table:style-name="ce38" table:formula="of:=SUM([.D22:.E22])" office:value-type="float" office:value="39625" calcext:value-type="float">
            <text:p>39,625</text:p>
          </table:table-cell>
          <table:table-cell table:style-name="ce38" office:value-type="float" office:value="20624" calcext:value-type="float">
            <text:p>20,624</text:p>
          </table:table-cell>
          <table:table-cell table:style-name="ce44" office:value-type="float" office:value="19001" calcext:value-type="float">
            <text:p>19,0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57" calcext:value-type="float">
            <text:p>12,057</text:p>
          </table:table-cell>
          <table:table-cell table:style-name="ce38" table:formula="of:=SUM([.D23:.E23])" office:value-type="float" office:value="45259" calcext:value-type="float">
            <text:p>45,259</text:p>
          </table:table-cell>
          <table:table-cell table:style-name="ce38" office:value-type="float" office:value="23331" calcext:value-type="float">
            <text:p>23,331</text:p>
          </table:table-cell>
          <table:table-cell table:style-name="ce44" office:value-type="float" office:value="21928" calcext:value-type="float">
            <text:p>21,9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8" table:formula="of:=SUM([.D24:.E24])" office:value-type="float" office:value="16946" calcext:value-type="float">
            <text:p>16,946</text:p>
          </table:table-cell>
          <table:table-cell table:style-name="ce38" office:value-type="float" office:value="8965" calcext:value-type="float">
            <text:p>8,965</text:p>
          </table:table-cell>
          <table:table-cell table:style-name="ce44" office:value-type="float" office:value="7981" calcext:value-type="float">
            <text:p>7,9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8" table:formula="of:=SUM([.D25:.E25])" office:value-type="float" office:value="28917" calcext:value-type="float">
            <text:p>28,917</text:p>
          </table:table-cell>
          <table:table-cell table:style-name="ce38" office:value-type="float" office:value="15118" calcext:value-type="float">
            <text:p>15,118</text:p>
          </table:table-cell>
          <table:table-cell table:style-name="ce44" office:value-type="float" office:value="13799" calcext:value-type="float">
            <text:p>13,7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348" calcext:value-type="float">
            <text:p>8,348</text:p>
          </table:table-cell>
          <table:table-cell table:style-name="ce38" table:formula="of:=SUM([.D26:.E26])" office:value-type="float" office:value="32004" calcext:value-type="float">
            <text:p>32,004</text:p>
          </table:table-cell>
          <table:table-cell table:style-name="ce38" office:value-type="float" office:value="16797" calcext:value-type="float">
            <text:p>16,797</text:p>
          </table:table-cell>
          <table:table-cell table:style-name="ce44" office:value-type="float" office:value="15207" calcext:value-type="float">
            <text:p>15,2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60" calcext:value-type="float">
            <text:p>9,860</text:p>
          </table:table-cell>
          <table:table-cell table:style-name="ce38" table:formula="of:=SUM([.D27:.E27])" office:value-type="float" office:value="36759" calcext:value-type="float">
            <text:p>36,759</text:p>
          </table:table-cell>
          <table:table-cell table:style-name="ce38" office:value-type="float" office:value="19509" calcext:value-type="float">
            <text:p>19,509</text:p>
          </table:table-cell>
          <table:table-cell table:style-name="ce44" office:value-type="float" office:value="17250" calcext:value-type="float">
            <text:p>17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8" table:formula="of:=SUM([.D28:.E28])" office:value-type="float" office:value="19092" calcext:value-type="float">
            <text:p>19,092</text:p>
          </table:table-cell>
          <table:table-cell table:style-name="ce38" office:value-type="float" office:value="10417" calcext:value-type="float">
            <text:p>10,417</text:p>
          </table:table-cell>
          <table:table-cell table:style-name="ce44" office:value-type="float" office:value="8675" calcext:value-type="float">
            <text:p>8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8" table:formula="of:=SUM([.D29:.E29])" office:value-type="float" office:value="16642" calcext:value-type="float">
            <text:p>16,642</text:p>
          </table:table-cell>
          <table:table-cell table:style-name="ce38" office:value-type="float" office:value="8812" calcext:value-type="float">
            <text:p>8,812</text:p>
          </table:table-cell>
          <table:table-cell table:style-name="ce44" office:value-type="float" office:value="7830" calcext:value-type="float">
            <text:p>7,83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36" calcext:value-type="float">
            <text:p>8,536</text:p>
          </table:table-cell>
          <table:table-cell table:style-name="ce39" table:formula="of:=SUM([.D30:.E30])" office:value-type="float" office:value="31999" calcext:value-type="float">
            <text:p>31,999</text:p>
          </table:table-cell>
          <table:table-cell table:style-name="ce39" office:value-type="float" office:value="16954" calcext:value-type="float">
            <text:p>16,954</text:p>
          </table:table-cell>
          <table:table-cell table:style-name="ce74" office:value-type="float" office:value="15045" calcext:value-type="float">
            <text:p>15,045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6712" calcext:value-type="float">
            <text:p>166,712</text:p>
          </table:table-cell>
          <table:table-cell table:style-name="ce44" table:formula="of:=SUM([.C5:.C17])" office:value-type="float" office:value="532059" calcext:value-type="float">
            <text:p>532,059</text:p>
          </table:table-cell>
          <table:table-cell table:style-name="ce38" table:formula="of:=SUM([.D5:.D17])" office:value-type="float" office:value="275025" calcext:value-type="float">
            <text:p>275,025</text:p>
          </table:table-cell>
          <table:table-cell table:style-name="ce45" table:formula="of:=SUM([.E5:.E17])" office:value-type="float" office:value="257034" calcext:value-type="float">
            <text:p>257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561" calcext:value-type="float">
            <text:p>32,561</text:p>
          </table:table-cell>
          <table:table-cell table:style-name="ce38" table:formula="of:=SUM([.D5:.E5])" office:value-type="float" office:value="105270" calcext:value-type="float">
            <text:p>105,270</text:p>
          </table:table-cell>
          <table:table-cell table:style-name="ce38" office:value-type="float" office:value="53142" calcext:value-type="float">
            <text:p>53,142</text:p>
          </table:table-cell>
          <table:table-cell table:style-name="ce45" office:value-type="float" office:value="52128" calcext:value-type="float">
            <text:p>52,1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776" calcext:value-type="float">
            <text:p>27,776</text:p>
          </table:table-cell>
          <table:table-cell table:style-name="ce38" table:formula="of:=SUM([.D6:.E6])" office:value-type="float" office:value="86252" calcext:value-type="float">
            <text:p>86,252</text:p>
          </table:table-cell>
          <table:table-cell table:style-name="ce38" office:value-type="float" office:value="43693" calcext:value-type="float">
            <text:p>43,693</text:p>
          </table:table-cell>
          <table:table-cell table:style-name="ce45" office:value-type="float" office:value="42559" calcext:value-type="float">
            <text:p>42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071" calcext:value-type="float">
            <text:p>30,071</text:p>
          </table:table-cell>
          <table:table-cell table:style-name="ce38" table:formula="of:=SUM([.D7:.E7])" office:value-type="float" office:value="100185" calcext:value-type="float">
            <text:p>100,185</text:p>
          </table:table-cell>
          <table:table-cell table:style-name="ce38" office:value-type="float" office:value="50806" calcext:value-type="float">
            <text:p>50,806</text:p>
          </table:table-cell>
          <table:table-cell table:style-name="ce45" office:value-type="float" office:value="49379" calcext:value-type="float">
            <text:p>49,3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404" calcext:value-type="float">
            <text:p>18,404</text:p>
          </table:table-cell>
          <table:table-cell table:style-name="ce38" table:formula="of:=SUM([.D8:.E8])" office:value-type="float" office:value="59046" calcext:value-type="float">
            <text:p>59,046</text:p>
          </table:table-cell>
          <table:table-cell table:style-name="ce38" office:value-type="float" office:value="30547" calcext:value-type="float">
            <text:p>30,547</text:p>
          </table:table-cell>
          <table:table-cell table:style-name="ce45" office:value-type="float" office:value="28499" calcext:value-type="float">
            <text:p>28,4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8" table:formula="of:=SUM([.D9:.E9])" office:value-type="float" office:value="12050" calcext:value-type="float">
            <text:p>12,050</text:p>
          </table:table-cell>
          <table:table-cell table:style-name="ce38" office:value-type="float" office:value="6347" calcext:value-type="float">
            <text:p>6,347</text:p>
          </table:table-cell>
          <table:table-cell table:style-name="ce45" office:value-type="float" office:value="5703" calcext:value-type="float">
            <text:p>5,7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38" calcext:value-type="float">
            <text:p>11,838</text:p>
          </table:table-cell>
          <table:table-cell table:style-name="ce38" table:formula="of:=SUM([.D10:.E10])" office:value-type="float" office:value="41606" calcext:value-type="float">
            <text:p>41,606</text:p>
          </table:table-cell>
          <table:table-cell table:style-name="ce38" office:value-type="float" office:value="21923" calcext:value-type="float">
            <text:p>21,923</text:p>
          </table:table-cell>
          <table:table-cell table:style-name="ce45" office:value-type="float" office:value="19683" calcext:value-type="float">
            <text:p>19,6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8" table:formula="of:=SUM([.D11:.E11])" office:value-type="float" office:value="19424" calcext:value-type="float">
            <text:p>19,424</text:p>
          </table:table-cell>
          <table:table-cell table:style-name="ce38" office:value-type="float" office:value="10364" calcext:value-type="float">
            <text:p>10,364</text:p>
          </table:table-cell>
          <table:table-cell table:style-name="ce45" office:value-type="float" office:value="9060" calcext:value-type="float">
            <text:p>9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8" table:formula="of:=SUM([.D12:.E12])" office:value-type="float" office:value="16444" calcext:value-type="float">
            <text:p>16,444</text:p>
          </table:table-cell>
          <table:table-cell table:style-name="ce38" office:value-type="float" office:value="8963" calcext:value-type="float">
            <text:p>8,963</text:p>
          </table:table-cell>
          <table:table-cell table:style-name="ce45" office:value-type="float" office:value="7481" calcext:value-type="float">
            <text:p>7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13" calcext:value-type="float">
            <text:p>5,713</text:p>
          </table:table-cell>
          <table:table-cell table:style-name="ce38" table:formula="of:=SUM([.D13:.E13])" office:value-type="float" office:value="17351" calcext:value-type="float">
            <text:p>17,351</text:p>
          </table:table-cell>
          <table:table-cell table:style-name="ce38" office:value-type="float" office:value="9226" calcext:value-type="float">
            <text:p>9,226</text:p>
          </table:table-cell>
          <table:table-cell table:style-name="ce45" office:value-type="float" office:value="8125" calcext:value-type="float">
            <text:p>8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21" calcext:value-type="float">
            <text:p>7,121</text:p>
          </table:table-cell>
          <table:table-cell table:style-name="ce38" table:formula="of:=SUM([.D14:.E14])" office:value-type="float" office:value="21209" calcext:value-type="float">
            <text:p>21,209</text:p>
          </table:table-cell>
          <table:table-cell table:style-name="ce38" office:value-type="float" office:value="11644" calcext:value-type="float">
            <text:p>11,644</text:p>
          </table:table-cell>
          <table:table-cell table:style-name="ce45" office:value-type="float" office:value="9565" calcext:value-type="float">
            <text:p>9,5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74" calcext:value-type="float">
            <text:p>7,174</text:p>
          </table:table-cell>
          <table:table-cell table:style-name="ce38" table:formula="of:=SUM([.D15:.E15])" office:value-type="float" office:value="20614" calcext:value-type="float">
            <text:p>20,614</text:p>
          </table:table-cell>
          <table:table-cell table:style-name="ce38" office:value-type="float" office:value="10863" calcext:value-type="float">
            <text:p>10,863</text:p>
          </table:table-cell>
          <table:table-cell table:style-name="ce45" office:value-type="float" office:value="9751" calcext:value-type="float">
            <text:p>9,7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57" calcext:value-type="float">
            <text:p>5,057</text:p>
          </table:table-cell>
          <table:table-cell table:style-name="ce38" table:formula="of:=SUM([.D16:.E16])" office:value-type="float" office:value="17162" calcext:value-type="float">
            <text:p>17,162</text:p>
          </table:table-cell>
          <table:table-cell table:style-name="ce38" office:value-type="float" office:value="9335" calcext:value-type="float">
            <text:p>9,335</text:p>
          </table:table-cell>
          <table:table-cell table:style-name="ce45" office:value-type="float" office:value="7827" calcext:value-type="float">
            <text:p>7,82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5" calcext:value-type="float">
            <text:p>4,875</text:p>
          </table:table-cell>
          <table:table-cell table:style-name="ce39" table:formula="of:=SUM([.D17:.E17])" office:value-type="float" office:value="15446" calcext:value-type="float">
            <text:p>15,446</text:p>
          </table:table-cell>
          <table:table-cell table:style-name="ce39" office:value-type="float" office:value="8172" calcext:value-type="float">
            <text:p>8,172</text:p>
          </table:table-cell>
          <table:table-cell table:style-name="ce52" office:value-type="float" office:value="7274" calcext:value-type="float">
            <text:p>7,27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3376" calcext:value-type="float">
            <text:p>223,376</text:p>
          </table:table-cell>
          <table:table-cell table:style-name="ce44" table:formula="of:=SUM([.C5:.C24])" office:value-type="float" office:value="724238" calcext:value-type="float">
            <text:p>724,238</text:p>
          </table:table-cell>
          <table:table-cell table:style-name="ce38" table:formula="of:=SUM([.D5:.D24])" office:value-type="float" office:value="379762" calcext:value-type="float">
            <text:p>379,762</text:p>
          </table:table-cell>
          <table:table-cell table:style-name="ce45" table:formula="of:=SUM([.E5:.E24])" office:value-type="float" office:value="344476" calcext:value-type="float">
            <text:p>344,4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430" calcext:value-type="float">
            <text:p>33,430</text:p>
          </table:table-cell>
          <table:table-cell table:style-name="ce38" table:formula="of:=SUM([.D5:.E5])" office:value-type="float" office:value="106198" calcext:value-type="float">
            <text:p>106,198</text:p>
          </table:table-cell>
          <table:table-cell table:style-name="ce38" office:value-type="float" office:value="53678" calcext:value-type="float">
            <text:p>53,678</text:p>
          </table:table-cell>
          <table:table-cell table:style-name="ce45" office:value-type="float" office:value="52520" calcext:value-type="float">
            <text:p>52,5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884" calcext:value-type="float">
            <text:p>14,884</text:p>
          </table:table-cell>
          <table:table-cell table:style-name="ce38" table:formula="of:=SUM([.D6:.E6])" office:value-type="float" office:value="47588" calcext:value-type="float">
            <text:p>47,588</text:p>
          </table:table-cell>
          <table:table-cell table:style-name="ce38" office:value-type="float" office:value="24208" calcext:value-type="float">
            <text:p>24,208</text:p>
          </table:table-cell>
          <table:table-cell table:style-name="ce45" office:value-type="float" office:value="23380" calcext:value-type="float">
            <text:p>23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585" calcext:value-type="float">
            <text:p>21,585</text:p>
          </table:table-cell>
          <table:table-cell table:style-name="ce38" table:formula="of:=SUM([.D7:.E7])" office:value-type="float" office:value="69886" calcext:value-type="float">
            <text:p>69,886</text:p>
          </table:table-cell>
          <table:table-cell table:style-name="ce38" office:value-type="float" office:value="35654" calcext:value-type="float">
            <text:p>35,654</text:p>
          </table:table-cell>
          <table:table-cell table:style-name="ce45" office:value-type="float" office:value="34232" calcext:value-type="float">
            <text:p>34,2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50" calcext:value-type="float">
            <text:p>13,750</text:p>
          </table:table-cell>
          <table:table-cell table:style-name="ce38" table:formula="of:=SUM([.D8:.E8])" office:value-type="float" office:value="49078" calcext:value-type="float">
            <text:p>49,078</text:p>
          </table:table-cell>
          <table:table-cell table:style-name="ce38" office:value-type="float" office:value="24974" calcext:value-type="float">
            <text:p>24,974</text:p>
          </table:table-cell>
          <table:table-cell table:style-name="ce45" office:value-type="float" office:value="24104" calcext:value-type="float">
            <text:p>24,1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22" calcext:value-type="float">
            <text:p>8,522</text:p>
          </table:table-cell>
          <table:table-cell table:style-name="ce38" table:formula="of:=SUM([.D9:.E9])" office:value-type="float" office:value="30957" calcext:value-type="float">
            <text:p>30,957</text:p>
          </table:table-cell>
          <table:table-cell table:style-name="ce38" office:value-type="float" office:value="16233" calcext:value-type="float">
            <text:p>16,233</text:p>
          </table:table-cell>
          <table:table-cell table:style-name="ce45" office:value-type="float" office:value="14724" calcext:value-type="float">
            <text:p>14,7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37" calcext:value-type="float">
            <text:p>14,937</text:p>
          </table:table-cell>
          <table:table-cell table:style-name="ce38" table:formula="of:=SUM([.D10:.E10])" office:value-type="float" office:value="43932" calcext:value-type="float">
            <text:p>43,932</text:p>
          </table:table-cell>
          <table:table-cell table:style-name="ce38" office:value-type="float" office:value="22899" calcext:value-type="float">
            <text:p>22,899</text:p>
          </table:table-cell>
          <table:table-cell table:style-name="ce45" office:value-type="float" office:value="21033" calcext:value-type="float">
            <text:p>21,0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18" calcext:value-type="float">
            <text:p>10,418</text:p>
          </table:table-cell>
          <table:table-cell table:style-name="ce38" table:formula="of:=SUM([.D11:.E11])" office:value-type="float" office:value="35000" calcext:value-type="float">
            <text:p>35,000</text:p>
          </table:table-cell>
          <table:table-cell table:style-name="ce38" office:value-type="float" office:value="18579" calcext:value-type="float">
            <text:p>18,579</text:p>
          </table:table-cell>
          <table:table-cell table:style-name="ce45" office:value-type="float" office:value="16421" calcext:value-type="float">
            <text:p>16,4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23" calcext:value-type="float">
            <text:p>6,523</text:p>
          </table:table-cell>
          <table:table-cell table:style-name="ce38" table:formula="of:=SUM([.D12:.E12])" office:value-type="float" office:value="21722" calcext:value-type="float">
            <text:p>21,722</text:p>
          </table:table-cell>
          <table:table-cell table:style-name="ce38" office:value-type="float" office:value="11589" calcext:value-type="float">
            <text:p>11,589</text:p>
          </table:table-cell>
          <table:table-cell table:style-name="ce45" office:value-type="float" office:value="10133" calcext:value-type="float">
            <text:p>10,1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8" table:formula="of:=SUM([.D13:.E13])" office:value-type="float" office:value="30744" calcext:value-type="float">
            <text:p>30,744</text:p>
          </table:table-cell>
          <table:table-cell table:style-name="ce38" office:value-type="float" office:value="16140" calcext:value-type="float">
            <text:p>16,140</text:p>
          </table:table-cell>
          <table:table-cell table:style-name="ce45" office:value-type="float" office:value="14604" calcext:value-type="float">
            <text:p>14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8" table:formula="of:=SUM([.D14:.E14])" office:value-type="float" office:value="20212" calcext:value-type="float">
            <text:p>20,212</text:p>
          </table:table-cell>
          <table:table-cell table:style-name="ce38" office:value-type="float" office:value="10631" calcext:value-type="float">
            <text:p>10,631</text:p>
          </table:table-cell>
          <table:table-cell table:style-name="ce45" office:value-type="float" office:value="9581" calcext:value-type="float">
            <text:p>9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55" calcext:value-type="float">
            <text:p>8,655</text:p>
          </table:table-cell>
          <table:table-cell table:style-name="ce38" table:formula="of:=SUM([.D15:.E15])" office:value-type="float" office:value="30308" calcext:value-type="float">
            <text:p>30,308</text:p>
          </table:table-cell>
          <table:table-cell table:style-name="ce38" office:value-type="float" office:value="16297" calcext:value-type="float">
            <text:p>16,297</text:p>
          </table:table-cell>
          <table:table-cell table:style-name="ce45" office:value-type="float" office:value="14011" calcext:value-type="float">
            <text:p>14,0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12" calcext:value-type="float">
            <text:p>8,212</text:p>
          </table:table-cell>
          <table:table-cell table:style-name="ce38" table:formula="of:=SUM([.D16:.E16])" office:value-type="float" office:value="28003" calcext:value-type="float">
            <text:p>28,003</text:p>
          </table:table-cell>
          <table:table-cell table:style-name="ce38" office:value-type="float" office:value="14849" calcext:value-type="float">
            <text:p>14,849</text:p>
          </table:table-cell>
          <table:table-cell table:style-name="ce45" office:value-type="float" office:value="13154" calcext:value-type="float">
            <text:p>13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612" calcext:value-type="float">
            <text:p>11,612</text:p>
          </table:table-cell>
          <table:table-cell table:style-name="ce38" table:formula="of:=SUM([.D17:.E17])" office:value-type="float" office:value="34014" calcext:value-type="float">
            <text:p>34,014</text:p>
          </table:table-cell>
          <table:table-cell table:style-name="ce38" office:value-type="float" office:value="18086" calcext:value-type="float">
            <text:p>18,086</text:p>
          </table:table-cell>
          <table:table-cell table:style-name="ce45" office:value-type="float" office:value="15928" calcext:value-type="float">
            <text:p>15,9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8" table:formula="of:=SUM([.D18:.E18])" office:value-type="float" office:value="17411" calcext:value-type="float">
            <text:p>17,411</text:p>
          </table:table-cell>
          <table:table-cell table:style-name="ce38" office:value-type="float" office:value="9495" calcext:value-type="float">
            <text:p>9,495</text:p>
          </table:table-cell>
          <table:table-cell table:style-name="ce45" office:value-type="float" office:value="7916" calcext:value-type="float">
            <text:p>7,9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8" table:formula="of:=SUM([.D19:.E19])" office:value-type="float" office:value="14626" calcext:value-type="float">
            <text:p>14,626</text:p>
          </table:table-cell>
          <table:table-cell table:style-name="ce38" office:value-type="float" office:value="7832" calcext:value-type="float">
            <text:p>7,832</text:p>
          </table:table-cell>
          <table:table-cell table:style-name="ce45" office:value-type="float" office:value="6794" calcext:value-type="float">
            <text:p>6,7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53" calcext:value-type="float">
            <text:p>8,653</text:p>
          </table:table-cell>
          <table:table-cell table:style-name="ce38" table:formula="of:=SUM([.D20:.E20])" office:value-type="float" office:value="27038" calcext:value-type="float">
            <text:p>27,038</text:p>
          </table:table-cell>
          <table:table-cell table:style-name="ce42" office:value-type="float" office:value="14600" calcext:value-type="float">
            <text:p>14,600</text:p>
          </table:table-cell>
          <table:table-cell table:style-name="ce45" office:value-type="float" office:value="12438" calcext:value-type="float">
            <text:p>12,4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84" calcext:value-type="float">
            <text:p>9,184</text:p>
          </table:table-cell>
          <table:table-cell table:style-name="ce38" table:formula="of:=SUM([.D21:.E21])" office:value-type="float" office:value="29423" calcext:value-type="float">
            <text:p>29,423</text:p>
          </table:table-cell>
          <table:table-cell table:style-name="ce38" office:value-type="float" office:value="16084" calcext:value-type="float">
            <text:p>16,084</text:p>
          </table:table-cell>
          <table:table-cell table:style-name="ce45" office:value-type="float" office:value="13339" calcext:value-type="float">
            <text:p>13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26" calcext:value-type="float">
            <text:p>8,926</text:p>
          </table:table-cell>
          <table:table-cell table:style-name="ce38" table:formula="of:=SUM([.D22:.E22])" office:value-type="float" office:value="27512" calcext:value-type="float">
            <text:p>27,512</text:p>
          </table:table-cell>
          <table:table-cell table:style-name="ce38" office:value-type="float" office:value="15082" calcext:value-type="float">
            <text:p>15,082</text:p>
          </table:table-cell>
          <table:table-cell table:style-name="ce45" office:value-type="float" office:value="12430" calcext:value-type="float">
            <text:p>12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07" calcext:value-type="float">
            <text:p>9,507</text:p>
          </table:table-cell>
          <table:table-cell table:style-name="ce38" table:formula="of:=SUM([.D23:.E23])" office:value-type="float" office:value="31031" calcext:value-type="float">
            <text:p>31,031</text:p>
          </table:table-cell>
          <table:table-cell table:style-name="ce38" office:value-type="float" office:value="16620" calcext:value-type="float">
            <text:p>16,620</text:p>
          </table:table-cell>
          <table:table-cell table:style-name="ce45" office:value-type="float" office:value="14411" calcext:value-type="float">
            <text:p>14,4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89" calcext:value-type="float">
            <text:p>10,289</text:p>
          </table:table-cell>
          <table:table-cell table:style-name="ce39" table:formula="of:=SUM([.D24:.E24])" office:value-type="float" office:value="29555" calcext:value-type="float">
            <text:p>29,555</text:p>
          </table:table-cell>
          <table:table-cell table:style-name="ce39" office:value-type="float" office:value="16232" calcext:value-type="float">
            <text:p>16,232</text:p>
          </table:table-cell>
          <table:table-cell table:style-name="ce52" office:value-type="float" office:value="13323" calcext:value-type="float">
            <text:p>13,32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1529" calcext:value-type="float">
            <text:p>171,529</text:p>
          </table:table-cell>
          <table:table-cell table:style-name="ce44" table:formula="of:=SUM([.C5:.C22])" office:value-type="float" office:value="548612" calcext:value-type="float">
            <text:p>548,612</text:p>
          </table:table-cell>
          <table:table-cell table:style-name="ce38" table:formula="of:=SUM([.D5:.D22])" office:value-type="float" office:value="287344" calcext:value-type="float">
            <text:p>287,344</text:p>
          </table:table-cell>
          <table:table-cell table:style-name="ce45" table:formula="of:=SUM([.E5:.E22])" office:value-type="float" office:value="261268" calcext:value-type="float">
            <text:p>261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683" calcext:value-type="float">
            <text:p>10,683</text:p>
          </table:table-cell>
          <table:table-cell table:style-name="ce38" table:formula="of:=SUM([.D5:.E5])" office:value-type="float" office:value="35878" calcext:value-type="float">
            <text:p>35,878</text:p>
          </table:table-cell>
          <table:table-cell table:style-name="ce38" office:value-type="float" office:value="18637" calcext:value-type="float">
            <text:p>18,637</text:p>
          </table:table-cell>
          <table:table-cell table:style-name="ce45" office:value-type="float" office:value="17241" calcext:value-type="float">
            <text:p>17,2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890" calcext:value-type="float">
            <text:p>13,890</text:p>
          </table:table-cell>
          <table:table-cell table:style-name="ce38" table:formula="of:=SUM([.D6:.E6])" office:value-type="float" office:value="44221" calcext:value-type="float">
            <text:p>44,221</text:p>
          </table:table-cell>
          <table:table-cell table:style-name="ce38" office:value-type="float" office:value="22659" calcext:value-type="float">
            <text:p>22,659</text:p>
          </table:table-cell>
          <table:table-cell table:style-name="ce45" office:value-type="float" office:value="21562" calcext:value-type="float">
            <text:p>21,5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81" calcext:value-type="float">
            <text:p>9,981</text:p>
          </table:table-cell>
          <table:table-cell table:style-name="ce38" table:formula="of:=SUM([.D7:.E7])" office:value-type="float" office:value="30897" calcext:value-type="float">
            <text:p>30,897</text:p>
          </table:table-cell>
          <table:table-cell table:style-name="ce38" office:value-type="float" office:value="15968" calcext:value-type="float">
            <text:p>15,968</text:p>
          </table:table-cell>
          <table:table-cell table:style-name="ce45" office:value-type="float" office:value="14929" calcext:value-type="float">
            <text:p>14,9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08" calcext:value-type="float">
            <text:p>11,008</text:p>
          </table:table-cell>
          <table:table-cell table:style-name="ce38" table:formula="of:=SUM([.D8:.E8])" office:value-type="float" office:value="34107" calcext:value-type="float">
            <text:p>34,107</text:p>
          </table:table-cell>
          <table:table-cell table:style-name="ce38" office:value-type="float" office:value="17594" calcext:value-type="float">
            <text:p>17,594</text:p>
          </table:table-cell>
          <table:table-cell table:style-name="ce45" office:value-type="float" office:value="16513" calcext:value-type="float">
            <text:p>16,5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944" calcext:value-type="float">
            <text:p>21,944</text:p>
          </table:table-cell>
          <table:table-cell table:style-name="ce38" table:formula="of:=SUM([.D9:.E9])" office:value-type="float" office:value="72652" calcext:value-type="float">
            <text:p>72,652</text:p>
          </table:table-cell>
          <table:table-cell table:style-name="ce38" office:value-type="float" office:value="37456" calcext:value-type="float">
            <text:p>37,456</text:p>
          </table:table-cell>
          <table:table-cell table:style-name="ce45" office:value-type="float" office:value="35196" calcext:value-type="float">
            <text:p>35,1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8" table:formula="of:=SUM([.D10:.E10])" office:value-type="float" office:value="16698" calcext:value-type="float">
            <text:p>16,698</text:p>
          </table:table-cell>
          <table:table-cell table:style-name="ce38" office:value-type="float" office:value="8942" calcext:value-type="float">
            <text:p>8,942</text:p>
          </table:table-cell>
          <table:table-cell table:style-name="ce45" office:value-type="float" office:value="7756" calcext:value-type="float">
            <text:p>7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64" calcext:value-type="float">
            <text:p>10,164</text:p>
          </table:table-cell>
          <table:table-cell table:style-name="ce38" table:formula="of:=SUM([.D11:.E11])" office:value-type="float" office:value="35164" calcext:value-type="float">
            <text:p>35,164</text:p>
          </table:table-cell>
          <table:table-cell table:style-name="ce38" office:value-type="float" office:value="18571" calcext:value-type="float">
            <text:p>18,571</text:p>
          </table:table-cell>
          <table:table-cell table:style-name="ce45" office:value-type="float" office:value="16593" calcext:value-type="float">
            <text:p>16,5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48" calcext:value-type="float">
            <text:p>9,048</text:p>
          </table:table-cell>
          <table:table-cell table:style-name="ce38" table:formula="of:=SUM([.D12:.E12])" office:value-type="float" office:value="27033" calcext:value-type="float">
            <text:p>27,033</text:p>
          </table:table-cell>
          <table:table-cell table:style-name="ce38" office:value-type="float" office:value="14359" calcext:value-type="float">
            <text:p>14,359</text:p>
          </table:table-cell>
          <table:table-cell table:style-name="ce45" office:value-type="float" office:value="12674" calcext:value-type="float">
            <text:p>12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09" calcext:value-type="float">
            <text:p>9,209</text:p>
          </table:table-cell>
          <table:table-cell table:style-name="ce38" table:formula="of:=SUM([.D13:.E13])" office:value-type="float" office:value="28425" calcext:value-type="float">
            <text:p>28,425</text:p>
          </table:table-cell>
          <table:table-cell table:style-name="ce38" office:value-type="float" office:value="15167" calcext:value-type="float">
            <text:p>15,167</text:p>
          </table:table-cell>
          <table:table-cell table:style-name="ce45" office:value-type="float" office:value="13258" calcext:value-type="float">
            <text:p>13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8" table:formula="of:=SUM([.D14:.E14])" office:value-type="float" office:value="21674" calcext:value-type="float">
            <text:p>21,674</text:p>
          </table:table-cell>
          <table:table-cell table:style-name="ce38" office:value-type="float" office:value="11283" calcext:value-type="float">
            <text:p>11,283</text:p>
          </table:table-cell>
          <table:table-cell table:style-name="ce45" office:value-type="float" office:value="10391" calcext:value-type="float">
            <text:p>10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8" table:formula="of:=SUM([.D15:.E15])" office:value-type="float" office:value="17423" calcext:value-type="float">
            <text:p>17,423</text:p>
          </table:table-cell>
          <table:table-cell table:style-name="ce38" office:value-type="float" office:value="9362" calcext:value-type="float">
            <text:p>9,362</text:p>
          </table:table-cell>
          <table:table-cell table:style-name="ce45" office:value-type="float" office:value="8061" calcext:value-type="float">
            <text:p>8,0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255" calcext:value-type="float">
            <text:p>17,255</text:p>
          </table:table-cell>
          <table:table-cell table:style-name="ce38" table:formula="of:=SUM([.D16:.E16])" office:value-type="float" office:value="53189" calcext:value-type="float">
            <text:p>53,189</text:p>
          </table:table-cell>
          <table:table-cell table:style-name="ce38" office:value-type="float" office:value="27640" calcext:value-type="float">
            <text:p>27,640</text:p>
          </table:table-cell>
          <table:table-cell table:style-name="ce45" office:value-type="float" office:value="25549" calcext:value-type="float">
            <text:p>25,5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747" calcext:value-type="float">
            <text:p>14,747</text:p>
          </table:table-cell>
          <table:table-cell table:style-name="ce38" table:formula="of:=SUM([.D17:.E17])" office:value-type="float" office:value="47865" calcext:value-type="float">
            <text:p>47,865</text:p>
          </table:table-cell>
          <table:table-cell table:style-name="ce38" office:value-type="float" office:value="25090" calcext:value-type="float">
            <text:p>25,090</text:p>
          </table:table-cell>
          <table:table-cell table:style-name="ce45" office:value-type="float" office:value="22775" calcext:value-type="float">
            <text:p>22,7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51" calcext:value-type="float">
            <text:p>11,151</text:p>
          </table:table-cell>
          <table:table-cell table:style-name="ce38" table:formula="of:=SUM([.D18:.E18])" office:value-type="float" office:value="39205" calcext:value-type="float">
            <text:p>39,205</text:p>
          </table:table-cell>
          <table:table-cell table:style-name="ce38" office:value-type="float" office:value="20913" calcext:value-type="float">
            <text:p>20,913</text:p>
          </table:table-cell>
          <table:table-cell table:style-name="ce45" office:value-type="float" office:value="18292" calcext:value-type="float">
            <text:p>18,2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8" table:formula="of:=SUM([.D19:.E19])" office:value-type="float" office:value="22203" calcext:value-type="float">
            <text:p>22,203</text:p>
          </table:table-cell>
          <table:table-cell table:style-name="ce38" office:value-type="float" office:value="11791" calcext:value-type="float">
            <text:p>11,791</text:p>
          </table:table-cell>
          <table:table-cell table:style-name="ce45" office:value-type="float" office:value="10412" calcext:value-type="float">
            <text:p>10,4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8" table:formula="of:=SUM([.D20:.E20])" office:value-type="float" office:value="11624" calcext:value-type="float">
            <text:p>11,624</text:p>
          </table:table-cell>
          <table:table-cell table:style-name="ce42" office:value-type="float" office:value="6351" calcext:value-type="float">
            <text:p>6,351</text:p>
          </table:table-cell>
          <table:table-cell table:style-name="ce45" office:value-type="float" office:value="5273" calcext:value-type="float">
            <text:p>5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8" table:formula="of:=SUM([.D21:.E21])" office:value-type="float" office:value="4179" calcext:value-type="float">
            <text:p>4,179</text:p>
          </table:table-cell>
          <table:table-cell table:style-name="ce38" office:value-type="float" office:value="2236" calcext:value-type="float">
            <text:p>2,236</text:p>
          </table:table-cell>
          <table:table-cell table:style-name="ce45" office:value-type="float" office:value="1943" calcext:value-type="float">
            <text:p>1,94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64" calcext:value-type="float">
            <text:p>1,964</text:p>
          </table:table-cell>
          <table:table-cell table:style-name="ce39" table:formula="of:=SUM([.D22:.E22])" office:value-type="float" office:value="6175" calcext:value-type="float">
            <text:p>6,175</text:p>
          </table:table-cell>
          <table:table-cell table:style-name="ce39" office:value-type="float" office:value="3325" calcext:value-type="float">
            <text:p>3,325</text:p>
          </table:table-cell>
          <table:table-cell table:style-name="ce52" office:value-type="float" office:value="2850" calcext:value-type="float">
            <text:p>2,850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8723" calcext:value-type="float">
            <text:p>358,723</text:p>
          </table:table-cell>
          <table:table-cell table:style-name="ce44" table:formula="of:=SUM([.C5:.C35])" office:value-type="float" office:value="1104654" calcext:value-type="float">
            <text:p>1,104,654</text:p>
          </table:table-cell>
          <table:table-cell table:style-name="ce38" table:formula="of:=SUM([.D5:.D35])" office:value-type="float" office:value="565994" calcext:value-type="float">
            <text:p>565,994</text:p>
          </table:table-cell>
          <table:table-cell table:style-name="ce45" table:formula="of:=SUM([.E5:.E35])" office:value-type="float" office:value="538660" calcext:value-type="float">
            <text:p>538,66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481" calcext:value-type="float">
            <text:p>26,481</text:p>
          </table:table-cell>
          <table:table-cell table:style-name="ce38" table:formula="of:=SUM([.D5:.E5])" office:value-type="float" office:value="78738" calcext:value-type="float">
            <text:p>78,738</text:p>
          </table:table-cell>
          <table:table-cell table:style-name="ce38" office:value-type="float" office:value="39500" calcext:value-type="float">
            <text:p>39,500</text:p>
          </table:table-cell>
          <table:table-cell table:style-name="ce45" office:value-type="float" office:value="39238" calcext:value-type="float">
            <text:p>39,23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726" calcext:value-type="float">
            <text:p>71,726</text:p>
          </table:table-cell>
          <table:table-cell table:style-name="ce38" table:formula="of:=SUM([.D6:.E6])" office:value-type="float" office:value="212454" calcext:value-type="float">
            <text:p>212,454</text:p>
          </table:table-cell>
          <table:table-cell table:style-name="ce38" office:value-type="float" office:value="106133" calcext:value-type="float">
            <text:p>106,133</text:p>
          </table:table-cell>
          <table:table-cell table:style-name="ce45" office:value-type="float" office:value="106321" calcext:value-type="float">
            <text:p>106,3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33" calcext:value-type="float">
            <text:p>9,733</text:p>
          </table:table-cell>
          <table:table-cell table:style-name="ce38" table:formula="of:=SUM([.D7:.E7])" office:value-type="float" office:value="27616" calcext:value-type="float">
            <text:p>27,616</text:p>
          </table:table-cell>
          <table:table-cell table:style-name="ce38" office:value-type="float" office:value="14386" calcext:value-type="float">
            <text:p>14,386</text:p>
          </table:table-cell>
          <table:table-cell table:style-name="ce45" office:value-type="float" office:value="13230" calcext:value-type="float">
            <text:p>13,2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08" calcext:value-type="float">
            <text:p>10,808</text:p>
          </table:table-cell>
          <table:table-cell table:style-name="ce38" table:formula="of:=SUM([.D8:.E8])" office:value-type="float" office:value="31973" calcext:value-type="float">
            <text:p>31,973</text:p>
          </table:table-cell>
          <table:table-cell table:style-name="ce38" office:value-type="float" office:value="16880" calcext:value-type="float">
            <text:p>16,880</text:p>
          </table:table-cell>
          <table:table-cell table:style-name="ce45" office:value-type="float" office:value="15093" calcext:value-type="float">
            <text:p>15,09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531" calcext:value-type="float">
            <text:p>14,531</text:p>
          </table:table-cell>
          <table:table-cell table:style-name="ce38" table:formula="of:=SUM([.D9:.E9])" office:value-type="float" office:value="46187" calcext:value-type="float">
            <text:p>46,187</text:p>
          </table:table-cell>
          <table:table-cell table:style-name="ce38" office:value-type="float" office:value="23683" calcext:value-type="float">
            <text:p>23,683</text:p>
          </table:table-cell>
          <table:table-cell table:style-name="ce45" office:value-type="float" office:value="22504" calcext:value-type="float">
            <text:p>22,5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699" calcext:value-type="float">
            <text:p>18,699</text:p>
          </table:table-cell>
          <table:table-cell table:style-name="ce38" table:formula="of:=SUM([.D10:.E10])" office:value-type="float" office:value="59351" calcext:value-type="float">
            <text:p>59,351</text:p>
          </table:table-cell>
          <table:table-cell table:style-name="ce38" office:value-type="float" office:value="29669" calcext:value-type="float">
            <text:p>29,669</text:p>
          </table:table-cell>
          <table:table-cell table:style-name="ce45" office:value-type="float" office:value="29682" calcext:value-type="float">
            <text:p>29,6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292" calcext:value-type="float">
            <text:p>13,292</text:p>
          </table:table-cell>
          <table:table-cell table:style-name="ce38" table:formula="of:=SUM([.D11:.E11])" office:value-type="float" office:value="44491" calcext:value-type="float">
            <text:p>44,491</text:p>
          </table:table-cell>
          <table:table-cell table:style-name="ce38" office:value-type="float" office:value="22881" calcext:value-type="float">
            <text:p>22,881</text:p>
          </table:table-cell>
          <table:table-cell table:style-name="ce45" office:value-type="float" office:value="21610" calcext:value-type="float">
            <text:p>21,6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903" calcext:value-type="float">
            <text:p>13,903</text:p>
          </table:table-cell>
          <table:table-cell table:style-name="ce38" table:formula="of:=SUM([.D12:.E12])" office:value-type="float" office:value="43024" calcext:value-type="float">
            <text:p>43,024</text:p>
          </table:table-cell>
          <table:table-cell table:style-name="ce38" office:value-type="float" office:value="21891" calcext:value-type="float">
            <text:p>21,891</text:p>
          </table:table-cell>
          <table:table-cell table:style-name="ce45" office:value-type="float" office:value="21133" calcext:value-type="float">
            <text:p>21,13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33" calcext:value-type="float">
            <text:p>9,233</text:p>
          </table:table-cell>
          <table:table-cell table:style-name="ce38" table:formula="of:=SUM([.D13:.E13])" office:value-type="float" office:value="28339" calcext:value-type="float">
            <text:p>28,339</text:p>
          </table:table-cell>
          <table:table-cell table:style-name="ce38" office:value-type="float" office:value="14549" calcext:value-type="float">
            <text:p>14,549</text:p>
          </table:table-cell>
          <table:table-cell table:style-name="ce45" office:value-type="float" office:value="13790" calcext:value-type="float">
            <text:p>13,79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71" calcext:value-type="float">
            <text:p>7,671</text:p>
          </table:table-cell>
          <table:table-cell table:style-name="ce38" table:formula="of:=SUM([.D14:.E14])" office:value-type="float" office:value="23140" calcext:value-type="float">
            <text:p>23,140</text:p>
          </table:table-cell>
          <table:table-cell table:style-name="ce38" office:value-type="float" office:value="12121" calcext:value-type="float">
            <text:p>12,121</text:p>
          </table:table-cell>
          <table:table-cell table:style-name="ce45" office:value-type="float" office:value="11019" calcext:value-type="float">
            <text:p>11,0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89" calcext:value-type="float">
            <text:p>8,589</text:p>
          </table:table-cell>
          <table:table-cell table:style-name="ce38" table:formula="of:=SUM([.D15:.E15])" office:value-type="float" office:value="26300" calcext:value-type="float">
            <text:p>26,300</text:p>
          </table:table-cell>
          <table:table-cell table:style-name="ce38" office:value-type="float" office:value="13747" calcext:value-type="float">
            <text:p>13,747</text:p>
          </table:table-cell>
          <table:table-cell table:style-name="ce45" office:value-type="float" office:value="12553" calcext:value-type="float">
            <text:p>12,55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106" calcext:value-type="float">
            <text:p>8,106</text:p>
          </table:table-cell>
          <table:table-cell table:style-name="ce38" table:formula="of:=SUM([.D16:.E16])" office:value-type="float" office:value="23583" calcext:value-type="float">
            <text:p>23,583</text:p>
          </table:table-cell>
          <table:table-cell table:style-name="ce38" office:value-type="float" office:value="12617" calcext:value-type="float">
            <text:p>12,617</text:p>
          </table:table-cell>
          <table:table-cell table:style-name="ce45" office:value-type="float" office:value="10966" calcext:value-type="float">
            <text:p>10,96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41" calcext:value-type="float">
            <text:p>8,941</text:p>
          </table:table-cell>
          <table:table-cell table:style-name="ce38" table:formula="of:=SUM([.D17:.E17])" office:value-type="float" office:value="26625" calcext:value-type="float">
            <text:p>26,625</text:p>
          </table:table-cell>
          <table:table-cell table:style-name="ce38" office:value-type="float" office:value="13826" calcext:value-type="float">
            <text:p>13,826</text:p>
          </table:table-cell>
          <table:table-cell table:style-name="ce45" office:value-type="float" office:value="12799" calcext:value-type="float">
            <text:p>12,7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75" calcext:value-type="float">
            <text:p>7,475</text:p>
          </table:table-cell>
          <table:table-cell table:style-name="ce38" table:formula="of:=SUM([.D18:.E18])" office:value-type="float" office:value="24232" calcext:value-type="float">
            <text:p>24,232</text:p>
          </table:table-cell>
          <table:table-cell table:style-name="ce38" office:value-type="float" office:value="12613" calcext:value-type="float">
            <text:p>12,613</text:p>
          </table:table-cell>
          <table:table-cell table:style-name="ce45" office:value-type="float" office:value="11619" calcext:value-type="float">
            <text:p>11,6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08" calcext:value-type="float">
            <text:p>7,508</text:p>
          </table:table-cell>
          <table:table-cell table:style-name="ce38" table:formula="of:=SUM([.D19:.E19])" office:value-type="float" office:value="22523" calcext:value-type="float">
            <text:p>22,523</text:p>
          </table:table-cell>
          <table:table-cell table:style-name="ce38" office:value-type="float" office:value="11625" calcext:value-type="float">
            <text:p>11,625</text:p>
          </table:table-cell>
          <table:table-cell table:style-name="ce45" office:value-type="float" office:value="10898" calcext:value-type="float">
            <text:p>10,8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39" calcext:value-type="float">
            <text:p>4,039</text:p>
          </table:table-cell>
          <table:table-cell table:style-name="ce38" table:formula="of:=SUM([.D20:.E20])" office:value-type="float" office:value="11221" calcext:value-type="float">
            <text:p>11,221</text:p>
          </table:table-cell>
          <table:table-cell table:style-name="ce42" office:value-type="float" office:value="5999" calcext:value-type="float">
            <text:p>5,999</text:p>
          </table:table-cell>
          <table:table-cell table:style-name="ce45" office:value-type="float" office:value="5222" calcext:value-type="float">
            <text:p>5,22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36" calcext:value-type="float">
            <text:p>7,636</text:p>
          </table:table-cell>
          <table:table-cell table:style-name="ce38" table:formula="of:=SUM([.D21:.E21])" office:value-type="float" office:value="25423" calcext:value-type="float">
            <text:p>25,423</text:p>
          </table:table-cell>
          <table:table-cell table:style-name="ce38" office:value-type="float" office:value="13007" calcext:value-type="float">
            <text:p>13,007</text:p>
          </table:table-cell>
          <table:table-cell table:style-name="ce45" office:value-type="float" office:value="12416" calcext:value-type="float">
            <text:p>12,41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12" calcext:value-type="float">
            <text:p>7,812</text:p>
          </table:table-cell>
          <table:table-cell table:style-name="ce38" table:formula="of:=SUM([.D22:.E22])" office:value-type="float" office:value="25150" calcext:value-type="float">
            <text:p>25,150</text:p>
          </table:table-cell>
          <table:table-cell table:style-name="ce38" office:value-type="float" office:value="13180" calcext:value-type="float">
            <text:p>13,180</text:p>
          </table:table-cell>
          <table:table-cell table:style-name="ce45" office:value-type="float" office:value="11970" calcext:value-type="float">
            <text:p>11,9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94" calcext:value-type="float">
            <text:p>7,294</text:p>
          </table:table-cell>
          <table:table-cell table:style-name="ce38" table:formula="of:=SUM([.D23:.E23])" office:value-type="float" office:value="21909" calcext:value-type="float">
            <text:p>21,909</text:p>
          </table:table-cell>
          <table:table-cell table:style-name="ce38" office:value-type="float" office:value="11200" calcext:value-type="float">
            <text:p>11,200</text:p>
          </table:table-cell>
          <table:table-cell table:style-name="ce45" office:value-type="float" office:value="10709" calcext:value-type="float">
            <text:p>10,7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8" table:formula="of:=SUM([.D24:.E24])" office:value-type="float" office:value="12528" calcext:value-type="float">
            <text:p>12,528</text:p>
          </table:table-cell>
          <table:table-cell table:style-name="ce38" office:value-type="float" office:value="6437" calcext:value-type="float">
            <text:p>6,437</text:p>
          </table:table-cell>
          <table:table-cell table:style-name="ce45" office:value-type="float" office:value="6091" calcext:value-type="float">
            <text:p>6,09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44" calcext:value-type="float">
            <text:p>10,544</text:p>
          </table:table-cell>
          <table:table-cell table:style-name="ce38" table:formula="of:=SUM([.D25:.E25])" office:value-type="float" office:value="35308" calcext:value-type="float">
            <text:p>35,308</text:p>
          </table:table-cell>
          <table:table-cell table:style-name="ce38" office:value-type="float" office:value="17794" calcext:value-type="float">
            <text:p>17,794</text:p>
          </table:table-cell>
          <table:table-cell table:style-name="ce45" office:value-type="float" office:value="17514" calcext:value-type="float">
            <text:p>17,51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28" calcext:value-type="float">
            <text:p>8,928</text:p>
          </table:table-cell>
          <table:table-cell table:style-name="ce38" table:formula="of:=SUM([.D26:.E26])" office:value-type="float" office:value="30089" calcext:value-type="float">
            <text:p>30,089</text:p>
          </table:table-cell>
          <table:table-cell table:style-name="ce38" office:value-type="float" office:value="15627" calcext:value-type="float">
            <text:p>15,627</text:p>
          </table:table-cell>
          <table:table-cell table:style-name="ce45" office:value-type="float" office:value="14462" calcext:value-type="float">
            <text:p>14,46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3" calcext:value-type="float">
            <text:p>2,703</text:p>
          </table:table-cell>
          <table:table-cell table:style-name="ce38" table:formula="of:=SUM([.D27:.E27])" office:value-type="float" office:value="8041" calcext:value-type="float">
            <text:p>8,041</text:p>
          </table:table-cell>
          <table:table-cell table:style-name="ce38" office:value-type="float" office:value="4254" calcext:value-type="float">
            <text:p>4,254</text:p>
          </table:table-cell>
          <table:table-cell table:style-name="ce45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23" calcext:value-type="float">
            <text:p>5,023</text:p>
          </table:table-cell>
          <table:table-cell table:style-name="ce38" table:formula="of:=SUM([.D28:.E28])" office:value-type="float" office:value="15698" calcext:value-type="float">
            <text:p>15,698</text:p>
          </table:table-cell>
          <table:table-cell table:style-name="ce38" office:value-type="float" office:value="8163" calcext:value-type="float">
            <text:p>8,163</text:p>
          </table:table-cell>
          <table:table-cell table:style-name="ce45" office:value-type="float" office:value="7535" calcext:value-type="float">
            <text:p>7,5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1" calcext:value-type="float">
            <text:p>3,591</text:p>
          </table:table-cell>
          <table:table-cell table:style-name="ce38" table:formula="of:=SUM([.D29:.E29])" office:value-type="float" office:value="10901" calcext:value-type="float">
            <text:p>10,901</text:p>
          </table:table-cell>
          <table:table-cell table:style-name="ce38" office:value-type="float" office:value="5807" calcext:value-type="float">
            <text:p>5,807</text:p>
          </table:table-cell>
          <table:table-cell table:style-name="ce45" office:value-type="float" office:value="5094" calcext:value-type="float">
            <text:p>5,09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8" calcext:value-type="float">
            <text:p>2,818</text:p>
          </table:table-cell>
          <table:table-cell table:style-name="ce38" table:formula="of:=SUM([.D30:.E30])" office:value-type="float" office:value="8967" calcext:value-type="float">
            <text:p>8,967</text:p>
          </table:table-cell>
          <table:table-cell table:style-name="ce38" office:value-type="float" office:value="4924" calcext:value-type="float">
            <text:p>4,924</text:p>
          </table:table-cell>
          <table:table-cell table:style-name="ce45" office:value-type="float" office:value="4043" calcext:value-type="float">
            <text:p>4,0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2" calcext:value-type="float">
            <text:p>1,952</text:p>
          </table:table-cell>
          <table:table-cell table:style-name="ce38" table:formula="of:=SUM([.D31:.E31])" office:value-type="float" office:value="5576" calcext:value-type="float">
            <text:p>5,576</text:p>
          </table:table-cell>
          <table:table-cell table:style-name="ce38" office:value-type="float" office:value="3106" calcext:value-type="float">
            <text:p>3,106</text:p>
          </table:table-cell>
          <table:table-cell table:style-name="ce45" office:value-type="float" office:value="2470" calcext:value-type="float">
            <text:p>2,4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640" calcext:value-type="float">
            <text:p>23,640</text:p>
          </table:table-cell>
          <table:table-cell table:style-name="ce38" table:formula="of:=SUM([.D32:.E32])" office:value-type="float" office:value="68372" calcext:value-type="float">
            <text:p>68,372</text:p>
          </table:table-cell>
          <table:table-cell table:style-name="ce38" office:value-type="float" office:value="35290" calcext:value-type="float">
            <text:p>35,290</text:p>
          </table:table-cell>
          <table:table-cell table:style-name="ce45" office:value-type="float" office:value="33082" calcext:value-type="float">
            <text:p>33,0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749" calcext:value-type="float">
            <text:p>19,749</text:p>
          </table:table-cell>
          <table:table-cell table:style-name="ce38" table:formula="of:=SUM([.D33:.E33])" office:value-type="float" office:value="65713" calcext:value-type="float">
            <text:p>65,713</text:p>
          </table:table-cell>
          <table:table-cell table:style-name="ce38" office:value-type="float" office:value="33551" calcext:value-type="float">
            <text:p>33,551</text:p>
          </table:table-cell>
          <table:table-cell table:style-name="ce45" office:value-type="float" office:value="32162" calcext:value-type="float">
            <text:p>32,16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07" calcext:value-type="float">
            <text:p>10,507</text:p>
          </table:table-cell>
          <table:table-cell table:style-name="ce38" table:formula="of:=SUM([.D34:.E34])" office:value-type="float" office:value="36728" calcext:value-type="float">
            <text:p>36,728</text:p>
          </table:table-cell>
          <table:table-cell table:style-name="ce38" office:value-type="float" office:value="19109" calcext:value-type="float">
            <text:p>19,109</text:p>
          </table:table-cell>
          <table:table-cell table:style-name="ce45" office:value-type="float" office:value="17619" calcext:value-type="float">
            <text:p>17,61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9" table:formula="of:=SUM([.D35:.E35])" office:value-type="float" office:value="4454" calcext:value-type="float">
            <text:p>4,454</text:p>
          </table:table-cell>
          <table:table-cell table:style-name="ce39" office:value-type="float" office:value="2425" calcext:value-type="float">
            <text:p>2,425</text:p>
          </table:table-cell>
          <table:table-cell table:style-name="ce52" office:value-type="float" office:value="2029" calcext:value-type="float">
            <text:p>2,02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20449" calcext:value-type="float">
            <text:p>420,449</text:p>
          </table:table-cell>
          <table:table-cell table:style-name="ce44" table:formula="of:=SUM([.C5:.C31])" office:value-type="float" office:value="1243347" calcext:value-type="float">
            <text:p>1,243,347</text:p>
          </table:table-cell>
          <table:table-cell table:style-name="ce38" table:formula="of:=SUM([.D5:.D31])" office:value-type="float" office:value="639342" calcext:value-type="float">
            <text:p>639,342</text:p>
          </table:table-cell>
          <table:table-cell table:style-name="ce45" table:formula="of:=SUM([.E5:.E31])" office:value-type="float" office:value="604005" calcext:value-type="float">
            <text:p>604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2967" calcext:value-type="float">
            <text:p>122,967</text:p>
          </table:table-cell>
          <table:table-cell table:style-name="ce38" table:formula="of:=SUM([.D5:.E5])" office:value-type="float" office:value="339266" calcext:value-type="float">
            <text:p>339,266</text:p>
          </table:table-cell>
          <table:table-cell table:style-name="ce38" office:value-type="float" office:value="169919" calcext:value-type="float">
            <text:p>169,919</text:p>
          </table:table-cell>
          <table:table-cell table:style-name="ce45" office:value-type="float" office:value="169347" calcext:value-type="float">
            <text:p>169,3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333" calcext:value-type="float">
            <text:p>32,333</text:p>
          </table:table-cell>
          <table:table-cell table:style-name="ce38" table:formula="of:=SUM([.D6:.E6])" office:value-type="float" office:value="96636" calcext:value-type="float">
            <text:p>96,636</text:p>
          </table:table-cell>
          <table:table-cell table:style-name="ce38" office:value-type="float" office:value="48794" calcext:value-type="float">
            <text:p>48,794</text:p>
          </table:table-cell>
          <table:table-cell table:style-name="ce45" office:value-type="float" office:value="47842" calcext:value-type="float">
            <text:p>47,8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604" calcext:value-type="float">
            <text:p>13,604</text:p>
          </table:table-cell>
          <table:table-cell table:style-name="ce38" table:formula="of:=SUM([.D7:.E7])" office:value-type="float" office:value="40792" calcext:value-type="float">
            <text:p>40,792</text:p>
          </table:table-cell>
          <table:table-cell table:style-name="ce38" office:value-type="float" office:value="21333" calcext:value-type="float">
            <text:p>21,333</text:p>
          </table:table-cell>
          <table:table-cell table:style-name="ce45" office:value-type="float" office:value="19459" calcext:value-type="float">
            <text:p>19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58" calcext:value-type="float">
            <text:p>13,758</text:p>
          </table:table-cell>
          <table:table-cell table:style-name="ce38" table:formula="of:=SUM([.D8:.E8])" office:value-type="float" office:value="43764" calcext:value-type="float">
            <text:p>43,764</text:p>
          </table:table-cell>
          <table:table-cell table:style-name="ce38" office:value-type="float" office:value="22935" calcext:value-type="float">
            <text:p>22,935</text:p>
          </table:table-cell>
          <table:table-cell table:style-name="ce45" office:value-type="float" office:value="20829" calcext:value-type="float">
            <text:p>20,8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529" calcext:value-type="float">
            <text:p>23,529</text:p>
          </table:table-cell>
          <table:table-cell table:style-name="ce38" table:formula="of:=SUM([.D9:.E9])" office:value-type="float" office:value="71011" calcext:value-type="float">
            <text:p>71,011</text:p>
          </table:table-cell>
          <table:table-cell table:style-name="ce38" office:value-type="float" office:value="36624" calcext:value-type="float">
            <text:p>36,624</text:p>
          </table:table-cell>
          <table:table-cell table:style-name="ce45" office:value-type="float" office:value="34387" calcext:value-type="float">
            <text:p>34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101" calcext:value-type="float">
            <text:p>37,101</text:p>
          </table:table-cell>
          <table:table-cell table:style-name="ce38" table:formula="of:=SUM([.D10:.E10])" office:value-type="float" office:value="109395" calcext:value-type="float">
            <text:p>109,395</text:p>
          </table:table-cell>
          <table:table-cell table:style-name="ce38" office:value-type="float" office:value="57149" calcext:value-type="float">
            <text:p>57,149</text:p>
          </table:table-cell>
          <table:table-cell table:style-name="ce45" office:value-type="float" office:value="52246" calcext:value-type="float">
            <text:p>52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12" calcext:value-type="float">
            <text:p>12,912</text:p>
          </table:table-cell>
          <table:table-cell table:style-name="ce38" table:formula="of:=SUM([.D11:.E11])" office:value-type="float" office:value="44598" calcext:value-type="float">
            <text:p>44,598</text:p>
          </table:table-cell>
          <table:table-cell table:style-name="ce38" office:value-type="float" office:value="23131" calcext:value-type="float">
            <text:p>23,131</text:p>
          </table:table-cell>
          <table:table-cell table:style-name="ce45" office:value-type="float" office:value="21467" calcext:value-type="float">
            <text:p>21,4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896" calcext:value-type="float">
            <text:p>23,896</text:p>
          </table:table-cell>
          <table:table-cell table:style-name="ce38" table:formula="of:=SUM([.D12:.E12])" office:value-type="float" office:value="68882" calcext:value-type="float">
            <text:p>68,882</text:p>
          </table:table-cell>
          <table:table-cell table:style-name="ce38" office:value-type="float" office:value="35629" calcext:value-type="float">
            <text:p>35,629</text:p>
          </table:table-cell>
          <table:table-cell table:style-name="ce45" office:value-type="float" office:value="33253" calcext:value-type="float">
            <text:p>33,2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396" calcext:value-type="float">
            <text:p>11,396</text:p>
          </table:table-cell>
          <table:table-cell table:style-name="ce38" table:formula="of:=SUM([.D13:.E13])" office:value-type="float" office:value="32766" calcext:value-type="float">
            <text:p>32,766</text:p>
          </table:table-cell>
          <table:table-cell table:style-name="ce38" office:value-type="float" office:value="16906" calcext:value-type="float">
            <text:p>16,906</text:p>
          </table:table-cell>
          <table:table-cell table:style-name="ce45" office:value-type="float" office:value="15860" calcext:value-type="float">
            <text:p>15,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850" calcext:value-type="float">
            <text:p>15,850</text:p>
          </table:table-cell>
          <table:table-cell table:style-name="ce38" table:formula="of:=SUM([.D14:.E14])" office:value-type="float" office:value="41716" calcext:value-type="float">
            <text:p>41,716</text:p>
          </table:table-cell>
          <table:table-cell table:style-name="ce38" office:value-type="float" office:value="21293" calcext:value-type="float">
            <text:p>21,293</text:p>
          </table:table-cell>
          <table:table-cell table:style-name="ce45" office:value-type="float" office:value="20423" calcext:value-type="float">
            <text:p>20,4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304" calcext:value-type="float">
            <text:p>12,304</text:p>
          </table:table-cell>
          <table:table-cell table:style-name="ce38" table:formula="of:=SUM([.D15:.E15])" office:value-type="float" office:value="36457" calcext:value-type="float">
            <text:p>36,457</text:p>
          </table:table-cell>
          <table:table-cell table:style-name="ce38" office:value-type="float" office:value="18805" calcext:value-type="float">
            <text:p>18,805</text:p>
          </table:table-cell>
          <table:table-cell table:style-name="ce45" office:value-type="float" office:value="17652" calcext:value-type="float">
            <text:p>17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61" calcext:value-type="float">
            <text:p>9,761</text:p>
          </table:table-cell>
          <table:table-cell table:style-name="ce38" table:formula="of:=SUM([.D16:.E16])" office:value-type="float" office:value="31218" calcext:value-type="float">
            <text:p>31,218</text:p>
          </table:table-cell>
          <table:table-cell table:style-name="ce38" office:value-type="float" office:value="16689" calcext:value-type="float">
            <text:p>16,689</text:p>
          </table:table-cell>
          <table:table-cell table:style-name="ce45" office:value-type="float" office:value="14529" calcext:value-type="float">
            <text:p>14,5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8" table:formula="of:=SUM([.D17:.E17])" office:value-type="float" office:value="8453" calcext:value-type="float">
            <text:p>8,453</text:p>
          </table:table-cell>
          <table:table-cell table:style-name="ce38" office:value-type="float" office:value="4698" calcext:value-type="float">
            <text:p>4,698</text:p>
          </table:table-cell>
          <table:table-cell table:style-name="ce45" office:value-type="float" office:value="3755" calcext:value-type="float">
            <text:p>3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81" calcext:value-type="float">
            <text:p>8,981</text:p>
          </table:table-cell>
          <table:table-cell table:style-name="ce38" table:formula="of:=SUM([.D18:.E18])" office:value-type="float" office:value="30719" calcext:value-type="float">
            <text:p>30,719</text:p>
          </table:table-cell>
          <table:table-cell table:style-name="ce38" office:value-type="float" office:value="15533" calcext:value-type="float">
            <text:p>15,533</text:p>
          </table:table-cell>
          <table:table-cell table:style-name="ce45" office:value-type="float" office:value="15186" calcext:value-type="float">
            <text:p>15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649" calcext:value-type="float">
            <text:p>15,649</text:p>
          </table:table-cell>
          <table:table-cell table:style-name="ce38" table:formula="of:=SUM([.D19:.E19])" office:value-type="float" office:value="54389" calcext:value-type="float">
            <text:p>54,389</text:p>
          </table:table-cell>
          <table:table-cell table:style-name="ce38" office:value-type="float" office:value="27838" calcext:value-type="float">
            <text:p>27,838</text:p>
          </table:table-cell>
          <table:table-cell table:style-name="ce45" office:value-type="float" office:value="26551" calcext:value-type="float">
            <text:p>26,5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13" calcext:value-type="float">
            <text:p>9,213</text:p>
          </table:table-cell>
          <table:table-cell table:style-name="ce38" table:formula="of:=SUM([.D20:.E20])" office:value-type="float" office:value="28597" calcext:value-type="float">
            <text:p>28,597</text:p>
          </table:table-cell>
          <table:table-cell table:style-name="ce42" office:value-type="float" office:value="14803" calcext:value-type="float">
            <text:p>14,803</text:p>
          </table:table-cell>
          <table:table-cell table:style-name="ce45" office:value-type="float" office:value="13794" calcext:value-type="float">
            <text:p>13,7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69" calcext:value-type="float">
            <text:p>9,969</text:p>
          </table:table-cell>
          <table:table-cell table:style-name="ce38" table:formula="of:=SUM([.D21:.E21])" office:value-type="float" office:value="31772" calcext:value-type="float">
            <text:p>31,772</text:p>
          </table:table-cell>
          <table:table-cell table:style-name="ce38" office:value-type="float" office:value="16674" calcext:value-type="float">
            <text:p>16,674</text:p>
          </table:table-cell>
          <table:table-cell table:style-name="ce45" office:value-type="float" office:value="15098" calcext:value-type="float">
            <text:p>15,0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8" table:formula="of:=SUM([.D22:.E22])" office:value-type="float" office:value="14129" calcext:value-type="float">
            <text:p>14,129</text:p>
          </table:table-cell>
          <table:table-cell table:style-name="ce38" office:value-type="float" office:value="7264" calcext:value-type="float">
            <text:p>7,264</text:p>
          </table:table-cell>
          <table:table-cell table:style-name="ce45" office:value-type="float" office:value="6865" calcext:value-type="float">
            <text:p>6,8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8" table:formula="of:=SUM([.D23:.E23])" office:value-type="float" office:value="20689" calcext:value-type="float">
            <text:p>20,689</text:p>
          </table:table-cell>
          <table:table-cell table:style-name="ce38" office:value-type="float" office:value="10815" calcext:value-type="float">
            <text:p>10,815</text:p>
          </table:table-cell>
          <table:table-cell table:style-name="ce45" office:value-type="float" office:value="9874" calcext:value-type="float">
            <text:p>9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50" calcext:value-type="float">
            <text:p>11,650</text:p>
          </table:table-cell>
          <table:table-cell table:style-name="ce38" table:formula="of:=SUM([.D24:.E24])" office:value-type="float" office:value="36981" calcext:value-type="float">
            <text:p>36,981</text:p>
          </table:table-cell>
          <table:table-cell table:style-name="ce38" office:value-type="float" office:value="19354" calcext:value-type="float">
            <text:p>19,354</text:p>
          </table:table-cell>
          <table:table-cell table:style-name="ce45" office:value-type="float" office:value="17627" calcext:value-type="float">
            <text:p>17,6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72" calcext:value-type="float">
            <text:p>5,672</text:p>
          </table:table-cell>
          <table:table-cell table:style-name="ce38" table:formula="of:=SUM([.D25:.E25])" office:value-type="float" office:value="15470" calcext:value-type="float">
            <text:p>15,470</text:p>
          </table:table-cell>
          <table:table-cell table:style-name="ce38" office:value-type="float" office:value="8415" calcext:value-type="float">
            <text:p>8,415</text:p>
          </table:table-cell>
          <table:table-cell table:style-name="ce45" office:value-type="float" office:value="7055" calcext:value-type="float">
            <text:p>7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8" table:formula="of:=SUM([.D26:.E26])" office:value-type="float" office:value="8104" calcext:value-type="float">
            <text:p>8,104</text:p>
          </table:table-cell>
          <table:table-cell table:style-name="ce38" office:value-type="float" office:value="4362" calcext:value-type="float">
            <text:p>4,362</text:p>
          </table:table-cell>
          <table:table-cell table:style-name="ce45" office:value-type="float" office:value="3742" calcext:value-type="float">
            <text:p>3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8" table:formula="of:=SUM([.D27:.E27])" office:value-type="float" office:value="11208" calcext:value-type="float">
            <text:p>11,208</text:p>
          </table:table-cell>
          <table:table-cell table:style-name="ce38" office:value-type="float" office:value="6157" calcext:value-type="float">
            <text:p>6,157</text:p>
          </table:table-cell>
          <table:table-cell table:style-name="ce45" office:value-type="float" office:value="5051" calcext:value-type="float">
            <text:p>5,0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8" table:formula="of:=SUM([.D28:.E28])" office:value-type="float" office:value="16332" calcext:value-type="float">
            <text:p>16,332</text:p>
          </table:table-cell>
          <table:table-cell table:style-name="ce38" office:value-type="float" office:value="8936" calcext:value-type="float">
            <text:p>8,936</text:p>
          </table:table-cell>
          <table:table-cell table:style-name="ce45" office:value-type="float" office:value="7396" calcext:value-type="float">
            <text:p>7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8" calcext:value-type="float">
            <text:p>528</text:p>
          </table:table-cell>
          <table:table-cell table:style-name="ce38" table:formula="of:=SUM([.D29:.E29])" office:value-type="float" office:value="1771" calcext:value-type="float">
            <text:p>1,771</text:p>
          </table:table-cell>
          <table:table-cell table:style-name="ce38" office:value-type="float" office:value="908" calcext:value-type="float">
            <text:p>908</text:p>
          </table:table-cell>
          <table:table-cell table:style-name="ce45" office:value-type="float" office:value="863" calcext:value-type="float">
            <text:p>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8" table:formula="of:=SUM([.D30:.E30])" office:value-type="float" office:value="4756" calcext:value-type="float">
            <text:p>4,756</text:p>
          </table:table-cell>
          <table:table-cell table:style-name="ce38" office:value-type="float" office:value="2551" calcext:value-type="float">
            <text:p>2,551</text:p>
          </table:table-cell>
          <table:table-cell table:style-name="ce45" office:value-type="float" office:value="2205" calcext:value-type="float">
            <text:p>2,20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8" calcext:value-type="float">
            <text:p>878</text:p>
          </table:table-cell>
          <table:table-cell table:style-name="ce39" table:formula="of:=SUM([.D31:.E31])" office:value-type="float" office:value="3476" calcext:value-type="float">
            <text:p>3,476</text:p>
          </table:table-cell>
          <table:table-cell table:style-name="ce39" office:value-type="float" office:value="1827" calcext:value-type="float">
            <text:p>1,827</text:p>
          </table:table-cell>
          <table:table-cell table:style-name="ce52" office:value-type="float" office:value="1649" calcext:value-type="float">
            <text:p>1,649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9721" calcext:value-type="float">
            <text:p>269,721</text:p>
          </table:table-cell>
          <table:table-cell table:style-name="ce44" table:formula="of:=SUM([.C5:.C37])" office:value-type="float" office:value="885316" calcext:value-type="float">
            <text:p>885,316</text:p>
          </table:table-cell>
          <table:table-cell table:style-name="ce38" table:formula="of:=SUM([.D5:.D37])" office:value-type="float" office:value="457089" calcext:value-type="float">
            <text:p>457,089</text:p>
          </table:table-cell>
          <table:table-cell table:style-name="ce45" table:formula="of:=SUM([.E5:.E37])" office:value-type="float" office:value="428227" calcext:value-type="float">
            <text:p>428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586" calcext:value-type="float">
            <text:p>71,586</text:p>
          </table:table-cell>
          <table:table-cell table:style-name="ce38" table:formula="of:=SUM([.D5:.E5])" office:value-type="float" office:value="215212" calcext:value-type="float">
            <text:p>215,212</text:p>
          </table:table-cell>
          <table:table-cell table:style-name="ce38" office:value-type="float" office:value="107654" calcext:value-type="float">
            <text:p>107,654</text:p>
          </table:table-cell>
          <table:table-cell table:style-name="ce45" office:value-type="float" office:value="107558" calcext:value-type="float">
            <text:p>107,5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772" calcext:value-type="float">
            <text:p>17,772</text:p>
          </table:table-cell>
          <table:table-cell table:style-name="ce38" table:formula="of:=SUM([.D6:.E6])" office:value-type="float" office:value="56786" calcext:value-type="float">
            <text:p>56,786</text:p>
          </table:table-cell>
          <table:table-cell table:style-name="ce38" office:value-type="float" office:value="28675" calcext:value-type="float">
            <text:p>28,675</text:p>
          </table:table-cell>
          <table:table-cell table:style-name="ce45" office:value-type="float" office:value="28111" calcext:value-type="float">
            <text:p>28,1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63" calcext:value-type="float">
            <text:p>14,863</text:p>
          </table:table-cell>
          <table:table-cell table:style-name="ce38" table:formula="of:=SUM([.D7:.E7])" office:value-type="float" office:value="50453" calcext:value-type="float">
            <text:p>50,453</text:p>
          </table:table-cell>
          <table:table-cell table:style-name="ce38" office:value-type="float" office:value="25697" calcext:value-type="float">
            <text:p>25,697</text:p>
          </table:table-cell>
          <table:table-cell table:style-name="ce45" office:value-type="float" office:value="24756" calcext:value-type="float">
            <text:p>24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421" calcext:value-type="float">
            <text:p>10,421</text:p>
          </table:table-cell>
          <table:table-cell table:style-name="ce38" table:formula="of:=SUM([.D8:.E8])" office:value-type="float" office:value="31209" calcext:value-type="float">
            <text:p>31,209</text:p>
          </table:table-cell>
          <table:table-cell table:style-name="ce38" office:value-type="float" office:value="16159" calcext:value-type="float">
            <text:p>16,159</text:p>
          </table:table-cell>
          <table:table-cell table:style-name="ce45" office:value-type="float" office:value="15050" calcext:value-type="float">
            <text:p>15,0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07" calcext:value-type="float">
            <text:p>13,907</text:p>
          </table:table-cell>
          <table:table-cell table:style-name="ce38" table:formula="of:=SUM([.D9:.E9])" office:value-type="float" office:value="54509" calcext:value-type="float">
            <text:p>54,509</text:p>
          </table:table-cell>
          <table:table-cell table:style-name="ce38" office:value-type="float" office:value="28253" calcext:value-type="float">
            <text:p>28,253</text:p>
          </table:table-cell>
          <table:table-cell table:style-name="ce45" office:value-type="float" office:value="26256" calcext:value-type="float">
            <text:p>26,2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51" calcext:value-type="float">
            <text:p>9,551</text:p>
          </table:table-cell>
          <table:table-cell table:style-name="ce38" table:formula="of:=SUM([.D10:.E10])" office:value-type="float" office:value="30969" calcext:value-type="float">
            <text:p>30,969</text:p>
          </table:table-cell>
          <table:table-cell table:style-name="ce38" office:value-type="float" office:value="16290" calcext:value-type="float">
            <text:p>16,290</text:p>
          </table:table-cell>
          <table:table-cell table:style-name="ce45" office:value-type="float" office:value="14679" calcext:value-type="float">
            <text:p>14,6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8" table:formula="of:=SUM([.D11:.E11])" office:value-type="float" office:value="11610" calcext:value-type="float">
            <text:p>11,610</text:p>
          </table:table-cell>
          <table:table-cell table:style-name="ce38" office:value-type="float" office:value="6028" calcext:value-type="float">
            <text:p>6,028</text:p>
          </table:table-cell>
          <table:table-cell table:style-name="ce45" office:value-type="float" office:value="5582" calcext:value-type="float">
            <text:p>5,5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51" calcext:value-type="float">
            <text:p>6,451</text:p>
          </table:table-cell>
          <table:table-cell table:style-name="ce38" table:formula="of:=SUM([.D12:.E12])" office:value-type="float" office:value="23108" calcext:value-type="float">
            <text:p>23,108</text:p>
          </table:table-cell>
          <table:table-cell table:style-name="ce38" office:value-type="float" office:value="12060" calcext:value-type="float">
            <text:p>12,060</text:p>
          </table:table-cell>
          <table:table-cell table:style-name="ce45" office:value-type="float" office:value="11048" calcext:value-type="float">
            <text:p>11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8" table:formula="of:=SUM([.D13:.E13])" office:value-type="float" office:value="26338" calcext:value-type="float">
            <text:p>26,338</text:p>
          </table:table-cell>
          <table:table-cell table:style-name="ce38" office:value-type="float" office:value="13536" calcext:value-type="float">
            <text:p>13,536</text:p>
          </table:table-cell>
          <table:table-cell table:style-name="ce45" office:value-type="float" office:value="12802" calcext:value-type="float">
            <text:p>12,8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8" table:formula="of:=SUM([.D14:.E14])" office:value-type="float" office:value="27575" calcext:value-type="float">
            <text:p>27,575</text:p>
          </table:table-cell>
          <table:table-cell table:style-name="ce38" office:value-type="float" office:value="14365" calcext:value-type="float">
            <text:p>14,365</text:p>
          </table:table-cell>
          <table:table-cell table:style-name="ce45" office:value-type="float" office:value="13210" calcext:value-type="float">
            <text:p>13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4" calcext:value-type="float">
            <text:p>9,514</text:p>
          </table:table-cell>
          <table:table-cell table:style-name="ce38" table:formula="of:=SUM([.D15:.E15])" office:value-type="float" office:value="27313" calcext:value-type="float">
            <text:p>27,313</text:p>
          </table:table-cell>
          <table:table-cell table:style-name="ce38" office:value-type="float" office:value="14621" calcext:value-type="float">
            <text:p>14,621</text:p>
          </table:table-cell>
          <table:table-cell table:style-name="ce45" office:value-type="float" office:value="12692" calcext:value-type="float">
            <text:p>12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8" table:formula="of:=SUM([.D16:.E16])" office:value-type="float" office:value="22504" calcext:value-type="float">
            <text:p>22,504</text:p>
          </table:table-cell>
          <table:table-cell table:style-name="ce38" office:value-type="float" office:value="11896" calcext:value-type="float">
            <text:p>11,896</text:p>
          </table:table-cell>
          <table:table-cell table:style-name="ce45" office:value-type="float" office:value="10608" calcext:value-type="float">
            <text:p>10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420" calcext:value-type="float">
            <text:p>17,420</text:p>
          </table:table-cell>
          <table:table-cell table:style-name="ce38" table:formula="of:=SUM([.D17:.E17])" office:value-type="float" office:value="59143" calcext:value-type="float">
            <text:p>59,143</text:p>
          </table:table-cell>
          <table:table-cell table:style-name="ce38" office:value-type="float" office:value="30936" calcext:value-type="float">
            <text:p>30,936</text:p>
          </table:table-cell>
          <table:table-cell table:style-name="ce45" office:value-type="float" office:value="28207" calcext:value-type="float">
            <text:p>28,2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8" table:formula="of:=SUM([.D18:.E18])" office:value-type="float" office:value="18468" calcext:value-type="float">
            <text:p>18,468</text:p>
          </table:table-cell>
          <table:table-cell table:style-name="ce38" office:value-type="float" office:value="9861" calcext:value-type="float">
            <text:p>9,861</text:p>
          </table:table-cell>
          <table:table-cell table:style-name="ce45" office:value-type="float" office:value="8607" calcext:value-type="float">
            <text:p>8,6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8" table:formula="of:=SUM([.D19:.E19])" office:value-type="float" office:value="10902" calcext:value-type="float">
            <text:p>10,902</text:p>
          </table:table-cell>
          <table:table-cell table:style-name="ce38" office:value-type="float" office:value="5778" calcext:value-type="float">
            <text:p>5,778</text:p>
          </table:table-cell>
          <table:table-cell table:style-name="ce45" office:value-type="float" office:value="5124" calcext:value-type="float">
            <text:p>5,1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91" calcext:value-type="float">
            <text:p>8,291</text:p>
          </table:table-cell>
          <table:table-cell table:style-name="ce38" table:formula="of:=SUM([.D20:.E20])" office:value-type="float" office:value="27139" calcext:value-type="float">
            <text:p>27,139</text:p>
          </table:table-cell>
          <table:table-cell table:style-name="ce42" office:value-type="float" office:value="14424" calcext:value-type="float">
            <text:p>14,424</text:p>
          </table:table-cell>
          <table:table-cell table:style-name="ce45" office:value-type="float" office:value="12715" calcext:value-type="float">
            <text:p>12,7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36" calcext:value-type="float">
            <text:p>10,936</text:p>
          </table:table-cell>
          <table:table-cell table:style-name="ce38" table:formula="of:=SUM([.D21:.E21])" office:value-type="float" office:value="39183" calcext:value-type="float">
            <text:p>39,183</text:p>
          </table:table-cell>
          <table:table-cell table:style-name="ce38" office:value-type="float" office:value="20313" calcext:value-type="float">
            <text:p>20,313</text:p>
          </table:table-cell>
          <table:table-cell table:style-name="ce45" office:value-type="float" office:value="18870" calcext:value-type="float">
            <text:p>18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8" table:formula="of:=SUM([.D22:.E22])" office:value-type="float" office:value="17119" calcext:value-type="float">
            <text:p>17,119</text:p>
          </table:table-cell>
          <table:table-cell table:style-name="ce38" office:value-type="float" office:value="8821" calcext:value-type="float">
            <text:p>8,821</text:p>
          </table:table-cell>
          <table:table-cell table:style-name="ce45" office:value-type="float" office:value="8298" calcext:value-type="float">
            <text:p>8,2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8" table:formula="of:=SUM([.D23:.E23])" office:value-type="float" office:value="21095" calcext:value-type="float">
            <text:p>21,095</text:p>
          </table:table-cell>
          <table:table-cell table:style-name="ce38" office:value-type="float" office:value="10933" calcext:value-type="float">
            <text:p>10,933</text:p>
          </table:table-cell>
          <table:table-cell table:style-name="ce45" office:value-type="float" office:value="10162" calcext:value-type="float">
            <text:p>10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8" table:formula="of:=SUM([.D24:.E24])" office:value-type="float" office:value="12027" calcext:value-type="float">
            <text:p>12,027</text:p>
          </table:table-cell>
          <table:table-cell table:style-name="ce38" office:value-type="float" office:value="6202" calcext:value-type="float">
            <text:p>6,202</text:p>
          </table:table-cell>
          <table:table-cell table:style-name="ce45" office:value-type="float" office:value="5825" calcext:value-type="float">
            <text:p>5,8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26" calcext:value-type="float">
            <text:p>6,626</text:p>
          </table:table-cell>
          <table:table-cell table:style-name="ce38" table:formula="of:=SUM([.D25:.E25])" office:value-type="float" office:value="21669" calcext:value-type="float">
            <text:p>21,669</text:p>
          </table:table-cell>
          <table:table-cell table:style-name="ce38" office:value-type="float" office:value="11347" calcext:value-type="float">
            <text:p>11,347</text:p>
          </table:table-cell>
          <table:table-cell table:style-name="ce45" office:value-type="float" office:value="10322" calcext:value-type="float">
            <text:p>10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8" table:formula="of:=SUM([.D26:.E26])" office:value-type="float" office:value="12559" calcext:value-type="float">
            <text:p>12,559</text:p>
          </table:table-cell>
          <table:table-cell table:style-name="ce38" office:value-type="float" office:value="6959" calcext:value-type="float">
            <text:p>6,959</text:p>
          </table:table-cell>
          <table:table-cell table:style-name="ce45" office:value-type="float" office:value="5600" calcext:value-type="float">
            <text:p>5,6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8" table:formula="of:=SUM([.D27:.E27])" office:value-type="float" office:value="9967" calcext:value-type="float">
            <text:p>9,967</text:p>
          </table:table-cell>
          <table:table-cell table:style-name="ce38" office:value-type="float" office:value="5375" calcext:value-type="float">
            <text:p>5,375</text:p>
          </table:table-cell>
          <table:table-cell table:style-name="ce45" office:value-type="float" office:value="4592" calcext:value-type="float">
            <text:p>4,5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8" table:formula="of:=SUM([.D28:.E28])" office:value-type="float" office:value="8558" calcext:value-type="float">
            <text:p>8,558</text:p>
          </table:table-cell>
          <table:table-cell table:style-name="ce38" office:value-type="float" office:value="4710" calcext:value-type="float">
            <text:p>4,710</text:p>
          </table:table-cell>
          <table:table-cell table:style-name="ce45" office:value-type="float" office:value="3848" calcext:value-type="float">
            <text:p>3,8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8" table:formula="of:=SUM([.D29:.E29])" office:value-type="float" office:value="6157" calcext:value-type="float">
            <text:p>6,157</text:p>
          </table:table-cell>
          <table:table-cell table:style-name="ce38" office:value-type="float" office:value="3306" calcext:value-type="float">
            <text:p>3,306</text:p>
          </table:table-cell>
          <table:table-cell table:style-name="ce45" office:value-type="float" office:value="2851" calcext:value-type="float">
            <text:p>2,8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8" table:formula="of:=SUM([.D30:.E30])" office:value-type="float" office:value="7283" calcext:value-type="float">
            <text:p>7,283</text:p>
          </table:table-cell>
          <table:table-cell table:style-name="ce38" office:value-type="float" office:value="3744" calcext:value-type="float">
            <text:p>3,744</text:p>
          </table:table-cell>
          <table:table-cell table:style-name="ce45" office:value-type="float" office:value="3539" calcext:value-type="float">
            <text:p>3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5" calcext:value-type="float">
            <text:p>875</text:p>
          </table:table-cell>
          <table:table-cell table:style-name="ce38" table:formula="of:=SUM([.D31:.E31])" office:value-type="float" office:value="2689" calcext:value-type="float">
            <text:p>2,689</text:p>
          </table:table-cell>
          <table:table-cell table:style-name="ce38" office:value-type="float" office:value="1439" calcext:value-type="float">
            <text:p>1,439</text:p>
          </table:table-cell>
          <table:table-cell table:style-name="ce45" office:value-type="float" office:value="1250" calcext:value-type="float">
            <text:p>1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8" table:formula="of:=SUM([.D32:.E32])" office:value-type="float" office:value="6426" calcext:value-type="float">
            <text:p>6,426</text:p>
          </table:table-cell>
          <table:table-cell table:style-name="ce38" office:value-type="float" office:value="3353" calcext:value-type="float">
            <text:p>3,353</text:p>
          </table:table-cell>
          <table:table-cell table:style-name="ce45" office:value-type="float" office:value="3073" calcext:value-type="float">
            <text:p>3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8" table:formula="of:=SUM([.D33:.E33])" office:value-type="float" office:value="4910" calcext:value-type="float">
            <text:p>4,910</text:p>
          </table:table-cell>
          <table:table-cell table:style-name="ce38" office:value-type="float" office:value="2632" calcext:value-type="float">
            <text:p>2,632</text:p>
          </table:table-cell>
          <table:table-cell table:style-name="ce45" office:value-type="float" office:value="2278" calcext:value-type="float">
            <text:p>2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8" table:formula="of:=SUM([.D34:.E34])" office:value-type="float" office:value="7693" calcext:value-type="float">
            <text:p>7,693</text:p>
          </table:table-cell>
          <table:table-cell table:style-name="ce38" office:value-type="float" office:value="3985" calcext:value-type="float">
            <text:p>3,985</text:p>
          </table:table-cell>
          <table:table-cell table:style-name="ce45" office:value-type="float" office:value="3708" calcext:value-type="float">
            <text:p>3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8" table:formula="of:=SUM([.D35:.E35])" office:value-type="float" office:value="4931" calcext:value-type="float">
            <text:p>4,931</text:p>
          </table:table-cell>
          <table:table-cell table:style-name="ce38" office:value-type="float" office:value="2576" calcext:value-type="float">
            <text:p>2,576</text:p>
          </table:table-cell>
          <table:table-cell table:style-name="ce45" office:value-type="float" office:value="2355" calcext:value-type="float">
            <text:p>2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8" table:formula="of:=SUM([.D36:.E36])" office:value-type="float" office:value="4953" calcext:value-type="float">
            <text:p>4,953</text:p>
          </table:table-cell>
          <table:table-cell table:style-name="ce38" office:value-type="float" office:value="2631" calcext:value-type="float">
            <text:p>2,631</text:p>
          </table:table-cell>
          <table:table-cell table:style-name="ce45" office:value-type="float" office:value="2322" calcext:value-type="float">
            <text:p>2,32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96" calcext:value-type="float">
            <text:p>1,796</text:p>
          </table:table-cell>
          <table:table-cell table:style-name="ce39" table:formula="of:=SUM([.D37:.E37])" office:value-type="float" office:value="4859" calcext:value-type="float">
            <text:p>4,859</text:p>
          </table:table-cell>
          <table:table-cell table:style-name="ce39" office:value-type="float" office:value="2530" calcext:value-type="float">
            <text:p>2,530</text:p>
          </table:table-cell>
          <table:table-cell table:style-name="ce52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781" calcext:value-type="float">
            <text:p>78,781</text:p>
          </table:table-cell>
          <table:table-cell table:style-name="ce44" table:formula="of:=SUM([.C5:.C20])" office:value-type="float" office:value="232055" calcext:value-type="float">
            <text:p>232,055</text:p>
          </table:table-cell>
          <table:table-cell table:style-name="ce38" table:formula="of:=SUM([.D5:.D20])" office:value-type="float" office:value="122156" calcext:value-type="float">
            <text:p>122,156</text:p>
          </table:table-cell>
          <table:table-cell table:style-name="ce45" table:formula="of:=SUM([.E5:.E20])" office:value-type="float" office:value="109899" calcext:value-type="float">
            <text:p>109,8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400" calcext:value-type="float">
            <text:p>37,400</text:p>
          </table:table-cell>
          <table:table-cell table:style-name="ce38" table:formula="of:=SUM([.D5:.E5])" office:value-type="float" office:value="109845" calcext:value-type="float">
            <text:p>109,845</text:p>
          </table:table-cell>
          <table:table-cell table:style-name="ce38" office:value-type="float" office:value="55938" calcext:value-type="float">
            <text:p>55,938</text:p>
          </table:table-cell>
          <table:table-cell table:style-name="ce45" office:value-type="float" office:value="53907" calcext:value-type="float">
            <text:p>53,9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72" calcext:value-type="float">
            <text:p>5,372</text:p>
          </table:table-cell>
          <table:table-cell table:style-name="ce44" table:formula="of:=SUM([.D6:.E6])" office:value-type="float" office:value="16222" calcext:value-type="float">
            <text:p>16,222</text:p>
          </table:table-cell>
          <table:table-cell table:style-name="ce38" office:value-type="float" office:value="8680" calcext:value-type="float">
            <text:p>8,680</text:p>
          </table:table-cell>
          <table:table-cell table:style-name="ce45" office:value-type="float" office:value="7542" calcext:value-type="float">
            <text:p>7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4" table:formula="of:=SUM([.D7:.E7])" office:value-type="float" office:value="9916" calcext:value-type="float">
            <text:p>9,916</text:p>
          </table:table-cell>
          <table:table-cell table:style-name="ce38" office:value-type="float" office:value="5232" calcext:value-type="float">
            <text:p>5,232</text:p>
          </table:table-cell>
          <table:table-cell table:style-name="ce45" office:value-type="float" office:value="4684" calcext:value-type="float">
            <text:p>4,6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46" calcext:value-type="float">
            <text:p>6,446</text:p>
          </table:table-cell>
          <table:table-cell table:style-name="ce44" table:formula="of:=SUM([.D8:.E8])" office:value-type="float" office:value="18306" calcext:value-type="float">
            <text:p>18,306</text:p>
          </table:table-cell>
          <table:table-cell table:style-name="ce38" office:value-type="float" office:value="9989" calcext:value-type="float">
            <text:p>9,989</text:p>
          </table:table-cell>
          <table:table-cell table:style-name="ce45" office:value-type="float" office:value="8317" calcext:value-type="float">
            <text:p>8,3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1" calcext:value-type="float">
            <text:p>2,441</text:p>
          </table:table-cell>
          <table:table-cell table:style-name="ce44" table:formula="of:=SUM([.D9:.E9])" office:value-type="float" office:value="6917" calcext:value-type="float">
            <text:p>6,917</text:p>
          </table:table-cell>
          <table:table-cell table:style-name="ce38" office:value-type="float" office:value="3630" calcext:value-type="float">
            <text:p>3,630</text:p>
          </table:table-cell>
          <table:table-cell table:style-name="ce45" office:value-type="float" office:value="3287" calcext:value-type="float">
            <text:p>3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511" calcext:value-type="float">
            <text:p>4,511</text:p>
          </table:table-cell>
          <table:table-cell table:style-name="ce44" table:formula="of:=SUM([.D10:.E10])" office:value-type="float" office:value="12164" calcext:value-type="float">
            <text:p>12,164</text:p>
          </table:table-cell>
          <table:table-cell table:style-name="ce38" office:value-type="float" office:value="6547" calcext:value-type="float">
            <text:p>6,547</text:p>
          </table:table-cell>
          <table:table-cell table:style-name="ce45" office:value-type="float" office:value="5617" calcext:value-type="float">
            <text:p>5,6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502" calcext:value-type="float">
            <text:p>3,502</text:p>
          </table:table-cell>
          <table:table-cell table:style-name="ce44" table:formula="of:=SUM([.D11:.E11])" office:value-type="float" office:value="9545" calcext:value-type="float">
            <text:p>9,545</text:p>
          </table:table-cell>
          <table:table-cell table:style-name="ce38" office:value-type="float" office:value="5328" calcext:value-type="float">
            <text:p>5,328</text:p>
          </table:table-cell>
          <table:table-cell table:style-name="ce45" office:value-type="float" office:value="4217" calcext:value-type="float">
            <text:p>4,2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81" calcext:value-type="float">
            <text:p>2,881</text:p>
          </table:table-cell>
          <table:table-cell table:style-name="ce44" table:formula="of:=SUM([.D12:.E12])" office:value-type="float" office:value="8620" calcext:value-type="float">
            <text:p>8,620</text:p>
          </table:table-cell>
          <table:table-cell table:style-name="ce38" office:value-type="float" office:value="4901" calcext:value-type="float">
            <text:p>4,901</text:p>
          </table:table-cell>
          <table:table-cell table:style-name="ce45" office:value-type="float" office:value="3719" calcext:value-type="float">
            <text:p>3,7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9" calcext:value-type="float">
            <text:p>3,089</text:p>
          </table:table-cell>
          <table:table-cell table:style-name="ce44" table:formula="of:=SUM([.D13:.E13])" office:value-type="float" office:value="8771" calcext:value-type="float">
            <text:p>8,771</text:p>
          </table:table-cell>
          <table:table-cell table:style-name="ce38" office:value-type="float" office:value="4764" calcext:value-type="float">
            <text:p>4,764</text:p>
          </table:table-cell>
          <table:table-cell table:style-name="ce45" office:value-type="float" office:value="4007" calcext:value-type="float">
            <text:p>4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15" calcext:value-type="float">
            <text:p>3,215</text:p>
          </table:table-cell>
          <table:table-cell table:style-name="ce44" table:formula="of:=SUM([.D14:.E14])" office:value-type="float" office:value="9385" calcext:value-type="float">
            <text:p>9,385</text:p>
          </table:table-cell>
          <table:table-cell table:style-name="ce38" office:value-type="float" office:value="5004" calcext:value-type="float">
            <text:p>5,004</text:p>
          </table:table-cell>
          <table:table-cell table:style-name="ce45" office:value-type="float" office:value="4381" calcext:value-type="float">
            <text:p>4,3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43" calcext:value-type="float">
            <text:p>943</text:p>
          </table:table-cell>
          <table:table-cell table:style-name="ce44" table:formula="of:=SUM([.D15:.E15])" office:value-type="float" office:value="3168" calcext:value-type="float">
            <text:p>3,168</text:p>
          </table:table-cell>
          <table:table-cell table:style-name="ce38" office:value-type="float" office:value="1714" calcext:value-type="float">
            <text:p>1,714</text:p>
          </table:table-cell>
          <table:table-cell table:style-name="ce45" office:value-type="float" office:value="1454" calcext:value-type="float">
            <text:p>1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69" calcext:value-type="float">
            <text:p>1,069</text:p>
          </table:table-cell>
          <table:table-cell table:style-name="ce44" table:formula="of:=SUM([.D16:.E16])" office:value-type="float" office:value="3576" calcext:value-type="float">
            <text:p>3,576</text:p>
          </table:table-cell>
          <table:table-cell table:style-name="ce38" office:value-type="float" office:value="1996" calcext:value-type="float">
            <text:p>1,996</text:p>
          </table:table-cell>
          <table:table-cell table:style-name="ce45" office:value-type="float" office:value="1580" calcext:value-type="float">
            <text:p>1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2" calcext:value-type="float">
            <text:p>1,082</text:p>
          </table:table-cell>
          <table:table-cell table:style-name="ce44" table:formula="of:=SUM([.D17:.E17])" office:value-type="float" office:value="4537" calcext:value-type="float">
            <text:p>4,537</text:p>
          </table:table-cell>
          <table:table-cell table:style-name="ce38" office:value-type="float" office:value="2477" calcext:value-type="float">
            <text:p>2,477</text:p>
          </table:table-cell>
          <table:table-cell table:style-name="ce45" office:value-type="float" office:value="2060" calcext:value-type="float">
            <text:p>2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06" calcext:value-type="float">
            <text:p>1,406</text:p>
          </table:table-cell>
          <table:table-cell table:style-name="ce44" table:formula="of:=SUM([.D18:.E18])" office:value-type="float" office:value="3728" calcext:value-type="float">
            <text:p>3,728</text:p>
          </table:table-cell>
          <table:table-cell table:style-name="ce38" office:value-type="float" office:value="2073" calcext:value-type="float">
            <text:p>2,073</text:p>
          </table:table-cell>
          <table:table-cell table:style-name="ce45" office:value-type="float" office:value="1655" calcext:value-type="float">
            <text:p>1,6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0" calcext:value-type="float">
            <text:p>980</text:p>
          </table:table-cell>
          <table:table-cell table:style-name="ce44" table:formula="of:=SUM([.D19:.E19])" office:value-type="float" office:value="3323" calcext:value-type="float">
            <text:p>3,323</text:p>
          </table:table-cell>
          <table:table-cell table:style-name="ce38" office:value-type="float" office:value="1754" calcext:value-type="float">
            <text:p>1,754</text:p>
          </table:table-cell>
          <table:table-cell table:style-name="ce45" office:value-type="float" office:value="1569" calcext:value-type="float">
            <text:p>1,56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53" calcext:value-type="float">
            <text:p>1,253</text:p>
          </table:table-cell>
          <table:table-cell table:style-name="ce39" table:formula="of:=SUM([.D20:.E20])" office:value-type="float" office:value="4032" calcext:value-type="float">
            <text:p>4,032</text:p>
          </table:table-cell>
          <table:table-cell table:style-name="ce79" office:value-type="float" office:value="2129" calcext:value-type="float">
            <text:p>2,129</text:p>
          </table:table-cell>
          <table:table-cell table:style-name="ce52" office:value-type="float" office:value="1903" calcext:value-type="float">
            <text:p>1,903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532" calcext:value-type="float">
            <text:p>118,532</text:p>
          </table:table-cell>
          <table:table-cell table:style-name="ce44" table:formula="of:=SUM([.C5:.C17])" office:value-type="float" office:value="341709" calcext:value-type="float">
            <text:p>341,709</text:p>
          </table:table-cell>
          <table:table-cell table:style-name="ce38" table:formula="of:=SUM([.D5:.D17])" office:value-type="float" office:value="177236" calcext:value-type="float">
            <text:p>177,236</text:p>
          </table:table-cell>
          <table:table-cell table:style-name="ce45" table:formula="of:=SUM([.E5:.E17])" office:value-type="float" office:value="164473" calcext:value-type="float">
            <text:p>164,4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88" calcext:value-type="float">
            <text:p>39,888</text:p>
          </table:table-cell>
          <table:table-cell table:style-name="ce38" table:formula="of:=SUM([.D5:.E5])" office:value-type="float" office:value="110132" calcext:value-type="float">
            <text:p>110,132</text:p>
          </table:table-cell>
          <table:table-cell table:style-name="ce38" office:value-type="float" office:value="54246" calcext:value-type="float">
            <text:p>54,246</text:p>
          </table:table-cell>
          <table:table-cell table:style-name="ce45" office:value-type="float" office:value="55886" calcext:value-type="float">
            <text:p>55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8" table:formula="of:=SUM([.D6:.E6])" office:value-type="float" office:value="12312" calcext:value-type="float">
            <text:p>12,312</text:p>
          </table:table-cell>
          <table:table-cell table:style-name="ce38" office:value-type="float" office:value="6557" calcext:value-type="float">
            <text:p>6,557</text:p>
          </table:table-cell>
          <table:table-cell table:style-name="ce45" office:value-type="float" office:value="5755" calcext:value-type="float">
            <text:p>5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81" calcext:value-type="float">
            <text:p>8,881</text:p>
          </table:table-cell>
          <table:table-cell table:style-name="ce38" table:formula="of:=SUM([.D7:.E7])" office:value-type="float" office:value="27725" calcext:value-type="float">
            <text:p>27,725</text:p>
          </table:table-cell>
          <table:table-cell table:style-name="ce38" office:value-type="float" office:value="15108" calcext:value-type="float">
            <text:p>15,108</text:p>
          </table:table-cell>
          <table:table-cell table:style-name="ce45" office:value-type="float" office:value="12617" calcext:value-type="float">
            <text:p>12,6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26" calcext:value-type="float">
            <text:p>7,126</text:p>
          </table:table-cell>
          <table:table-cell table:style-name="ce38" table:formula="of:=SUM([.D8:.E8])" office:value-type="float" office:value="20315" calcext:value-type="float">
            <text:p>20,315</text:p>
          </table:table-cell>
          <table:table-cell table:style-name="ce38" office:value-type="float" office:value="10628" calcext:value-type="float">
            <text:p>10,628</text:p>
          </table:table-cell>
          <table:table-cell table:style-name="ce45" office:value-type="float" office:value="9687" calcext:value-type="float">
            <text:p>9,6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985" calcext:value-type="float">
            <text:p>27,985</text:p>
          </table:table-cell>
          <table:table-cell table:style-name="ce38" table:formula="of:=SUM([.D9:.E9])" office:value-type="float" office:value="79054" calcext:value-type="float">
            <text:p>79,054</text:p>
          </table:table-cell>
          <table:table-cell table:style-name="ce38" office:value-type="float" office:value="40788" calcext:value-type="float">
            <text:p>40,788</text:p>
          </table:table-cell>
          <table:table-cell table:style-name="ce45" office:value-type="float" office:value="38266" calcext:value-type="float">
            <text:p>38,2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12" calcext:value-type="float">
            <text:p>6,712</text:p>
          </table:table-cell>
          <table:table-cell table:style-name="ce38" table:formula="of:=SUM([.D10:.E10])" office:value-type="float" office:value="19117" calcext:value-type="float">
            <text:p>19,117</text:p>
          </table:table-cell>
          <table:table-cell table:style-name="ce38" office:value-type="float" office:value="10370" calcext:value-type="float">
            <text:p>10,370</text:p>
          </table:table-cell>
          <table:table-cell table:style-name="ce45" office:value-type="float" office:value="8747" calcext:value-type="float">
            <text:p>8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8" table:formula="of:=SUM([.D11:.E11])" office:value-type="float" office:value="14417" calcext:value-type="float">
            <text:p>14,417</text:p>
          </table:table-cell>
          <table:table-cell table:style-name="ce38" office:value-type="float" office:value="7738" calcext:value-type="float">
            <text:p>7,738</text:p>
          </table:table-cell>
          <table:table-cell table:style-name="ce45" office:value-type="float" office:value="6679" calcext:value-type="float">
            <text:p>6,6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12:.E12])" office:value-type="float" office:value="5201" calcext:value-type="float">
            <text:p>5,201</text:p>
          </table:table-cell>
          <table:table-cell table:style-name="ce38" office:value-type="float" office:value="2905" calcext:value-type="float">
            <text:p>2,905</text:p>
          </table:table-cell>
          <table:table-cell table:style-name="ce45" office:value-type="float" office:value="2296" calcext:value-type="float">
            <text:p>2,2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8" table:formula="of:=SUM([.D13:.E13])" office:value-type="float" office:value="13213" calcext:value-type="float">
            <text:p>13,213</text:p>
          </table:table-cell>
          <table:table-cell table:style-name="ce38" office:value-type="float" office:value="7178" calcext:value-type="float">
            <text:p>7,178</text:p>
          </table:table-cell>
          <table:table-cell table:style-name="ce45" office:value-type="float" office:value="6035" calcext:value-type="float">
            <text:p>6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8" table:formula="of:=SUM([.D14:.E14])" office:value-type="float" office:value="11844" calcext:value-type="float">
            <text:p>11,844</text:p>
          </table:table-cell>
          <table:table-cell table:style-name="ce38" office:value-type="float" office:value="6553" calcext:value-type="float">
            <text:p>6,553</text:p>
          </table:table-cell>
          <table:table-cell table:style-name="ce45" office:value-type="float" office:value="5291" calcext:value-type="float">
            <text:p>5,2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8" table:formula="of:=SUM([.D15:.E15])" office:value-type="float" office:value="14887" calcext:value-type="float">
            <text:p>14,887</text:p>
          </table:table-cell>
          <table:table-cell table:style-name="ce38" office:value-type="float" office:value="7814" calcext:value-type="float">
            <text:p>7,814</text:p>
          </table:table-cell>
          <table:table-cell table:style-name="ce45" office:value-type="float" office:value="7073" calcext:value-type="float">
            <text:p>7,0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8" table:formula="of:=SUM([.D16:.E16])" office:value-type="float" office:value="7040" calcext:value-type="float">
            <text:p>7,040</text:p>
          </table:table-cell>
          <table:table-cell table:style-name="ce38" office:value-type="float" office:value="3761" calcext:value-type="float">
            <text:p>3,761</text:p>
          </table:table-cell>
          <table:table-cell table:style-name="ce45" office:value-type="float" office:value="3279" calcext:value-type="float">
            <text:p>3,27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36" calcext:value-type="float">
            <text:p>1,636</text:p>
          </table:table-cell>
          <table:table-cell table:style-name="ce39" table:formula="of:=SUM([.D17:.E17])" office:value-type="float" office:value="6452" calcext:value-type="float">
            <text:p>6,452</text:p>
          </table:table-cell>
          <table:table-cell table:style-name="ce39" office:value-type="float" office:value="3590" calcext:value-type="float">
            <text:p>3,590</text:p>
          </table:table-cell>
          <table:table-cell table:style-name="ce52" office:value-type="float" office:value="2862" calcext:value-type="float">
            <text:p>2,86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291" calcext:value-type="float">
            <text:p>31,291</text:p>
          </table:table-cell>
          <table:table-cell table:style-name="ce44" table:formula="of:=SUM([.C5:.C10])" office:value-type="float" office:value="93181" calcext:value-type="float">
            <text:p>93,181</text:p>
          </table:table-cell>
          <table:table-cell table:style-name="ce38" table:formula="of:=SUM([.D5:.D10])" office:value-type="float" office:value="48063" calcext:value-type="float">
            <text:p>48,063</text:p>
          </table:table-cell>
          <table:table-cell table:style-name="ce45" table:formula="of:=SUM([.E5:.E10])" office:value-type="float" office:value="45118" calcext:value-type="float">
            <text:p>45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309" calcext:value-type="float">
            <text:p>18,309</text:p>
          </table:table-cell>
          <table:table-cell table:style-name="ce38" table:formula="of:=SUM([.D5:.E5])" office:value-type="float" office:value="55036" calcext:value-type="float">
            <text:p>55,036</text:p>
          </table:table-cell>
          <table:table-cell table:style-name="ce38" office:value-type="float" office:value="28012" calcext:value-type="float">
            <text:p>28,012</text:p>
          </table:table-cell>
          <table:table-cell table:style-name="ce45" office:value-type="float" office:value="27024" calcext:value-type="float">
            <text:p>27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8" table:formula="of:=SUM([.D6:.E6])" office:value-type="float" office:value="12999" calcext:value-type="float">
            <text:p>12,999</text:p>
          </table:table-cell>
          <table:table-cell table:style-name="ce38" office:value-type="float" office:value="6810" calcext:value-type="float">
            <text:p>6,810</text:p>
          </table:table-cell>
          <table:table-cell table:style-name="ce45" office:value-type="float" office:value="6189" calcext:value-type="float">
            <text:p>6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8" table:formula="of:=SUM([.D7:.E7])" office:value-type="float" office:value="9195" calcext:value-type="float">
            <text:p>9,195</text:p>
          </table:table-cell>
          <table:table-cell table:style-name="ce38" office:value-type="float" office:value="4847" calcext:value-type="float">
            <text:p>4,847</text:p>
          </table:table-cell>
          <table:table-cell table:style-name="ce45" office:value-type="float" office:value="4348" calcext:value-type="float">
            <text:p>4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8" table:formula="of:=SUM([.D8:.E8])" office:value-type="float" office:value="8166" calcext:value-type="float">
            <text:p>8,166</text:p>
          </table:table-cell>
          <table:table-cell table:style-name="ce38" office:value-type="float" office:value="4231" calcext:value-type="float">
            <text:p>4,231</text:p>
          </table:table-cell>
          <table:table-cell table:style-name="ce45" office:value-type="float" office:value="3935" calcext:value-type="float">
            <text:p>3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8" table:formula="of:=SUM([.D9:.E9])" office:value-type="float" office:value="4505" calcext:value-type="float">
            <text:p>4,505</text:p>
          </table:table-cell>
          <table:table-cell table:style-name="ce38" office:value-type="float" office:value="2437" calcext:value-type="float">
            <text:p>2,437</text:p>
          </table:table-cell>
          <table:table-cell table:style-name="ce45" office:value-type="float" office:value="2068" calcext:value-type="float">
            <text:p>2,06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37" calcext:value-type="float">
            <text:p>1,137</text:p>
          </table:table-cell>
          <table:table-cell table:style-name="ce39" table:formula="of:=SUM([.D10:.E10])" office:value-type="float" office:value="3280" calcext:value-type="float">
            <text:p>3,280</text:p>
          </table:table-cell>
          <table:table-cell table:style-name="ce39" office:value-type="float" office:value="1726" calcext:value-type="float">
            <text:p>1,726</text:p>
          </table:table-cell>
          <table:table-cell table:style-name="ce52" office:value-type="float" office:value="1554" calcext:value-type="float">
            <text:p>1,55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4285" calcext:value-type="float">
            <text:p>144,285</text:p>
          </table:table-cell>
          <table:table-cell table:style-name="ce44" table:formula="of:=SUM([.C5:.C11])" office:value-type="float" office:value="389035" calcext:value-type="float">
            <text:p>389,035</text:p>
          </table:table-cell>
          <table:table-cell table:style-name="ce38" table:formula="of:=SUM([.D5:.D11])" office:value-type="float" office:value="196917" calcext:value-type="float">
            <text:p>196,917</text:p>
          </table:table-cell>
          <table:table-cell table:style-name="ce45" table:formula="of:=SUM([.E5:.E11])" office:value-type="float" office:value="192118" calcext:value-type="float">
            <text:p>192,11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88" calcext:value-type="float">
            <text:p>21,788</text:p>
          </table:table-cell>
          <table:table-cell table:style-name="ce38" table:formula="of:=SUM([.D5:.E5])" office:value-type="float" office:value="56817" calcext:value-type="float">
            <text:p>56,817</text:p>
          </table:table-cell>
          <table:table-cell table:style-name="ce38" office:value-type="float" office:value="29317" calcext:value-type="float">
            <text:p>29,317</text:p>
          </table:table-cell>
          <table:table-cell table:style-name="ce45" office:value-type="float" office:value="27500" calcext:value-type="float">
            <text:p>27,50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371" calcext:value-type="float">
            <text:p>19,371</text:p>
          </table:table-cell>
          <table:table-cell table:style-name="ce38" table:formula="of:=SUM([.D6:.E6])" office:value-type="float" office:value="55232" calcext:value-type="float">
            <text:p>55,232</text:p>
          </table:table-cell>
          <table:table-cell table:style-name="ce38" office:value-type="float" office:value="28109" calcext:value-type="float">
            <text:p>28,109</text:p>
          </table:table-cell>
          <table:table-cell table:style-name="ce45" office:value-type="float" office:value="27123" calcext:value-type="float">
            <text:p>27,12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45" calcext:value-type="float">
            <text:p>14,145</text:p>
          </table:table-cell>
          <table:table-cell table:style-name="ce38" table:formula="of:=SUM([.D7:.E7])" office:value-type="float" office:value="38233" calcext:value-type="float">
            <text:p>38,233</text:p>
          </table:table-cell>
          <table:table-cell table:style-name="ce38" office:value-type="float" office:value="19508" calcext:value-type="float">
            <text:p>19,508</text:p>
          </table:table-cell>
          <table:table-cell table:style-name="ce45" office:value-type="float" office:value="18725" calcext:value-type="float">
            <text:p>18,72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318" calcext:value-type="float">
            <text:p>19,318</text:p>
          </table:table-cell>
          <table:table-cell table:style-name="ce38" table:formula="of:=SUM([.D8:.E8])" office:value-type="float" office:value="50406" calcext:value-type="float">
            <text:p>50,406</text:p>
          </table:table-cell>
          <table:table-cell table:style-name="ce38" office:value-type="float" office:value="25062" calcext:value-type="float">
            <text:p>25,062</text:p>
          </table:table-cell>
          <table:table-cell table:style-name="ce45" office:value-type="float" office:value="25344" calcext:value-type="float">
            <text:p>25,34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36" calcext:value-type="float">
            <text:p>18,736</text:p>
          </table:table-cell>
          <table:table-cell table:style-name="ce38" table:formula="of:=SUM([.D9:.E9])" office:value-type="float" office:value="51907" calcext:value-type="float">
            <text:p>51,907</text:p>
          </table:table-cell>
          <table:table-cell table:style-name="ce38" office:value-type="float" office:value="26622" calcext:value-type="float">
            <text:p>26,622</text:p>
          </table:table-cell>
          <table:table-cell table:style-name="ce45" office:value-type="float" office:value="25285" calcext:value-type="float">
            <text:p>25,28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294" calcext:value-type="float">
            <text:p>31,294</text:p>
          </table:table-cell>
          <table:table-cell table:style-name="ce38" table:formula="of:=SUM([.D10:.E10])" office:value-type="float" office:value="85181" calcext:value-type="float">
            <text:p>85,181</text:p>
          </table:table-cell>
          <table:table-cell table:style-name="ce38" office:value-type="float" office:value="42532" calcext:value-type="float">
            <text:p>42,532</text:p>
          </table:table-cell>
          <table:table-cell table:style-name="ce45" office:value-type="float" office:value="42649" calcext:value-type="float">
            <text:p>42,649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633" calcext:value-type="float">
            <text:p>19,633</text:p>
          </table:table-cell>
          <table:table-cell table:style-name="ce39" table:formula="of:=SUM([.D11:.E11])" office:value-type="float" office:value="51259" calcext:value-type="float">
            <text:p>51,259</text:p>
          </table:table-cell>
          <table:table-cell table:style-name="ce39" office:value-type="float" office:value="25767" calcext:value-type="float">
            <text:p>25,767</text:p>
          </table:table-cell>
          <table:table-cell table:style-name="ce52" office:value-type="float" office:value="25492" calcext:value-type="float">
            <text:p>25,492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3752" calcext:value-type="float">
            <text:p>133,752</text:p>
          </table:table-cell>
          <table:table-cell table:style-name="ce44" table:formula="of:=SUM([.C5:.C7])" office:value-type="float" office:value="404723" calcext:value-type="float">
            <text:p>404,723</text:p>
          </table:table-cell>
          <table:table-cell table:style-name="ce38" table:formula="of:=SUM([.D5:.D7])" office:value-type="float" office:value="202114" calcext:value-type="float">
            <text:p>202,114</text:p>
          </table:table-cell>
          <table:table-cell table:style-name="ce45" table:formula="of:=SUM([.E5:.E7])" office:value-type="float" office:value="202609" calcext:value-type="float">
            <text:p>202,6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476" calcext:value-type="float">
            <text:p>64,476</text:p>
          </table:table-cell>
          <table:table-cell table:style-name="ce38" table:formula="of:=SUM([.D5:.E5])" office:value-type="float" office:value="192224" calcext:value-type="float">
            <text:p>192,224</text:p>
          </table:table-cell>
          <table:table-cell table:style-name="ce38" office:value-type="float" office:value="95190" calcext:value-type="float">
            <text:p>95,190</text:p>
          </table:table-cell>
          <table:table-cell table:style-name="ce45" office:value-type="float" office:value="97034" calcext:value-type="float">
            <text:p>97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634" calcext:value-type="float">
            <text:p>47,634</text:p>
          </table:table-cell>
          <table:table-cell table:style-name="ce38" table:formula="of:=SUM([.D6:.E6])" office:value-type="float" office:value="141473" calcext:value-type="float">
            <text:p>141,473</text:p>
          </table:table-cell>
          <table:table-cell table:style-name="ce38" office:value-type="float" office:value="70525" calcext:value-type="float">
            <text:p>70,525</text:p>
          </table:table-cell>
          <table:table-cell table:style-name="ce45" office:value-type="float" office:value="70948" calcext:value-type="float">
            <text:p>70,94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642" calcext:value-type="float">
            <text:p>21,642</text:p>
          </table:table-cell>
          <table:table-cell table:style-name="ce39" table:formula="of:=SUM([.D7:.E7])" office:value-type="float" office:value="71026" calcext:value-type="float">
            <text:p>71,026</text:p>
          </table:table-cell>
          <table:table-cell table:style-name="ce39" office:value-type="float" office:value="36399" calcext:value-type="float">
            <text:p>36,399</text:p>
          </table:table-cell>
          <table:table-cell table:style-name="ce52" office:value-type="float" office:value="34627" calcext:value-type="float">
            <text:p>34,62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9236" calcext:value-type="float">
            <text:p>369,236</text:p>
          </table:table-cell>
          <table:table-cell table:style-name="ce44" table:formula="of:=SUM([.C5:.C12])" office:value-type="float" office:value="1065093" calcext:value-type="float">
            <text:p>1,065,093</text:p>
          </table:table-cell>
          <table:table-cell table:style-name="ce38" table:formula="of:=SUM([.D5:.D12])" office:value-type="float" office:value="519820" calcext:value-type="float">
            <text:p>519,820</text:p>
          </table:table-cell>
          <table:table-cell table:style-name="ce45" table:formula="of:=SUM([.E5:.E12])" office:value-type="float" office:value="545273" calcext:value-type="float">
            <text:p>545,27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8" table:formula="of:=SUM([.D5:.E5])" office:value-type="float" office:value="23840" calcext:value-type="float">
            <text:p>23,840</text:p>
          </table:table-cell>
          <table:table-cell table:style-name="ce38" office:value-type="float" office:value="11758" calcext:value-type="float">
            <text:p>11,758</text:p>
          </table:table-cell>
          <table:table-cell table:style-name="ce45" office:value-type="float" office:value="12082" calcext:value-type="float">
            <text:p>12,0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240" calcext:value-type="float">
            <text:p>25,240</text:p>
          </table:table-cell>
          <table:table-cell table:style-name="ce38" table:formula="of:=SUM([.D6:.E6])" office:value-type="float" office:value="73985" calcext:value-type="float">
            <text:p>73,985</text:p>
          </table:table-cell>
          <table:table-cell table:style-name="ce38" office:value-type="float" office:value="37569" calcext:value-type="float">
            <text:p>37,569</text:p>
          </table:table-cell>
          <table:table-cell table:style-name="ce45" office:value-type="float" office:value="36416" calcext:value-type="float">
            <text:p>36,41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077" calcext:value-type="float">
            <text:p>42,077</text:p>
          </table:table-cell>
          <table:table-cell table:style-name="ce38" table:formula="of:=SUM([.D7:.E7])" office:value-type="float" office:value="117171" calcext:value-type="float">
            <text:p>117,171</text:p>
          </table:table-cell>
          <table:table-cell table:style-name="ce38" office:value-type="float" office:value="56546" calcext:value-type="float">
            <text:p>56,546</text:p>
          </table:table-cell>
          <table:table-cell table:style-name="ce45" office:value-type="float" office:value="60625" calcext:value-type="float">
            <text:p>60,6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258" calcext:value-type="float">
            <text:p>40,258</text:p>
          </table:table-cell>
          <table:table-cell table:style-name="ce38" table:formula="of:=SUM([.D8:.E8])" office:value-type="float" office:value="111621" calcext:value-type="float">
            <text:p>111,621</text:p>
          </table:table-cell>
          <table:table-cell table:style-name="ce38" office:value-type="float" office:value="54402" calcext:value-type="float">
            <text:p>54,402</text:p>
          </table:table-cell>
          <table:table-cell table:style-name="ce45" office:value-type="float" office:value="57219" calcext:value-type="float">
            <text:p>57,21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152" calcext:value-type="float">
            <text:p>54,152</text:p>
          </table:table-cell>
          <table:table-cell table:style-name="ce38" table:formula="of:=SUM([.D9:.E9])" office:value-type="float" office:value="147688" calcext:value-type="float">
            <text:p>147,688</text:p>
          </table:table-cell>
          <table:table-cell table:style-name="ce38" office:value-type="float" office:value="71941" calcext:value-type="float">
            <text:p>71,941</text:p>
          </table:table-cell>
          <table:table-cell table:style-name="ce45" office:value-type="float" office:value="75747" calcext:value-type="float">
            <text:p>75,7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195" calcext:value-type="float">
            <text:p>69,195</text:p>
          </table:table-cell>
          <table:table-cell table:style-name="ce38" table:formula="of:=SUM([.D10:.E10])" office:value-type="float" office:value="201045" calcext:value-type="float">
            <text:p>201,045</text:p>
          </table:table-cell>
          <table:table-cell table:style-name="ce38" office:value-type="float" office:value="98154" calcext:value-type="float">
            <text:p>98,154</text:p>
          </table:table-cell>
          <table:table-cell table:style-name="ce45" office:value-type="float" office:value="102891" calcext:value-type="float">
            <text:p>102,89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058" calcext:value-type="float">
            <text:p>50,058</text:p>
          </table:table-cell>
          <table:table-cell table:style-name="ce38" table:formula="of:=SUM([.D11:.E11])" office:value-type="float" office:value="148027" calcext:value-type="float">
            <text:p>148,027</text:p>
          </table:table-cell>
          <table:table-cell table:style-name="ce38" office:value-type="float" office:value="71632" calcext:value-type="float">
            <text:p>71,632</text:p>
          </table:table-cell>
          <table:table-cell table:style-name="ce45" office:value-type="float" office:value="76395" calcext:value-type="float">
            <text:p>76,39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755" calcext:value-type="float">
            <text:p>79,755</text:p>
          </table:table-cell>
          <table:table-cell table:style-name="ce39" table:formula="of:=SUM([.D12:.E12])" office:value-type="float" office:value="241716" calcext:value-type="float">
            <text:p>241,716</text:p>
          </table:table-cell>
          <table:table-cell table:style-name="ce39" office:value-type="float" office:value="117818" calcext:value-type="float">
            <text:p>117,818</text:p>
          </table:table-cell>
          <table:table-cell table:style-name="ce52" office:value-type="float" office:value="123898" calcext:value-type="float">
            <text:p>123,89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3178" calcext:value-type="float">
            <text:p>93,178</text:p>
          </table:table-cell>
          <table:table-cell table:style-name="ce44" table:formula="of:=SUM([.C5:.C6])" office:value-type="float" office:value="274064" calcext:value-type="float">
            <text:p>274,064</text:p>
          </table:table-cell>
          <table:table-cell table:style-name="ce38" table:formula="of:=SUM([.D5:.D6])" office:value-type="float" office:value="135418" calcext:value-type="float">
            <text:p>135,418</text:p>
          </table:table-cell>
          <table:table-cell table:style-name="ce45" table:formula="of:=SUM([.E5:.E6])" office:value-type="float" office:value="138646" calcext:value-type="float">
            <text:p>138,6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146" calcext:value-type="float">
            <text:p>44,146</text:p>
          </table:table-cell>
          <table:table-cell table:style-name="ce38" table:formula="of:=SUM([.D5:.E5])" office:value-type="float" office:value="128499" calcext:value-type="float">
            <text:p>128,499</text:p>
          </table:table-cell>
          <table:table-cell table:style-name="ce38" office:value-type="float" office:value="62958" calcext:value-type="float">
            <text:p>62,958</text:p>
          </table:table-cell>
          <table:table-cell table:style-name="ce37" office:value-type="float" office:value="65541" calcext:value-type="float">
            <text:p>65,5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032" calcext:value-type="float">
            <text:p>49,032</text:p>
          </table:table-cell>
          <table:table-cell table:style-name="ce39" table:formula="of:=SUM([.D6:.E6])" office:value-type="float" office:value="145565" calcext:value-type="float">
            <text:p>145,565</text:p>
          </table:table-cell>
          <table:table-cell table:style-name="ce39" office:value-type="float" office:value="72460" calcext:value-type="float">
            <text:p>72,460</text:p>
          </table:table-cell>
          <table:table-cell table:style-name="ce52" office:value-type="float" office:value="73105" calcext:value-type="float">
            <text:p>73,10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1735" calcext:value-type="float">
            <text:p>261,735</text:p>
          </table:table-cell>
          <table:table-cell table:style-name="ce44" table:formula="of:=SUM([.C5:.C10])" office:value-type="float" office:value="768352" calcext:value-type="float">
            <text:p>768,352</text:p>
          </table:table-cell>
          <table:table-cell table:style-name="ce38" table:formula="of:=SUM([.D5:.D10])" office:value-type="float" office:value="381519" calcext:value-type="float">
            <text:p>381,519</text:p>
          </table:table-cell>
          <table:table-cell table:style-name="ce45" table:formula="of:=SUM([.E5:.E10])" office:value-type="float" office:value="386833" calcext:value-type="float">
            <text:p>386,8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277" calcext:value-type="float">
            <text:p>69,277</text:p>
          </table:table-cell>
          <table:table-cell table:style-name="ce38" table:formula="of:=SUM([.D5:.E5])" office:value-type="float" office:value="194300" calcext:value-type="float">
            <text:p>194,300</text:p>
          </table:table-cell>
          <table:table-cell table:style-name="ce38" office:value-type="float" office:value="94487" calcext:value-type="float">
            <text:p>94,487</text:p>
          </table:table-cell>
          <table:table-cell table:style-name="ce37" office:value-type="float" office:value="99813" calcext:value-type="float">
            <text:p>99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360" calcext:value-type="float">
            <text:p>42,360</text:p>
          </table:table-cell>
          <table:table-cell table:style-name="ce38" table:formula="of:=SUM([.D6:.E6])" office:value-type="float" office:value="127513" calcext:value-type="float">
            <text:p>127,513</text:p>
          </table:table-cell>
          <table:table-cell table:style-name="ce38" office:value-type="float" office:value="64180" calcext:value-type="float">
            <text:p>64,180</text:p>
          </table:table-cell>
          <table:table-cell table:style-name="ce37" office:value-type="float" office:value="63333" calcext:value-type="float">
            <text:p>63,3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311" calcext:value-type="float">
            <text:p>46,311</text:p>
          </table:table-cell>
          <table:table-cell table:style-name="ce38" table:formula="of:=SUM([.D7:.E7])" office:value-type="float" office:value="129943" calcext:value-type="float">
            <text:p>129,943</text:p>
          </table:table-cell>
          <table:table-cell table:style-name="ce38" office:value-type="float" office:value="64438" calcext:value-type="float">
            <text:p>64,438</text:p>
          </table:table-cell>
          <table:table-cell table:style-name="ce37" office:value-type="float" office:value="65505" calcext:value-type="float">
            <text:p>65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128" calcext:value-type="float">
            <text:p>52,128</text:p>
          </table:table-cell>
          <table:table-cell table:style-name="ce38" table:formula="of:=SUM([.D8:.E8])" office:value-type="float" office:value="175536" calcext:value-type="float">
            <text:p>175,536</text:p>
          </table:table-cell>
          <table:table-cell table:style-name="ce38" office:value-type="float" office:value="89605" calcext:value-type="float">
            <text:p>89,605</text:p>
          </table:table-cell>
          <table:table-cell table:style-name="ce37" office:value-type="float" office:value="85931" calcext:value-type="float">
            <text:p>85,9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916" calcext:value-type="float">
            <text:p>21,916</text:p>
          </table:table-cell>
          <table:table-cell table:style-name="ce38" table:formula="of:=SUM([.D9:.E9])" office:value-type="float" office:value="60495" calcext:value-type="float">
            <text:p>60,495</text:p>
          </table:table-cell>
          <table:table-cell table:style-name="ce38" office:value-type="float" office:value="29027" calcext:value-type="float">
            <text:p>29,027</text:p>
          </table:table-cell>
          <table:table-cell table:style-name="ce37" office:value-type="float" office:value="31468" calcext:value-type="float">
            <text:p>31,46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43" calcext:value-type="float">
            <text:p>29,743</text:p>
          </table:table-cell>
          <table:table-cell table:style-name="ce39" table:formula="of:=SUM([.D10:.E10])" office:value-type="float" office:value="80565" calcext:value-type="float">
            <text:p>80,565</text:p>
          </table:table-cell>
          <table:table-cell table:style-name="ce39" office:value-type="float" office:value="39782" calcext:value-type="float">
            <text:p>39,782</text:p>
          </table:table-cell>
          <table:table-cell table:style-name="ce52" office:value-type="float" office:value="40783" calcext:value-type="float">
            <text:p>40,783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8604" calcext:value-type="float">
            <text:p>958,604</text:p>
          </table:table-cell>
          <table:table-cell table:style-name="ce44" table:formula="of:=SUM([.C5:.C16])" office:value-type="float" office:value="2622125" calcext:value-type="float">
            <text:p>2,622,125</text:p>
          </table:table-cell>
          <table:table-cell table:style-name="ce44" table:formula="of:=SUM([.D5:.D16])" office:value-type="float" office:value="1270978" calcext:value-type="float">
            <text:p>1,270,978</text:p>
          </table:table-cell>
          <table:table-cell table:style-name="ce44" table:formula="of:=SUM([.E5:.E16])" office:value-type="float" office:value="1351147" calcext:value-type="float">
            <text:p>1,351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88" calcext:value-type="float">
            <text:p>76,688</text:p>
          </table:table-cell>
          <table:table-cell table:style-name="ce38" table:formula="of:=SUM([.D5:.E5])" office:value-type="float" office:value="209884" calcext:value-type="float">
            <text:p>209,884</text:p>
          </table:table-cell>
          <table:table-cell table:style-name="ce38" office:value-type="float" office:value="99617" calcext:value-type="float">
            <text:p>99,617</text:p>
          </table:table-cell>
          <table:table-cell table:style-name="ce37" office:value-type="float" office:value="110267" calcext:value-type="float">
            <text:p>110,2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5076" calcext:value-type="float">
            <text:p>85,076</text:p>
          </table:table-cell>
          <table:table-cell table:style-name="ce38" table:formula="of:=SUM([.D6:.E6])" office:value-type="float" office:value="227706" calcext:value-type="float">
            <text:p>227,706</text:p>
          </table:table-cell>
          <table:table-cell table:style-name="ce38" office:value-type="float" office:value="110413" calcext:value-type="float">
            <text:p>110,413</text:p>
          </table:table-cell>
          <table:table-cell table:style-name="ce37" office:value-type="float" office:value="117293" calcext:value-type="float">
            <text:p>117,2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258" calcext:value-type="float">
            <text:p>115,258</text:p>
          </table:table-cell>
          <table:table-cell table:style-name="ce38" table:formula="of:=SUM([.D7:.E7])" office:value-type="float" office:value="313508" calcext:value-type="float">
            <text:p>313,508</text:p>
          </table:table-cell>
          <table:table-cell table:style-name="ce38" office:value-type="float" office:value="148223" calcext:value-type="float">
            <text:p>148,223</text:p>
          </table:table-cell>
          <table:table-cell table:style-name="ce37" office:value-type="float" office:value="165285" calcext:value-type="float">
            <text:p>165,2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763" calcext:value-type="float">
            <text:p>88,763</text:p>
          </table:table-cell>
          <table:table-cell table:style-name="ce38" table:formula="of:=SUM([.D8:.E8])" office:value-type="float" office:value="218675" calcext:value-type="float">
            <text:p>218,675</text:p>
          </table:table-cell>
          <table:table-cell table:style-name="ce38" office:value-type="float" office:value="103621" calcext:value-type="float">
            <text:p>103,621</text:p>
          </table:table-cell>
          <table:table-cell table:style-name="ce37" office:value-type="float" office:value="115054" calcext:value-type="float">
            <text:p>115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727" calcext:value-type="float">
            <text:p>60,727</text:p>
          </table:table-cell>
          <table:table-cell table:style-name="ce38" table:formula="of:=SUM([.D9:.E9])" office:value-type="float" office:value="159261" calcext:value-type="float">
            <text:p>159,261</text:p>
          </table:table-cell>
          <table:table-cell table:style-name="ce38" office:value-type="float" office:value="77086" calcext:value-type="float">
            <text:p>77,086</text:p>
          </table:table-cell>
          <table:table-cell table:style-name="ce37" office:value-type="float" office:value="82175" calcext:value-type="float">
            <text:p>82,1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938" calcext:value-type="float">
            <text:p>45,938</text:p>
          </table:table-cell>
          <table:table-cell table:style-name="ce38" table:formula="of:=SUM([.D10:.E10])" office:value-type="float" office:value="124760" calcext:value-type="float">
            <text:p>124,760</text:p>
          </table:table-cell>
          <table:table-cell table:style-name="ce38" office:value-type="float" office:value="61788" calcext:value-type="float">
            <text:p>61,788</text:p>
          </table:table-cell>
          <table:table-cell table:style-name="ce37" office:value-type="float" office:value="62972" calcext:value-type="float">
            <text:p>62,9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82" calcext:value-type="float">
            <text:p>72,782</text:p>
          </table:table-cell>
          <table:table-cell table:style-name="ce38" table:formula="of:=SUM([.D11:.E11])" office:value-type="float" office:value="190374" calcext:value-type="float">
            <text:p>190,374</text:p>
          </table:table-cell>
          <table:table-cell table:style-name="ce38" office:value-type="float" office:value="95780" calcext:value-type="float">
            <text:p>95,780</text:p>
          </table:table-cell>
          <table:table-cell table:style-name="ce37" office:value-type="float" office:value="94594" calcext:value-type="float">
            <text:p>94,5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785" calcext:value-type="float">
            <text:p>94,785</text:p>
          </table:table-cell>
          <table:table-cell table:style-name="ce38" table:formula="of:=SUM([.D12:.E12])" office:value-type="float" office:value="261825" calcext:value-type="float">
            <text:p>261,825</text:p>
          </table:table-cell>
          <table:table-cell table:style-name="ce38" office:value-type="float" office:value="127528" calcext:value-type="float">
            <text:p>127,528</text:p>
          </table:table-cell>
          <table:table-cell table:style-name="ce37" office:value-type="float" office:value="134297" calcext:value-type="float">
            <text:p>134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230" calcext:value-type="float">
            <text:p>40,230</text:p>
          </table:table-cell>
          <table:table-cell table:style-name="ce38" table:formula="of:=SUM([.D13:.E13])" office:value-type="float" office:value="113713" calcext:value-type="float">
            <text:p>113,713</text:p>
          </table:table-cell>
          <table:table-cell table:style-name="ce38" office:value-type="float" office:value="56407" calcext:value-type="float">
            <text:p>56,407</text:p>
          </table:table-cell>
          <table:table-cell table:style-name="ce37" office:value-type="float" office:value="57306" calcext:value-type="float">
            <text:p>57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795" calcext:value-type="float">
            <text:p>92,795</text:p>
          </table:table-cell>
          <table:table-cell table:style-name="ce38" table:formula="of:=SUM([.D14:.E14])" office:value-type="float" office:value="266762" calcext:value-type="float">
            <text:p>266,762</text:p>
          </table:table-cell>
          <table:table-cell table:style-name="ce38" office:value-type="float" office:value="129241" calcext:value-type="float">
            <text:p>129,241</text:p>
          </table:table-cell>
          <table:table-cell table:style-name="ce37" office:value-type="float" office:value="137521" calcext:value-type="float">
            <text:p>137,5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284" calcext:value-type="float">
            <text:p>98,284</text:p>
          </table:table-cell>
          <table:table-cell table:style-name="ce38" table:formula="of:=SUM([.D15:.E15])" office:value-type="float" office:value="285945" calcext:value-type="float">
            <text:p>285,945</text:p>
          </table:table-cell>
          <table:table-cell table:style-name="ce38" office:value-type="float" office:value="139671" calcext:value-type="float">
            <text:p>139,671</text:p>
          </table:table-cell>
          <table:table-cell table:style-name="ce37" office:value-type="float" office:value="146274" calcext:value-type="float">
            <text:p>146,27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278" calcext:value-type="float">
            <text:p>87,278</text:p>
          </table:table-cell>
          <table:table-cell table:style-name="ce39" table:formula="of:=SUM([.D16:.E16])" office:value-type="float" office:value="249712" calcext:value-type="float">
            <text:p>249,712</text:p>
          </table:table-cell>
          <table:table-cell table:style-name="ce39" office:value-type="float" office:value="121603" calcext:value-type="float">
            <text:p>121,603</text:p>
          </table:table-cell>
          <table:table-cell table:style-name="ce52" office:value-type="float" office:value="128109" calcext:value-type="float">
            <text:p>128,10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71108" calcext:value-type="float">
            <text:p>571,108</text:p>
          </table:table-cell>
          <table:table-cell table:style-name="ce44" table:formula="of:=SUM([.C5:.C15])" office:value-type="float" office:value="1524996" calcext:value-type="float">
            <text:p>1,524,996</text:p>
          </table:table-cell>
          <table:table-cell table:style-name="ce38" table:formula="of:=SUM([.D5:.D15])" office:value-type="float" office:value="757086" calcext:value-type="float">
            <text:p>757,086</text:p>
          </table:table-cell>
          <table:table-cell table:style-name="ce45" table:formula="of:=SUM([.E5:.E15])" office:value-type="float" office:value="767910" calcext:value-type="float">
            <text:p>767,9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13" calcext:value-type="float">
            <text:p>11,213</text:p>
          </table:table-cell>
          <table:table-cell table:style-name="ce38" table:formula="of:=SUM([.D5:.E5])" office:value-type="float" office:value="28106" calcext:value-type="float">
            <text:p>28,106</text:p>
          </table:table-cell>
          <table:table-cell table:style-name="ce38" office:value-type="float" office:value="14238" calcext:value-type="float">
            <text:p>14,238</text:p>
          </table:table-cell>
          <table:table-cell table:style-name="ce37" office:value-type="float" office:value="13868" calcext:value-type="float">
            <text:p>13,8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8518" calcext:value-type="float">
            <text:p>48,518</text:p>
          </table:table-cell>
          <table:table-cell table:style-name="ce38" table:formula="of:=SUM([.D6:.E6])" office:value-type="float" office:value="125348" calcext:value-type="float">
            <text:p>125,348</text:p>
          </table:table-cell>
          <table:table-cell table:style-name="ce38" office:value-type="float" office:value="62014" calcext:value-type="float">
            <text:p>62,014</text:p>
          </table:table-cell>
          <table:table-cell table:style-name="ce37" office:value-type="float" office:value="63334" calcext:value-type="float">
            <text:p>63,3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476" calcext:value-type="float">
            <text:p>71,476</text:p>
          </table:table-cell>
          <table:table-cell table:style-name="ce38" table:formula="of:=SUM([.D7:.E7])" office:value-type="float" office:value="188503" calcext:value-type="float">
            <text:p>188,503</text:p>
          </table:table-cell>
          <table:table-cell table:style-name="ce38" office:value-type="float" office:value="93522" calcext:value-type="float">
            <text:p>93,522</text:p>
          </table:table-cell>
          <table:table-cell table:style-name="ce37" office:value-type="float" office:value="94981" calcext:value-type="float">
            <text:p>94,9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805" calcext:value-type="float">
            <text:p>59,805</text:p>
          </table:table-cell>
          <table:table-cell table:style-name="ce38" table:formula="of:=SUM([.D8:.E8])" office:value-type="float" office:value="170352" calcext:value-type="float">
            <text:p>170,352</text:p>
          </table:table-cell>
          <table:table-cell table:style-name="ce38" office:value-type="float" office:value="84921" calcext:value-type="float">
            <text:p>84,921</text:p>
          </table:table-cell>
          <table:table-cell table:style-name="ce37" office:value-type="float" office:value="85431" calcext:value-type="float">
            <text:p>85,4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403" calcext:value-type="float">
            <text:p>128,403</text:p>
          </table:table-cell>
          <table:table-cell table:style-name="ce38" table:formula="of:=SUM([.D9:.E9])" office:value-type="float" office:value="355948" calcext:value-type="float">
            <text:p>355,948</text:p>
          </table:table-cell>
          <table:table-cell table:style-name="ce38" office:value-type="float" office:value="175178" calcext:value-type="float">
            <text:p>175,178</text:p>
          </table:table-cell>
          <table:table-cell table:style-name="ce37" office:value-type="float" office:value="180770" calcext:value-type="float">
            <text:p>180,7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53" calcext:value-type="float">
            <text:p>22,853</text:p>
          </table:table-cell>
          <table:table-cell table:style-name="ce38" table:formula="of:=SUM([.D10:.E10])" office:value-type="float" office:value="56736" calcext:value-type="float">
            <text:p>56,736</text:p>
          </table:table-cell>
          <table:table-cell table:style-name="ce38" office:value-type="float" office:value="27842" calcext:value-type="float">
            <text:p>27,842</text:p>
          </table:table-cell>
          <table:table-cell table:style-name="ce37" office:value-type="float" office:value="28894" calcext:value-type="float">
            <text:p>28,8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17" calcext:value-type="float">
            <text:p>12,517</text:p>
          </table:table-cell>
          <table:table-cell table:style-name="ce38" table:formula="of:=SUM([.D11:.E11])" office:value-type="float" office:value="29724" calcext:value-type="float">
            <text:p>29,724</text:p>
          </table:table-cell>
          <table:table-cell table:style-name="ce38" office:value-type="float" office:value="14579" calcext:value-type="float">
            <text:p>14,579</text:p>
          </table:table-cell>
          <table:table-cell table:style-name="ce37" office:value-type="float" office:value="15145" calcext:value-type="float">
            <text:p>15,1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515" calcext:value-type="float">
            <text:p>70,515</text:p>
          </table:table-cell>
          <table:table-cell table:style-name="ce38" table:formula="of:=SUM([.D12:.E12])" office:value-type="float" office:value="186790" calcext:value-type="float">
            <text:p>186,790</text:p>
          </table:table-cell>
          <table:table-cell table:style-name="ce38" office:value-type="float" office:value="91391" calcext:value-type="float">
            <text:p>91,391</text:p>
          </table:table-cell>
          <table:table-cell table:style-name="ce37" office:value-type="float" office:value="95399" calcext:value-type="float">
            <text:p>95,3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454" calcext:value-type="float">
            <text:p>74,454</text:p>
          </table:table-cell>
          <table:table-cell table:style-name="ce38" table:formula="of:=SUM([.D13:.E13])" office:value-type="float" office:value="200670" calcext:value-type="float">
            <text:p>200,670</text:p>
          </table:table-cell>
          <table:table-cell table:style-name="ce38" office:value-type="float" office:value="100479" calcext:value-type="float">
            <text:p>100,479</text:p>
          </table:table-cell>
          <table:table-cell table:style-name="ce37" office:value-type="float" office:value="100191" calcext:value-type="float">
            <text:p>100,1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732" calcext:value-type="float">
            <text:p>10,732</text:p>
          </table:table-cell>
          <table:table-cell table:style-name="ce38" table:formula="of:=SUM([.D14:.E14])" office:value-type="float" office:value="29906" calcext:value-type="float">
            <text:p>29,906</text:p>
          </table:table-cell>
          <table:table-cell table:style-name="ce38" office:value-type="float" office:value="15594" calcext:value-type="float">
            <text:p>15,594</text:p>
          </table:table-cell>
          <table:table-cell table:style-name="ce37" office:value-type="float" office:value="14312" calcext:value-type="float">
            <text:p>14,31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622" calcext:value-type="float">
            <text:p>60,622</text:p>
          </table:table-cell>
          <table:table-cell table:style-name="ce39" table:formula="of:=SUM([.D15:.E15])" office:value-type="float" office:value="152913" calcext:value-type="float">
            <text:p>152,913</text:p>
          </table:table-cell>
          <table:table-cell table:style-name="ce39" office:value-type="float" office:value="77328" calcext:value-type="float">
            <text:p>77,328</text:p>
          </table:table-cell>
          <table:table-cell table:style-name="ce52" office:value-type="float" office:value="75585" calcext:value-type="float">
            <text:p>75,58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902" calcext:value-type="float">
            <text:p>29,902</text:p>
          </table:table-cell>
          <table:table-cell table:style-name="ce44" table:formula="of:=SUM([.C5:.C10])" office:value-type="float" office:value="84108" calcext:value-type="float">
            <text:p>84,108</text:p>
          </table:table-cell>
          <table:table-cell table:style-name="ce38" table:formula="of:=SUM([.D5:.D10])" office:value-type="float" office:value="44456" calcext:value-type="float">
            <text:p>44,456</text:p>
          </table:table-cell>
          <table:table-cell table:style-name="ce45" table:formula="of:=SUM([.E5:.E10])" office:value-type="float" office:value="39652" calcext:value-type="float">
            <text:p>39,6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144" calcext:value-type="float">
            <text:p>10,144</text:p>
          </table:table-cell>
          <table:table-cell table:style-name="ce38" table:formula="of:=SUM([.D5:.E5])" office:value-type="float" office:value="28707" calcext:value-type="float">
            <text:p>28,707</text:p>
          </table:table-cell>
          <table:table-cell table:style-name="ce38" office:value-type="float" office:value="15119" calcext:value-type="float">
            <text:p>15,119</text:p>
          </table:table-cell>
          <table:table-cell table:style-name="ce37" office:value-type="float" office:value="13588" calcext:value-type="float">
            <text:p>13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649" calcext:value-type="float">
            <text:p>6,649</text:p>
          </table:table-cell>
          <table:table-cell table:style-name="ce38" table:formula="of:=SUM([.D6:.E6])" office:value-type="float" office:value="18612" calcext:value-type="float">
            <text:p>18,612</text:p>
          </table:table-cell>
          <table:table-cell table:style-name="ce38" office:value-type="float" office:value="9854" calcext:value-type="float">
            <text:p>9,854</text:p>
          </table:table-cell>
          <table:table-cell table:style-name="ce37" office:value-type="float" office:value="8758" calcext:value-type="float">
            <text:p>8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8" table:formula="of:=SUM([.D7:.E7])" office:value-type="float" office:value="13469" calcext:value-type="float">
            <text:p>13,469</text:p>
          </table:table-cell>
          <table:table-cell table:style-name="ce38" office:value-type="float" office:value="7052" calcext:value-type="float">
            <text:p>7,052</text:p>
          </table:table-cell>
          <table:table-cell table:style-name="ce37" office:value-type="float" office:value="6417" calcext:value-type="float">
            <text:p>6,4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8" table:formula="of:=SUM([.D8:.E8])" office:value-type="float" office:value="15482" calcext:value-type="float">
            <text:p>15,482</text:p>
          </table:table-cell>
          <table:table-cell table:style-name="ce38" office:value-type="float" office:value="8322" calcext:value-type="float">
            <text:p>8,322</text:p>
          </table:table-cell>
          <table:table-cell table:style-name="ce37" office:value-type="float" office:value="7160" calcext:value-type="float">
            <text:p>7,1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8" table:formula="of:=SUM([.D9:.E9])" office:value-type="float" office:value="7394" calcext:value-type="float">
            <text:p>7,394</text:p>
          </table:table-cell>
          <table:table-cell table:style-name="ce38" office:value-type="float" office:value="3878" calcext:value-type="float">
            <text:p>3,878</text:p>
          </table:table-cell>
          <table:table-cell table:style-name="ce37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5" calcext:value-type="float">
            <text:p>135</text:p>
          </table:table-cell>
          <table:table-cell table:style-name="ce39" table:formula="of:=SUM([.D10:.E10])" office:value-type="float" office:value="444" calcext:value-type="float">
            <text:p>444</text:p>
          </table:table-cell>
          <table:table-cell table:style-name="ce39" office:value-type="float" office:value="231" calcext:value-type="float">
            <text:p>231</text:p>
          </table:table-cell>
          <table:table-cell table:style-name="ce52" office:value-type="float" office:value="213" calcext:value-type="float">
            <text:p>21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11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57" calcext:value-type="float">
            <text:p>1,957</text:p>
          </table:table-cell>
          <table:table-cell table:style-name="ce44" table:formula="of:=SUM([.C5:.C8])" office:value-type="float" office:value="9807" calcext:value-type="float">
            <text:p>9,807</text:p>
          </table:table-cell>
          <table:table-cell table:style-name="ce38" table:formula="of:=SUM([.D5:.D8])" office:value-type="float" office:value="5687" calcext:value-type="float">
            <text:p>5,687</text:p>
          </table:table-cell>
          <table:table-cell table:style-name="ce45" table:formula="of:=SUM([.E5:.E8])" office:value-type="float" office:value="4120" calcext:value-type="float">
            <text:p>4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8" table:formula="of:=SUM([.D5:.E5])" office:value-type="float" office:value="5851" calcext:value-type="float">
            <text:p>5,851</text:p>
          </table:table-cell>
          <table:table-cell table:style-name="ce38" office:value-type="float" office:value="3373" calcext:value-type="float">
            <text:p>3,373</text:p>
          </table:table-cell>
          <table:table-cell table:style-name="ce37" office:value-type="float" office:value="2478" calcext:value-type="float">
            <text:p>2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2" calcext:value-type="float">
            <text:p>372</text:p>
          </table:table-cell>
          <table:table-cell table:style-name="ce38" table:formula="of:=SUM([.D6:.E6])" office:value-type="float" office:value="1762" calcext:value-type="float">
            <text:p>1,762</text:p>
          </table:table-cell>
          <table:table-cell table:style-name="ce38" office:value-type="float" office:value="1027" calcext:value-type="float">
            <text:p>1,027</text:p>
          </table:table-cell>
          <table:table-cell table:style-name="ce37" office:value-type="float" office:value="735" calcext:value-type="float">
            <text:p>7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1" calcext:value-type="float">
            <text:p>231</text:p>
          </table:table-cell>
          <table:table-cell table:style-name="ce38" table:formula="of:=SUM([.D7:.E7])" office:value-type="float" office:value="1187" calcext:value-type="float">
            <text:p>1,187</text:p>
          </table:table-cell>
          <table:table-cell table:style-name="ce38" office:value-type="float" office:value="694" calcext:value-type="float">
            <text:p>694</text:p>
          </table:table-cell>
          <table:table-cell table:style-name="ce37" office:value-type="float" office:value="493" calcext:value-type="float">
            <text:p>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9" calcext:value-type="float">
            <text:p>249</text:p>
          </table:table-cell>
          <table:table-cell table:style-name="ce39" table:formula="of:=SUM([.D8:.E8])" office:value-type="float" office:value="1007" calcext:value-type="float">
            <text:p>1,007</text:p>
          </table:table-cell>
          <table:table-cell table:style-name="ce39" office:value-type="float" office:value="593" calcext:value-type="float">
            <text:p>593</text:p>
          </table:table-cell>
          <table:table-cell table:style-name="ce52" office:value-type="float" office:value="414" calcext:value-type="float">
            <text:p>41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8-12-05T22:37:29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